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6_2021fullplots" table:style-name="ta1">
        <table:shapes>
          <draw:frame draw:z-index="0" draw:style-name="gr1" draw:text-style-name="P1" svg:width="7.7925in" svg:height="3.5429in" svg:x="8.7988in" svg:y="1.0669in">
            <draw:object draw:notify-on-update-of-ranges="rewardlist_10_06_2021fullplots.A2:rewardlist_10_06_2021fullplots.A2 rewardlist_10_06_2021fullplots.A3:rewardlist_10_06_2021fullplots.A1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10-4-2021 End-of-Episode Rewards (50 ep rolling avg), &#10;Peg in Hole w/ Large Chamfer" draw:style-name="gr1" draw:text-style-name="P1" svg:width="6.5992in" svg:height="3.5453in" svg:x="8.6287in" svg:y="5.0299in">
            <draw:object draw:notify-on-update-of-ranges="rewardlist_10_06_2021fullplots.C3:rewardlist_10_06_2021fullplots.C1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63514897776842" calcext:value-type="float">
            <text:p>-1.63514897776842</text:p>
          </table:table-cell>
          <table:table-cell/>
          <table:table-cell office:value-type="float" office:value="-1.63514897776842" calcext:value-type="float">
            <text:p>-1.63514897776842</text:p>
          </table:table-cell>
        </table:table-row>
        <table:table-row table:style-name="ro1">
          <table:table-cell office:value-type="float" office:value="-1.84911920817792" calcext:value-type="float">
            <text:p>-1.84911920817792</text:p>
          </table:table-cell>
          <table:table-cell/>
          <table:table-cell office:value-type="float" office:value="-1.74213409297317" calcext:value-type="float">
            <text:p>-1.74213409297317</text:p>
          </table:table-cell>
        </table:table-row>
        <table:table-row table:style-name="ro1">
          <table:table-cell office:value-type="float" office:value="-1.77064284569919" calcext:value-type="float">
            <text:p>-1.77064284569919</text:p>
          </table:table-cell>
          <table:table-cell/>
          <table:table-cell office:value-type="float" office:value="-1.75163701054851" calcext:value-type="float">
            <text:p>-1.75163701054851</text:p>
          </table:table-cell>
        </table:table-row>
        <table:table-row table:style-name="ro1">
          <table:table-cell office:value-type="float" office:value="-1.68041919924915" calcext:value-type="float">
            <text:p>-1.68041919924915</text:p>
          </table:table-cell>
          <table:table-cell/>
          <table:table-cell office:value-type="float" office:value="-1.73383255772367" calcext:value-type="float">
            <text:p>-1.73383255772367</text:p>
          </table:table-cell>
        </table:table-row>
        <table:table-row table:style-name="ro1">
          <table:table-cell office:value-type="float" office:value="-1.68850924349427" calcext:value-type="float">
            <text:p>-1.68850924349427</text:p>
          </table:table-cell>
          <table:table-cell/>
          <table:table-cell office:value-type="float" office:value="-1.72476789487779" calcext:value-type="float">
            <text:p>-1.72476789487779</text:p>
          </table:table-cell>
        </table:table-row>
        <table:table-row table:style-name="ro1">
          <table:table-cell office:value-type="float" office:value="-1.81098864140809" calcext:value-type="float">
            <text:p>-1.81098864140809</text:p>
          </table:table-cell>
          <table:table-cell/>
          <table:table-cell office:value-type="float" office:value="-1.73913801929951" calcext:value-type="float">
            <text:p>-1.73913801929951</text:p>
          </table:table-cell>
        </table:table-row>
        <table:table-row table:style-name="ro1">
          <table:table-cell office:value-type="float" office:value="-1.76328612671196" calcext:value-type="float">
            <text:p>-1.76328612671196</text:p>
          </table:table-cell>
          <table:table-cell/>
          <table:table-cell office:value-type="float" office:value="-1.74258774892986" calcext:value-type="float">
            <text:p>-1.74258774892986</text:p>
          </table:table-cell>
        </table:table-row>
        <table:table-row table:style-name="ro1">
          <table:table-cell office:value-type="float" office:value="-1.65494406645" calcext:value-type="float">
            <text:p>-1.65494406645</text:p>
          </table:table-cell>
          <table:table-cell/>
          <table:table-cell office:value-type="float" office:value="-1.73163228861988" calcext:value-type="float">
            <text:p>-1.73163228861988</text:p>
          </table:table-cell>
        </table:table-row>
        <table:table-row table:style-name="ro1">
          <table:table-cell office:value-type="float" office:value="-1.63739588635862" calcext:value-type="float">
            <text:p>-1.63739588635862</text:p>
          </table:table-cell>
          <table:table-cell/>
          <table:table-cell office:value-type="float" office:value="-1.72116157725751" calcext:value-type="float">
            <text:p>-1.72116157725751</text:p>
          </table:table-cell>
        </table:table-row>
        <table:table-row table:style-name="ro1">
          <table:table-cell office:value-type="float" office:value="-1.72836224462986" calcext:value-type="float">
            <text:p>-1.72836224462986</text:p>
          </table:table-cell>
          <table:table-cell/>
          <table:table-cell office:value-type="float" office:value="-1.72188164399475" calcext:value-type="float">
            <text:p>-1.72188164399475</text:p>
          </table:table-cell>
        </table:table-row>
        <table:table-row table:style-name="ro1">
          <table:table-cell office:value-type="float" office:value="-1.73225414843857" calcext:value-type="float">
            <text:p>-1.73225414843857</text:p>
          </table:table-cell>
          <table:table-cell/>
          <table:table-cell office:value-type="float" office:value="-1.72282459894419" calcext:value-type="float">
            <text:p>-1.72282459894419</text:p>
          </table:table-cell>
        </table:table-row>
        <table:table-row table:style-name="ro1">
          <table:table-cell office:value-type="float" office:value="-1.86598568910956" calcext:value-type="float">
            <text:p>-1.86598568910956</text:p>
          </table:table-cell>
          <table:table-cell/>
          <table:table-cell office:value-type="float" office:value="-1.7347546897913" calcext:value-type="float">
            <text:p>-1.7347546897913</text:p>
          </table:table-cell>
        </table:table-row>
        <table:table-row table:style-name="ro1">
          <table:table-cell office:value-type="float" office:value="-1.81908455225527" calcext:value-type="float">
            <text:p>-1.81908455225527</text:p>
          </table:table-cell>
          <table:table-cell/>
          <table:table-cell office:value-type="float" office:value="-1.74124160228853" calcext:value-type="float">
            <text:p>-1.74124160228853</text:p>
          </table:table-cell>
        </table:table-row>
        <table:table-row table:style-name="ro1">
          <table:table-cell office:value-type="float" office:value="-1.79951474109292" calcext:value-type="float">
            <text:p>-1.79951474109292</text:p>
          </table:table-cell>
          <table:table-cell/>
          <table:table-cell office:value-type="float" office:value="-1.74540396934599" calcext:value-type="float">
            <text:p>-1.74540396934599</text:p>
          </table:table-cell>
        </table:table-row>
        <table:table-row table:style-name="ro1">
          <table:table-cell office:value-type="float" office:value="-1.88042926338911" calcext:value-type="float">
            <text:p>-1.88042926338911</text:p>
          </table:table-cell>
          <table:table-cell/>
          <table:table-cell office:value-type="float" office:value="-1.75440565561553" calcext:value-type="float">
            <text:p>-1.75440565561553</text:p>
          </table:table-cell>
        </table:table-row>
        <table:table-row table:style-name="ro1">
          <table:table-cell office:value-type="float" office:value="-1.70413317810893" calcext:value-type="float">
            <text:p>-1.70413317810893</text:p>
          </table:table-cell>
          <table:table-cell/>
          <table:table-cell office:value-type="float" office:value="-1.75126362577137" calcext:value-type="float">
            <text:p>-1.75126362577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53060105954952" calcext:value-type="float">
            <text:p>-1.53060105954952</text:p>
          </table:table-cell>
        </table:table-row>
        <table:table-row table:style-name="ro1">
          <table:table-cell office:value-type="float" office:value="-1.63759535082877" calcext:value-type="float">
            <text:p>-1.63759535082877</text:p>
          </table:table-cell>
          <table:table-cell/>
          <table:table-cell office:value-type="float" office:value="-1.53654518684281" calcext:value-type="float">
            <text:p>-1.53654518684281</text:p>
          </table:table-cell>
        </table:table-row>
        <table:table-row table:style-name="ro1">
          <table:table-cell office:value-type="float" office:value="-1.78045532431007" calcext:value-type="float">
            <text:p>-1.78045532431007</text:p>
          </table:table-cell>
          <table:table-cell/>
          <table:table-cell office:value-type="float" office:value="-1.54938256249898" calcext:value-type="float">
            <text:p>-1.54938256249898</text:p>
          </table:table-cell>
        </table:table-row>
        <table:table-row table:style-name="ro1">
          <table:table-cell office:value-type="float" office:value="-1.64717668531835" calcext:value-type="float">
            <text:p>-1.64717668531835</text:p>
          </table:table-cell>
          <table:table-cell/>
          <table:table-cell office:value-type="float" office:value="-1.55427226863995" calcext:value-type="float">
            <text:p>-1.55427226863995</text:p>
          </table:table-cell>
        </table:table-row>
        <table:table-row table:style-name="ro1">
          <table:table-cell office:value-type="float" office:value="-1.82424129546881" calcext:value-type="float">
            <text:p>-1.82424129546881</text:p>
          </table:table-cell>
          <table:table-cell/>
          <table:table-cell office:value-type="float" office:value="-1.56712793658418" calcext:value-type="float">
            <text:p>-1.56712793658418</text:p>
          </table:table-cell>
        </table:table-row>
        <table:table-row table:style-name="ro1">
          <table:table-cell office:value-type="float" office:value="-1.78789065576494" calcext:value-type="float">
            <text:p>-1.78789065576494</text:p>
          </table:table-cell>
          <table:table-cell/>
          <table:table-cell office:value-type="float" office:value="-1.57716260563785" calcext:value-type="float">
            <text:p>-1.57716260563785</text:p>
          </table:table-cell>
        </table:table-row>
        <table:table-row table:style-name="ro1">
          <table:table-cell office:value-type="float" office:value="-1.80963228301108" calcext:value-type="float">
            <text:p>-1.80963228301108</text:p>
          </table:table-cell>
          <table:table-cell/>
          <table:table-cell office:value-type="float" office:value="-1.58726998291495" calcext:value-type="float">
            <text:p>-1.58726998291495</text:p>
          </table:table-cell>
        </table:table-row>
        <table:table-row table:style-name="ro1">
          <table:table-cell office:value-type="float" office:value="-1.83660809261799" calcext:value-type="float">
            <text:p>-1.83660809261799</text:p>
          </table:table-cell>
          <table:table-cell/>
          <table:table-cell office:value-type="float" office:value="-1.59765907081924" calcext:value-type="float">
            <text:p>-1.59765907081924</text:p>
          </table:table-cell>
        </table:table-row>
        <table:table-row table:style-name="ro1">
          <table:table-cell office:value-type="float" office:value="-1.95024886786342" calcext:value-type="float">
            <text:p>-1.95024886786342</text:p>
          </table:table-cell>
          <table:table-cell/>
          <table:table-cell office:value-type="float" office:value="-1.61176266270101" calcext:value-type="float">
            <text:p>-1.61176266270101</text:p>
          </table:table-cell>
        </table:table-row>
        <table:table-row table:style-name="ro1">
          <table:table-cell office:value-type="float" office:value="-1.87053347902894" calcext:value-type="float">
            <text:p>-1.87053347902894</text:p>
          </table:table-cell>
          <table:table-cell/>
          <table:table-cell office:value-type="float" office:value="-1.62171538640593" calcext:value-type="float">
            <text:p>-1.62171538640593</text:p>
          </table:table-cell>
        </table:table-row>
        <table:table-row table:style-name="ro1">
          <table:table-cell office:value-type="float" office:value="-1.8769926079005" calcext:value-type="float">
            <text:p>-1.8769926079005</text:p>
          </table:table-cell>
          <table:table-cell/>
          <table:table-cell office:value-type="float" office:value="-1.63117009831314" calcext:value-type="float">
            <text:p>-1.63117009831314</text:p>
          </table:table-cell>
        </table:table-row>
        <table:table-row table:style-name="ro1">
          <table:table-cell office:value-type="float" office:value="-1.74539181709886" calcext:value-type="float">
            <text:p>-1.74539181709886</text:p>
          </table:table-cell>
          <table:table-cell/>
          <table:table-cell office:value-type="float" office:value="-1.63524944541263" calcext:value-type="float">
            <text:p>-1.63524944541263</text:p>
          </table:table-cell>
        </table:table-row>
        <table:table-row table:style-name="ro1">
          <table:table-cell office:value-type="float" office:value="-1.90023139199316" calcext:value-type="float">
            <text:p>-1.90023139199316</text:p>
          </table:table-cell>
          <table:table-cell/>
          <table:table-cell office:value-type="float" office:value="-1.6443867539154" calcext:value-type="float">
            <text:p>-1.6443867539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52290719545156" calcext:value-type="float">
            <text:p>-1.52290719545156</text:p>
          </table:table-cell>
        </table:table-row>
        <table:table-row table:style-name="ro1">
          <table:table-cell office:value-type="float" office:value="-1.83997200224102" calcext:value-type="float">
            <text:p>-1.83997200224102</text:p>
          </table:table-cell>
          <table:table-cell/>
          <table:table-cell office:value-type="float" office:value="-1.53313509244477" calcext:value-type="float">
            <text:p>-1.53313509244477</text:p>
          </table:table-cell>
        </table:table-row>
        <table:table-row table:style-name="ro1">
          <table:table-cell office:value-type="float" office:value="-1.73747307763398" calcext:value-type="float">
            <text:p>-1.73747307763398</text:p>
          </table:table-cell>
          <table:table-cell/>
          <table:table-cell office:value-type="float" office:value="-1.53952065448193" calcext:value-type="float">
            <text:p>-1.53952065448193</text:p>
          </table:table-cell>
        </table:table-row>
        <table:table-row table:style-name="ro1">
          <table:table-cell office:value-type="float" office:value="-1.86192834712267" calcext:value-type="float">
            <text:p>-1.86192834712267</text:p>
          </table:table-cell>
          <table:table-cell/>
          <table:table-cell office:value-type="float" office:value="-1.54929058456195" calcext:value-type="float">
            <text:p>-1.54929058456195</text:p>
          </table:table-cell>
        </table:table-row>
        <table:table-row table:style-name="ro1">
          <table:table-cell office:value-type="float" office:value="-1.9328274063766" calcext:value-type="float">
            <text:p>-1.9328274063766</text:p>
          </table:table-cell>
          <table:table-cell/>
          <table:table-cell office:value-type="float" office:value="-1.56057107932121" calcext:value-type="float">
            <text:p>-1.56057107932121</text:p>
          </table:table-cell>
        </table:table-row>
        <table:table-row table:style-name="ro1">
          <table:table-cell office:value-type="float" office:value="-1.65319229907393" calcext:value-type="float">
            <text:p>-1.65319229907393</text:p>
          </table:table-cell>
          <table:table-cell/>
          <table:table-cell office:value-type="float" office:value="-1.56321739988557" calcext:value-type="float">
            <text:p>-1.56321739988557</text:p>
          </table:table-cell>
        </table:table-row>
        <table:table-row table:style-name="ro1">
          <table:table-cell office:value-type="float" office:value="-1.69113278793693" calcext:value-type="float">
            <text:p>-1.69113278793693</text:p>
          </table:table-cell>
          <table:table-cell/>
          <table:table-cell office:value-type="float" office:value="-1.56677060510922" calcext:value-type="float">
            <text:p>-1.56677060510922</text:p>
          </table:table-cell>
        </table:table-row>
        <table:table-row table:style-name="ro1">
          <table:table-cell office:value-type="float" office:value="-1.91967565787137" calcext:value-type="float">
            <text:p>-1.91967565787137</text:p>
          </table:table-cell>
          <table:table-cell/>
          <table:table-cell office:value-type="float" office:value="-1.5763085795082" calcext:value-type="float">
            <text:p>-1.5763085795082</text:p>
          </table:table-cell>
        </table:table-row>
        <table:table-row table:style-name="ro1">
          <table:table-cell office:value-type="float" office:value="-1.67389553775489" calcext:value-type="float">
            <text:p>-1.67389553775489</text:p>
          </table:table-cell>
          <table:table-cell/>
          <table:table-cell office:value-type="float" office:value="-1.57887665735679" calcext:value-type="float">
            <text:p>-1.57887665735679</text:p>
          </table:table-cell>
        </table:table-row>
        <table:table-row table:style-name="ro1">
          <table:table-cell office:value-type="float" office:value="-1.54374027770162" calcext:value-type="float">
            <text:p>-1.54374027770162</text:p>
          </table:table-cell>
          <table:table-cell/>
          <table:table-cell office:value-type="float" office:value="-1.57797572454512" calcext:value-type="float">
            <text:p>-1.57797572454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48852633143149" calcext:value-type="float">
            <text:p>-1.48852633143149</text:p>
          </table:table-cell>
        </table:table-row>
        <table:table-row table:style-name="ro1">
          <table:table-cell office:value-type="float" office:value="-1.50496438470483" calcext:value-type="float">
            <text:p>-1.50496438470483</text:p>
          </table:table-cell>
          <table:table-cell/>
          <table:table-cell office:value-type="float" office:value="-1.48892725956011" calcext:value-type="float">
            <text:p>-1.48892725956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40585756290392" calcext:value-type="float">
            <text:p>-1.40585756290392</text:p>
          </table:table-cell>
        </table:table-row>
        <table:table-row table:style-name="ro1">
          <table:table-cell office:value-type="float" office:value="-1.54516468868256" calcext:value-type="float">
            <text:p>-1.54516468868256</text:p>
          </table:table-cell>
          <table:table-cell/>
          <table:table-cell office:value-type="float" office:value="-1.40909726350342" calcext:value-type="float">
            <text:p>-1.40909726350342</text:p>
          </table:table-cell>
        </table:table-row>
        <table:table-row table:style-name="ro1">
          <table:table-cell office:value-type="float" office:value="-1.76372377522588" calcext:value-type="float">
            <text:p>-1.76372377522588</text:p>
          </table:table-cell>
          <table:table-cell/>
          <table:table-cell office:value-type="float" office:value="-1.41715695695166" calcext:value-type="float">
            <text:p>-1.41715695695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34122013568607" calcext:value-type="float">
            <text:p>-1.341220135686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26858491534506" calcext:value-type="float">
            <text:p>-1.26858491534506</text:p>
          </table:table-cell>
        </table:table-row>
        <table:table-row table:style-name="ro1">
          <table:table-cell office:value-type="float" office:value="-1.57606994835138" calcext:value-type="float">
            <text:p>-1.57606994835138</text:p>
          </table:table-cell>
          <table:table-cell/>
          <table:table-cell office:value-type="float" office:value="-1.27512715008988" calcext:value-type="float">
            <text:p>-1.27512715008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20689533446301" calcext:value-type="float">
            <text:p>-1.20689533446301</text:p>
          </table:table-cell>
        </table:table-row>
        <table:table-row table:style-name="ro1">
          <table:table-cell office:value-type="float" office:value="-1.58397578129172" calcext:value-type="float">
            <text:p>-1.58397578129172</text:p>
          </table:table-cell>
          <table:table-cell/>
          <table:table-cell office:value-type="float" office:value="-1.21459085378604" calcext:value-type="float">
            <text:p>-1.21459085378604</text:p>
          </table:table-cell>
        </table:table-row>
        <table:table-row table:style-name="ro1">
          <table:table-cell office:value-type="float" office:value="-1.62355539877117" calcext:value-type="float">
            <text:p>-1.62355539877117</text:p>
          </table:table-cell>
          <table:table-cell/>
          <table:table-cell office:value-type="float" office:value="-1.21435425013304" calcext:value-type="float">
            <text:p>-1.21435425013304</text:p>
          </table:table-cell>
        </table:table-row>
        <table:table-row table:style-name="ro1">
          <table:table-cell office:value-type="float" office:value="-1.54960218648315" calcext:value-type="float">
            <text:p>-1.54960218648315</text:p>
          </table:table-cell>
          <table:table-cell/>
          <table:table-cell office:value-type="float" office:value="-1.20824165785355" calcext:value-type="float">
            <text:p>-1.20824165785355</text:p>
          </table:table-cell>
        </table:table-row>
        <table:table-row table:style-name="ro1">
          <table:table-cell office:value-type="float" office:value="-1.70964895736873" calcext:value-type="float">
            <text:p>-1.70964895736873</text:p>
          </table:table-cell>
          <table:table-cell/>
          <table:table-cell office:value-type="float" office:value="-1.20699688462232" calcext:value-type="float">
            <text:p>-1.20699688462232</text:p>
          </table:table-cell>
        </table:table-row>
        <table:table-row table:style-name="ro1">
          <table:table-cell office:value-type="float" office:value="-1.54578772182167" calcext:value-type="float">
            <text:p>-1.54578772182167</text:p>
          </table:table-cell>
          <table:table-cell/>
          <table:table-cell office:value-type="float" office:value="-1.20424930345033" calcext:value-type="float">
            <text:p>-1.20424930345033</text:p>
          </table:table-cell>
        </table:table-row>
        <table:table-row table:style-name="ro1">
          <table:table-cell office:value-type="float" office:value="-1.79488364542425" calcext:value-type="float">
            <text:p>-1.79488364542425</text:p>
          </table:table-cell>
          <table:table-cell/>
          <table:table-cell office:value-type="float" office:value="-1.20642020961217" calcext:value-type="float">
            <text:p>-1.20642020961217</text:p>
          </table:table-cell>
        </table:table-row>
        <table:table-row table:style-name="ro1">
          <table:table-cell office:value-type="float" office:value="-1.51384055362642" calcext:value-type="float">
            <text:p>-1.51384055362642</text:p>
          </table:table-cell>
          <table:table-cell/>
          <table:table-cell office:value-type="float" office:value="-1.20035596292274" calcext:value-type="float">
            <text:p>-1.20035596292274</text:p>
          </table:table-cell>
        </table:table-row>
        <table:table-row table:style-name="ro1">
          <table:table-cell office:value-type="float" office:value="-1.58833466662466" calcext:value-type="float">
            <text:p>-1.58833466662466</text:p>
          </table:table-cell>
          <table:table-cell/>
          <table:table-cell office:value-type="float" office:value="-1.19678552496178" calcext:value-type="float">
            <text:p>-1.19678552496178</text:p>
          </table:table-cell>
        </table:table-row>
        <table:table-row table:style-name="ro1">
          <table:table-cell office:value-type="float" office:value="-1.82802056051791" calcext:value-type="float">
            <text:p>-1.82802056051791</text:p>
          </table:table-cell>
          <table:table-cell/>
          <table:table-cell office:value-type="float" office:value="-1.2003176983101" calcext:value-type="float">
            <text:p>-1.2003176983101</text:p>
          </table:table-cell>
        </table:table-row>
        <table:table-row table:style-name="ro1">
          <table:table-cell office:value-type="float" office:value="-1.65049835540652" calcext:value-type="float">
            <text:p>-1.65049835540652</text:p>
          </table:table-cell>
          <table:table-cell/>
          <table:table-cell office:value-type="float" office:value="-1.20058509563761" calcext:value-type="float">
            <text:p>-1.20058509563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124496070237" calcext:value-type="float">
            <text:p>-1.124496070237</text:p>
          </table:table-cell>
        </table:table-row>
        <table:table-row table:style-name="ro1">
          <table:table-cell office:value-type="float" office:value="-1.55680637381673" calcext:value-type="float">
            <text:p>-1.55680637381673</text:p>
          </table:table-cell>
          <table:table-cell/>
          <table:table-cell office:value-type="float" office:value="-1.12091550340798" calcext:value-type="float">
            <text:p>-1.12091550340798</text:p>
          </table:table-cell>
        </table:table-row>
        <table:table-row table:style-name="ro1">
          <table:table-cell office:value-type="float" office:value="-1.70144392772317" calcext:value-type="float">
            <text:p>-1.70144392772317</text:p>
          </table:table-cell>
          <table:table-cell/>
          <table:table-cell office:value-type="float" office:value="-1.11755750827765" calcext:value-type="float">
            <text:p>-1.11755750827765</text:p>
          </table:table-cell>
        </table:table-row>
        <table:table-row table:style-name="ro1">
          <table:table-cell office:value-type="float" office:value="-1.90171681563556" calcext:value-type="float">
            <text:p>-1.90171681563556</text:p>
          </table:table-cell>
          <table:table-cell/>
          <table:table-cell office:value-type="float" office:value="-1.1192438809997" calcext:value-type="float">
            <text:p>-1.1192438809997</text:p>
          </table:table-cell>
        </table:table-row>
        <table:table-row table:style-name="ro1">
          <table:table-cell office:value-type="float" office:value="-1.72612589592338" calcext:value-type="float">
            <text:p>-1.72612589592338</text:p>
          </table:table-cell>
          <table:table-cell/>
          <table:table-cell office:value-type="float" office:value="-1.11774614946562" calcext:value-type="float">
            <text:p>-1.11774614946562</text:p>
          </table:table-cell>
        </table:table-row>
        <table:table-row table:style-name="ro1">
          <table:table-cell office:value-type="float" office:value="-1.63079243907631" calcext:value-type="float">
            <text:p>-1.63079243907631</text:p>
          </table:table-cell>
          <table:table-cell/>
          <table:table-cell office:value-type="float" office:value="-1.11265152039802" calcext:value-type="float">
            <text:p>-1.11265152039802</text:p>
          </table:table-cell>
        </table:table-row>
        <table:table-row table:style-name="ro1">
          <table:table-cell office:value-type="float" office:value="-1.58589298684597" calcext:value-type="float">
            <text:p>-1.58589298684597</text:p>
          </table:table-cell>
          <table:table-cell/>
          <table:table-cell office:value-type="float" office:value="-1.1102384552702" calcext:value-type="float">
            <text:p>-1.1102384552702</text:p>
          </table:table-cell>
        </table:table-row>
        <table:table-row table:style-name="ro1">
          <table:table-cell office:value-type="float" office:value="-1.84860294719637" calcext:value-type="float">
            <text:p>-1.84860294719637</text:p>
          </table:table-cell>
          <table:table-cell/>
          <table:table-cell office:value-type="float" office:value="-1.18878137255992" calcext:value-type="float">
            <text:p>-1.18878137255992</text:p>
          </table:table-cell>
        </table:table-row>
        <table:table-row table:style-name="ro1">
          <table:table-cell office:value-type="float" office:value="-1.70620643527806" calcext:value-type="float">
            <text:p>-1.70620643527806</text:p>
          </table:table-cell>
          <table:table-cell/>
          <table:table-cell office:value-type="float" office:value="-1.19018159877317" calcext:value-type="float">
            <text:p>-1.19018159877317</text:p>
          </table:table-cell>
        </table:table-row>
        <table:table-row table:style-name="ro1">
          <table:table-cell office:value-type="float" office:value="-1.87201420938969" calcext:value-type="float">
            <text:p>-1.87201420938969</text:p>
          </table:table-cell>
          <table:table-cell/>
          <table:table-cell office:value-type="float" office:value="-1.19205014744827" calcext:value-type="float">
            <text:p>-1.192050147448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11761797019687" calcext:value-type="float">
            <text:p>-1.11761797019687</text:p>
          </table:table-cell>
        </table:table-row>
        <table:table-row table:style-name="ro1">
          <table:table-cell office:value-type="float" office:value="-1.68493413619697" calcext:value-type="float">
            <text:p>-1.68493413619697</text:p>
          </table:table-cell>
          <table:table-cell/>
          <table:table-cell office:value-type="float" office:value="-1.11477496694643" calcext:value-type="float">
            <text:p>-1.11477496694643</text:p>
          </table:table-cell>
        </table:table-row>
        <table:table-row table:style-name="ro1">
          <table:table-cell office:value-type="float" office:value="-1.64767769313455" calcext:value-type="float">
            <text:p>-1.64767769313455</text:p>
          </table:table-cell>
          <table:table-cell/>
          <table:table-cell office:value-type="float" office:value="-1.11191347791315" calcext:value-type="float">
            <text:p>-1.11191347791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03416588030068" calcext:value-type="float">
            <text:p>-1.03416588030068</text:p>
          </table:table-cell>
        </table:table-row>
        <table:table-row table:style-name="ro1">
          <table:table-cell office:value-type="float" office:value="-1.57582707102597" calcext:value-type="float">
            <text:p>-1.57582707102597</text:p>
          </table:table-cell>
          <table:table-cell/>
          <table:table-cell office:value-type="float" office:value="-1.02884381863554" calcext:value-type="float">
            <text:p>-1.02884381863554</text:p>
          </table:table-cell>
        </table:table-row>
        <table:table-row table:style-name="ro1">
          <table:table-cell office:value-type="float" office:value="-1.64403101329208" calcext:value-type="float">
            <text:p>-1.64403101329208</text:p>
          </table:table-cell>
          <table:table-cell/>
          <table:table-cell office:value-type="float" office:value="-1.0225944746647" calcext:value-type="float">
            <text:p>-1.0225944746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943603995500839" calcext:value-type="float">
            <text:p>-0.943603995500839</text:p>
          </table:table-cell>
        </table:table-row>
        <table:table-row table:style-name="ro1">
          <table:table-cell office:value-type="float" office:value="-1.83634996212721" calcext:value-type="float">
            <text:p>-1.83634996212721</text:p>
          </table:table-cell>
          <table:table-cell/>
          <table:table-cell office:value-type="float" office:value="-0.942774553750364" calcext:value-type="float">
            <text:p>-0.942774553750364</text:p>
          </table:table-cell>
        </table:table-row>
        <table:table-row table:style-name="ro1">
          <table:table-cell office:value-type="float" office:value="-1.80618624095917" calcext:value-type="float">
            <text:p>-1.80618624095917</text:p>
          </table:table-cell>
          <table:table-cell/>
          <table:table-cell office:value-type="float" office:value="-0.944015256278126" calcext:value-type="float">
            <text:p>-0.94401525627812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-0.946051350319081" calcext:value-type="float">
            <text:p>-0.946051350319081</text:p>
          </table:table-cell>
        </table:table-row>
        <table:table-row table:style-name="ro1">
          <table:table-cell office:value-type="float" office:value="-1.67596762160361" calcext:value-type="float">
            <text:p>-1.67596762160361</text:p>
          </table:table-cell>
          <table:table-cell/>
          <table:table-cell office:value-type="float" office:value="-1.02107109769875" calcext:value-type="float">
            <text:p>-1.02107109769875</text:p>
          </table:table-cell>
        </table:table-row>
        <table:table-row table:style-name="ro1">
          <table:table-cell office:value-type="float" office:value="-1.53721544288695" calcext:value-type="float">
            <text:p>-1.53721544288695</text:p>
          </table:table-cell>
          <table:table-cell/>
          <table:table-cell office:value-type="float" office:value="-1.01489239240581" calcext:value-type="float">
            <text:p>-1.01489239240581</text:p>
          </table:table-cell>
        </table:table-row>
        <table:table-row table:style-name="ro1">
          <table:table-cell office:value-type="float" office:value="-1.58285408697724" calcext:value-type="float">
            <text:p>-1.58285408697724</text:p>
          </table:table-cell>
          <table:table-cell/>
          <table:table-cell office:value-type="float" office:value="-1.01173690280057" calcext:value-type="float">
            <text:p>-1.01173690280057</text:p>
          </table:table-cell>
        </table:table-row>
        <table:table-row table:style-name="ro1">
          <table:table-cell office:value-type="float" office:value="-1.71969727338255" calcext:value-type="float">
            <text:p>-1.71969727338255</text:p>
          </table:table-cell>
          <table:table-cell/>
          <table:table-cell office:value-type="float" office:value="-1.00883422782628" calcext:value-type="float">
            <text:p>-1.00883422782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928572444022675" calcext:value-type="float">
            <text:p>-0.928572444022675</text:p>
          </table:table-cell>
        </table:table-row>
        <table:table-row table:style-name="ro1">
          <table:table-cell office:value-type="float" office:value="-1.56829200733602" calcext:value-type="float">
            <text:p>-1.56829200733602</text:p>
          </table:table-cell>
          <table:table-cell/>
          <table:table-cell office:value-type="float" office:value="-0.926839785007616" calcext:value-type="float">
            <text:p>-0.9268397850076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851510544437474" calcext:value-type="float">
            <text:p>-0.85151054443747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-0.853149816725814" calcext:value-type="float">
            <text:p>-0.853149816725814</text:p>
          </table:table-cell>
        </table:table-row>
        <table:table-row table:style-name="ro1">
          <table:table-cell office:value-type="float" office:value="-1.68105983219445" calcext:value-type="float">
            <text:p>-1.68105983219445</text:p>
          </table:table-cell>
          <table:table-cell/>
          <table:table-cell office:value-type="float" office:value="-0.853296026816417" calcext:value-type="float">
            <text:p>-0.853296026816417</text:p>
          </table:table-cell>
        </table:table-row>
        <table:table-row table:style-name="ro1">
          <table:table-cell office:value-type="float" office:value="-1.53099097809791" calcext:value-type="float">
            <text:p>-1.53099097809791</text:p>
          </table:table-cell>
          <table:table-cell/>
          <table:table-cell office:value-type="float" office:value="-0.853035837028586" calcext:value-type="float">
            <text:p>-0.853035837028586</text:p>
          </table:table-cell>
        </table:table-row>
        <table:table-row table:style-name="ro1">
          <table:table-cell office:value-type="float" office:value="-1.525000004071" calcext:value-type="float">
            <text:p>-1.525000004071</text:p>
          </table:table-cell>
          <table:table-cell/>
          <table:table-cell office:value-type="float" office:value="-0.924974612621872" calcext:value-type="float">
            <text:p>-0.92497461262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853444727219732" calcext:value-type="float">
            <text:p>-0.853444727219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853444727219732" calcext:value-type="float">
            <text:p>-0.853444727219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781094427450701" calcext:value-type="float">
            <text:p>-0.781094427450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704283738160377" calcext:value-type="float">
            <text:p>-0.704283738160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704283738160377" calcext:value-type="float">
            <text:p>-0.704283738160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704283738160377" calcext:value-type="float">
            <text:p>-0.704283738160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631302718806267" calcext:value-type="float">
            <text:p>-0.631302718806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631302718806267" calcext:value-type="float">
            <text:p>-0.631302718806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558160355922762" calcext:value-type="float">
            <text:p>-0.558160355922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484210245743759" calcext:value-type="float">
            <text:p>-0.48421024574375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-0.493402037856348" calcext:value-type="float">
            <text:p>-0.493402037856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417694916277394" calcext:value-type="float">
            <text:p>-0.417694916277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345331901546339" calcext:value-type="float">
            <text:p>-0.345331901546339</text:p>
          </table:table-cell>
        </table:table-row>
        <table:table-row table:style-name="ro1">
          <table:table-cell office:value-type="float" office:value="-1.77008434518278" calcext:value-type="float">
            <text:p>-1.77008434518278</text:p>
          </table:table-cell>
          <table:table-cell/>
          <table:table-cell office:value-type="float" office:value="-0.344825793378146" calcext:value-type="float">
            <text:p>-0.344825793378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273114761671485" calcext:value-type="float">
            <text:p>-0.273114761671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199883441944451" calcext:value-type="float">
            <text:p>-0.199883441944451</text:p>
          </table:table-cell>
        </table:table-row>
        <table:table-row table:style-name="ro1">
          <table:table-cell office:value-type="float" office:value="-1.82614324785769" calcext:value-type="float">
            <text:p>-1.82614324785769</text:p>
          </table:table-cell>
          <table:table-cell/>
          <table:table-cell office:value-type="float" office:value="-0.199845129441181" calcext:value-type="float">
            <text:p>-0.199845129441181</text:p>
          </table:table-cell>
        </table:table-row>
        <table:table-row table:style-name="ro1">
          <table:table-cell office:value-type="float" office:value="-1.5180269608587" calcext:value-type="float">
            <text:p>-1.5180269608587</text:p>
          </table:table-cell>
          <table:table-cell/>
          <table:table-cell office:value-type="float" office:value="-0.197141631593266" calcext:value-type="float">
            <text:p>-0.197141631593266</text:p>
          </table:table-cell>
        </table:table-row>
        <table:table-row table:style-name="ro1">
          <table:table-cell office:value-type="float" office:value="-1.56420063905716" calcext:value-type="float">
            <text:p>-1.56420063905716</text:p>
          </table:table-cell>
          <table:table-cell/>
          <table:table-cell office:value-type="float" office:value="-0.269880420145453" calcext:value-type="float">
            <text:p>-0.269880420145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19729253496552" calcext:value-type="float">
            <text:p>-0.19729253496552</text:p>
          </table:table-cell>
        </table:table-row>
        <table:table-row table:style-name="ro1">
          <table:table-cell office:value-type="float" office:value="-1.64160224003792" calcext:value-type="float">
            <text:p>-1.64160224003792</text:p>
          </table:table-cell>
          <table:table-cell/>
          <table:table-cell office:value-type="float" office:value="-0.196071276033168" calcext:value-type="float">
            <text:p>-0.196071276033168</text:p>
          </table:table-cell>
        </table:table-row>
        <table:table-row table:style-name="ro1">
          <table:table-cell office:value-type="float" office:value="-1.52974373849928" calcext:value-type="float">
            <text:p>-1.52974373849928</text:p>
          </table:table-cell>
          <table:table-cell/>
          <table:table-cell office:value-type="float" office:value="-0.188479988744672" calcext:value-type="float">
            <text:p>-0.188479988744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112436603113583" calcext:value-type="float">
            <text:p>-0.112436603113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038338798234475" calcext:value-type="float">
            <text:p>-0.038338798234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34842691292994" calcext:value-type="float">
            <text:p>0.034842691292994</text:p>
          </table:table-cell>
        </table:table-row>
        <table:table-row table:style-name="ro1">
          <table:table-cell office:value-type="float" office:value="-1.70922186873853" calcext:value-type="float">
            <text:p>-1.70922186873853</text:p>
          </table:table-cell>
          <table:table-cell/>
          <table:table-cell office:value-type="float" office:value="0.037687203098256" calcext:value-type="float">
            <text:p>0.037687203098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13324069124339" calcext:value-type="float">
            <text:p>0.113324069124339</text:p>
          </table:table-cell>
        </table:table-row>
        <table:table-row table:style-name="ro1">
          <table:table-cell office:value-type="float" office:value="-1.51062682901621" calcext:value-type="float">
            <text:p>-1.51062682901621</text:p>
          </table:table-cell>
          <table:table-cell/>
          <table:table-cell office:value-type="float" office:value="0.120699321785022" calcext:value-type="float">
            <text:p>0.120699321785022</text:p>
          </table:table-cell>
        </table:table-row>
        <table:table-row table:style-name="ro1">
          <table:table-cell office:value-type="float" office:value="-1.55550281483829" calcext:value-type="float">
            <text:p>-1.55550281483829</text:p>
          </table:table-cell>
          <table:table-cell/>
          <table:table-cell office:value-type="float" office:value="0.048138039849547" calcext:value-type="float">
            <text:p>0.048138039849547</text:p>
          </table:table-cell>
        </table:table-row>
        <table:table-row table:style-name="ro1">
          <table:table-cell office:value-type="float" office:value="-1.58529694007635" calcext:value-type="float">
            <text:p>-1.58529694007635</text:p>
          </table:table-cell>
          <table:table-cell/>
          <table:table-cell office:value-type="float" office:value="0.050171452015273" calcext:value-type="float">
            <text:p>0.050171452015273</text:p>
          </table:table-cell>
        </table:table-row>
        <table:table-row table:style-name="ro1">
          <table:table-cell office:value-type="float" office:value="-1.51300045621097" calcext:value-type="float">
            <text:p>-1.51300045621097</text:p>
          </table:table-cell>
          <table:table-cell/>
          <table:table-cell office:value-type="float" office:value="0.05291996705453" calcext:value-type="float">
            <text:p>0.05291996705453</text:p>
          </table:table-cell>
        </table:table-row>
        <table:table-row table:style-name="ro1">
          <table:table-cell office:value-type="float" office:value="-1.50368546545506" calcext:value-type="float">
            <text:p>-1.50368546545506</text:p>
          </table:table-cell>
          <table:table-cell/>
          <table:table-cell office:value-type="float" office:value="-0.018583817954757" calcext:value-type="float">
            <text:p>-0.018583817954757</text:p>
          </table:table-cell>
        </table:table-row>
        <table:table-row table:style-name="ro1">
          <table:table-cell office:value-type="float" office:value="-1.59100749052465" calcext:value-type="float">
            <text:p>-1.59100749052465</text:p>
          </table:table-cell>
          <table:table-cell/>
          <table:table-cell office:value-type="float" office:value="-0.018893622434322" calcext:value-type="float">
            <text:p>-0.018893622434322</text:p>
          </table:table-cell>
        </table:table-row>
        <table:table-row table:style-name="ro1">
          <table:table-cell office:value-type="float" office:value="-1.63093323752582" calcext:value-type="float">
            <text:p>-1.63093323752582</text:p>
          </table:table-cell>
          <table:table-cell/>
          <table:table-cell office:value-type="float" office:value="-0.018626320888072" calcext:value-type="float">
            <text:p>-0.01862632088807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-0.100258973949296" calcext:value-type="float">
            <text:p>-0.100258973949296</text:p>
          </table:table-cell>
        </table:table-row>
        <table:table-row table:style-name="ro1">
          <table:table-cell office:value-type="float" office:value="-1.53491221491695" calcext:value-type="float">
            <text:p>-1.53491221491695</text:p>
          </table:table-cell>
          <table:table-cell/>
          <table:table-cell office:value-type="float" office:value="-0.094107183189903" calcext:value-type="float">
            <text:p>-0.094107183189903</text:p>
          </table:table-cell>
        </table:table-row>
        <table:table-row table:style-name="ro1">
          <table:table-cell office:value-type="float" office:value="-1.64319678247869" calcext:value-type="float">
            <text:p>-1.64319678247869</text:p>
          </table:table-cell>
          <table:table-cell/>
          <table:table-cell office:value-type="float" office:value="-0.09078086771071" calcext:value-type="float">
            <text:p>-0.09078086771071</text:p>
          </table:table-cell>
        </table:table-row>
        <table:table-row table:style-name="ro1">
          <table:table-cell office:value-type="float" office:value="-1.60097132746875" calcext:value-type="float">
            <text:p>-1.60097132746875</text:p>
          </table:table-cell>
          <table:table-cell/>
          <table:table-cell office:value-type="float" office:value="-0.082637425414154" calcext:value-type="float">
            <text:p>-0.082637425414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007617678034488" calcext:value-type="float">
            <text:p>-0.007617678034488</text:p>
          </table:table-cell>
        </table:table-row>
        <table:table-row table:style-name="ro1">
          <table:table-cell office:value-type="float" office:value="-1.59199073303044" calcext:value-type="float">
            <text:p>-1.59199073303044</text:p>
          </table:table-cell>
          <table:table-cell/>
          <table:table-cell office:value-type="float" office:value="-0.008735541098641" calcext:value-type="float">
            <text:p>-0.008735541098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6438393006416" calcext:value-type="float">
            <text:p>0.06438393006416</text:p>
          </table:table-cell>
        </table:table-row>
        <table:table-row table:style-name="ro1">
          <table:table-cell office:value-type="float" office:value="-1.59383988600075" calcext:value-type="float">
            <text:p>-1.59383988600075</text:p>
          </table:table-cell>
          <table:table-cell/>
          <table:table-cell office:value-type="float" office:value="0.066952448173993" calcext:value-type="float">
            <text:p>0.066952448173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66952448173992" calcext:value-type="float">
            <text:p>0.066952448173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39774734037993" calcext:value-type="float">
            <text:p>0.139774734037993</text:p>
          </table:table-cell>
        </table:table-row>
        <table:table-row table:style-name="ro1">
          <table:table-cell office:value-type="float" office:value="-1.55671133486331" calcext:value-type="float">
            <text:p>-1.55671133486331</text:p>
          </table:table-cell>
          <table:table-cell/>
          <table:table-cell office:value-type="float" office:value="0.067188788428538" calcext:value-type="float">
            <text:p>0.067188788428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48821441489762" calcext:value-type="float">
            <text:p>0.148821441489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3945111534547" calcext:value-type="float">
            <text:p>0.223945111534547</text:p>
          </table:table-cell>
        </table:table-row>
        <table:table-row table:style-name="ro1">
          <table:table-cell office:value-type="float" office:value="-1.53519029185474" calcext:value-type="float">
            <text:p>-1.53519029185474</text:p>
          </table:table-cell>
          <table:table-cell/>
          <table:table-cell office:value-type="float" office:value="0.223859411253795" calcext:value-type="float">
            <text:p>0.223859411253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95798186847081" calcext:value-type="float">
            <text:p>0.295798186847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95798186847081" calcext:value-type="float">
            <text:p>0.295798186847081</text:p>
          </table:table-cell>
        </table:table-row>
        <table:table-row table:style-name="ro1">
          <table:table-cell office:value-type="float" office:value="-1.62834137273431" calcext:value-type="float">
            <text:p>-1.62834137273431</text:p>
          </table:table-cell>
          <table:table-cell/>
          <table:table-cell office:value-type="float" office:value="0.221750403730054" calcext:value-type="float">
            <text:p>0.221750403730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1750403730054" calcext:value-type="float">
            <text:p>0.221750403730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1750403730054" calcext:value-type="float">
            <text:p>0.221750403730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1750403730054" calcext:value-type="float">
            <text:p>0.221750403730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1750403730054" calcext:value-type="float">
            <text:p>0.221750403730054</text:p>
          </table:table-cell>
        </table:table-row>
        <table:table-row table:style-name="ro1">
          <table:table-cell office:value-type="float" office:value="-1.49115323012769" calcext:value-type="float">
            <text:p>-1.49115323012769</text:p>
          </table:table-cell>
          <table:table-cell/>
          <table:table-cell office:value-type="float" office:value="0.150502378625407" calcext:value-type="float">
            <text:p>0.150502378625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50502378625407" calcext:value-type="float">
            <text:p>0.150502378625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50502378625407" calcext:value-type="float">
            <text:p>0.150502378625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50502378625407" calcext:value-type="float">
            <text:p>0.150502378625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32135031686632" calcext:value-type="float">
            <text:p>0.232135031686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32135031686632" calcext:value-type="float">
            <text:p>0.232135031686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32135031686632" calcext:value-type="float">
            <text:p>0.232135031686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09075528527097" calcext:value-type="float">
            <text:p>0.309075528527097</text:p>
          </table:table-cell>
        </table:table-row>
        <table:table-row table:style-name="ro1">
          <table:table-cell office:value-type="float" office:value="-1.61429203411341" calcext:value-type="float">
            <text:p>-1.61429203411341</text:p>
          </table:table-cell>
          <table:table-cell/>
          <table:table-cell office:value-type="float" office:value="0.235314466606415" calcext:value-type="float">
            <text:p>0.235314466606415</text:p>
          </table:table-cell>
        </table:table-row>
        <table:table-row table:style-name="ro1">
          <table:table-cell office:value-type="float" office:value="-1.51415383017659" calcext:value-type="float">
            <text:p>-1.51415383017659</text:p>
          </table:table-cell>
          <table:table-cell/>
          <table:table-cell office:value-type="float" office:value="0.16359704150077" calcext:value-type="float">
            <text:p>0.16359704150077</text:p>
          </table:table-cell>
        </table:table-row>
        <table:table-row table:style-name="ro1">
          <table:table-cell office:value-type="float" office:value="-1.51857842145264" calcext:value-type="float">
            <text:p>-1.51857842145264</text:p>
          </table:table-cell>
          <table:table-cell/>
          <table:table-cell office:value-type="float" office:value="0.16987387469271" calcext:value-type="float">
            <text:p>0.1698738746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41670343281663" calcext:value-type="float">
            <text:p>0.241670343281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1440913183385" calcext:value-type="float">
            <text:p>0.31440913183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1440913183385" calcext:value-type="float">
            <text:p>0.31440913183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88727544895848" calcext:value-type="float">
            <text:p>0.388727544895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60763131395834" calcext:value-type="float">
            <text:p>0.460763131395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60763131395834" calcext:value-type="float">
            <text:p>0.460763131395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60763131395834" calcext:value-type="float">
            <text:p>0.460763131395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60763131395834" calcext:value-type="float">
            <text:p>0.460763131395834</text:p>
          </table:table-cell>
        </table:table-row>
        <table:table-row table:style-name="ro1">
          <table:table-cell office:value-type="float" office:value="-1.67947819627821" calcext:value-type="float">
            <text:p>-1.67947819627821</text:p>
          </table:table-cell>
          <table:table-cell/>
          <table:table-cell office:value-type="float" office:value="0.461370145119514" calcext:value-type="float">
            <text:p>0.461370145119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61370145119514" calcext:value-type="float">
            <text:p>0.461370145119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33015590609641" calcext:value-type="float">
            <text:p>0.533015590609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05576872545116" calcext:value-type="float">
            <text:p>0.605576872545116</text:p>
          </table:table-cell>
        </table:table-row>
        <table:table-row table:style-name="ro1">
          <table:table-cell office:value-type="float" office:value="-1.66653764544725" calcext:value-type="float">
            <text:p>-1.66653764544725</text:p>
          </table:table-cell>
          <table:table-cell/>
          <table:table-cell office:value-type="float" office:value="0.603918898966118" calcext:value-type="float">
            <text:p>0.603918898966118</text:p>
          </table:table-cell>
        </table:table-row>
        <table:table-row table:style-name="ro1">
          <table:table-cell office:value-type="float" office:value="-1.66275838039815" calcext:value-type="float">
            <text:p>-1.66275838039815</text:p>
          </table:table-cell>
          <table:table-cell/>
          <table:table-cell office:value-type="float" office:value="0.600862614799032" calcext:value-type="float">
            <text:p>0.600862614799032</text:p>
          </table:table-cell>
        </table:table-row>
        <table:table-row table:style-name="ro1">
          <table:table-cell office:value-type="float" office:value="-1.62884590051174" calcext:value-type="float">
            <text:p>-1.62884590051174</text:p>
          </table:table-cell>
          <table:table-cell/>
          <table:table-cell office:value-type="float" office:value="0.598308320206039" calcext:value-type="float">
            <text:p>0.59830832020603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0.589961534298379" calcext:value-type="float">
            <text:p>0.589961534298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4062212615232" calcext:value-type="float">
            <text:p>0.664062212615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45694865676457" calcext:value-type="float">
            <text:p>0.745694865676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7835931287007" calcext:value-type="float">
            <text:p>0.817835931287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218688603147" calcext:value-type="float">
            <text:p>0.89218688603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5676096796138" calcext:value-type="float">
            <text:p>0.965676096796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5676096796138" calcext:value-type="float">
            <text:p>0.965676096796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898203012329" calcext:value-type="float">
            <text:p>1.03898203012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898203012329" calcext:value-type="float">
            <text:p>1.03898203012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232570126616" calcext:value-type="float">
            <text:p>1.11232570126616</text:p>
          </table:table-cell>
        </table:table-row>
        <table:table-row table:style-name="ro1">
          <table:table-cell office:value-type="float" office:value="-1.65952353602052" calcext:value-type="float">
            <text:p>-1.65952353602052</text:p>
          </table:table-cell>
          <table:table-cell/>
          <table:table-cell office:value-type="float" office:value="1.03764154746983" calcext:value-type="float">
            <text:p>1.03764154746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764154746983" calcext:value-type="float">
            <text:p>1.03764154746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022749307928" calcext:value-type="float">
            <text:p>1.11022749307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022749307928" calcext:value-type="float">
            <text:p>1.11022749307928</text:p>
          </table:table-cell>
        </table:table-row>
        <table:table-row table:style-name="ro1">
          <table:table-cell office:value-type="float" office:value="-1.55422154894769" calcext:value-type="float">
            <text:p>-1.55422154894769</text:p>
          </table:table-cell>
          <table:table-cell/>
          <table:table-cell office:value-type="float" office:value="1.03769235942729" calcext:value-type="float">
            <text:p>1.03769235942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983910007738" calcext:value-type="float">
            <text:p>1.10983910007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983910007738" calcext:value-type="float">
            <text:p>1.10983910007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983910007738" calcext:value-type="float">
            <text:p>1.10983910007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388688319441" calcext:value-type="float">
            <text:p>1.18388688319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388688319441" calcext:value-type="float">
            <text:p>1.18388688319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388688319441" calcext:value-type="float">
            <text:p>1.18388688319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388688319441" calcext:value-type="float">
            <text:p>1.18388688319441</text:p>
          </table:table-cell>
        </table:table-row>
        <table:table-row table:style-name="ro1">
          <table:table-cell office:value-type="float" office:value="-1.55877285882831" calcext:value-type="float">
            <text:p>-1.55877285882831</text:p>
          </table:table-cell>
          <table:table-cell/>
          <table:table-cell office:value-type="float" office:value="1.1112588656673" calcext:value-type="float">
            <text:p>1.1112588656673</text:p>
          </table:table-cell>
        </table:table-row>
        <table:table-row table:style-name="ro1">
          <table:table-cell office:value-type="float" office:value="-1.72568355412781" calcext:value-type="float">
            <text:p>-1.72568355412781</text:p>
          </table:table-cell>
          <table:table-cell/>
          <table:table-cell office:value-type="float" office:value="1.10647253252444" calcext:value-type="float">
            <text:p>1.10647253252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647253252444" calcext:value-type="float">
            <text:p>1.10647253252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647253252444" calcext:value-type="float">
            <text:p>1.10647253252444</text:p>
          </table:table-cell>
        </table:table-row>
        <table:table-row table:style-name="ro1">
          <table:table-cell office:value-type="float" office:value="-1.51889756460488" calcext:value-type="float">
            <text:p>-1.51889756460488</text:p>
          </table:table-cell>
          <table:table-cell/>
          <table:table-cell office:value-type="float" office:value="1.0346582965121" calcext:value-type="float">
            <text:p>1.0346582965121</text:p>
          </table:table-cell>
        </table:table-row>
        <table:table-row table:style-name="ro1">
          <table:table-cell office:value-type="float" office:value="-1.82573962563574" calcext:value-type="float">
            <text:p>-1.82573962563574</text:p>
          </table:table-cell>
          <table:table-cell/>
          <table:table-cell office:value-type="float" office:value="0.956581977621572" calcext:value-type="float">
            <text:p>0.956581977621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56581977621572" calcext:value-type="float">
            <text:p>0.956581977621572</text:p>
          </table:table-cell>
        </table:table-row>
        <table:table-row table:style-name="ro1">
          <table:table-cell office:value-type="float" office:value="-1.55916592116654" calcext:value-type="float">
            <text:p>-1.55916592116654</text:p>
          </table:table-cell>
          <table:table-cell/>
          <table:table-cell office:value-type="float" office:value="0.883945938414092" calcext:value-type="float">
            <text:p>0.883945938414092</text:p>
          </table:table-cell>
        </table:table-row>
        <table:table-row table:style-name="ro1">
          <table:table-cell office:value-type="float" office:value="-1.53400993151963" calcext:value-type="float">
            <text:p>-1.53400993151963</text:p>
          </table:table-cell>
          <table:table-cell/>
          <table:table-cell office:value-type="float" office:value="0.811823286750426" calcext:value-type="float">
            <text:p>0.811823286750426</text:p>
          </table:table-cell>
        </table:table-row>
        <table:table-row table:style-name="ro1">
          <table:table-cell office:value-type="float" office:value="-1.58954201332927" calcext:value-type="float">
            <text:p>-1.58954201332927</text:p>
          </table:table-cell>
          <table:table-cell/>
          <table:table-cell office:value-type="float" office:value="0.812328389215409" calcext:value-type="float">
            <text:p>0.812328389215409</text:p>
          </table:table-cell>
        </table:table-row>
        <table:table-row table:style-name="ro1">
          <table:table-cell office:value-type="float" office:value="-1.52361900594532" calcext:value-type="float">
            <text:p>-1.52361900594532</text:p>
          </table:table-cell>
          <table:table-cell/>
          <table:table-cell office:value-type="float" office:value="0.812135222362986" calcext:value-type="float">
            <text:p>0.812135222362986</text:p>
          </table:table-cell>
        </table:table-row>
        <table:table-row table:style-name="ro1">
          <table:table-cell office:value-type="float" office:value="-1.50076272430718" calcext:value-type="float">
            <text:p>-1.50076272430718</text:p>
          </table:table-cell>
          <table:table-cell/>
          <table:table-cell office:value-type="float" office:value="0.812498808019016" calcext:value-type="float">
            <text:p>0.812498808019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2498808019015" calcext:value-type="float">
            <text:p>0.812498808019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2498808019015" calcext:value-type="float">
            <text:p>0.812498808019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2498808019015" calcext:value-type="float">
            <text:p>0.812498808019015</text:p>
          </table:table-cell>
        </table:table-row>
        <table:table-row table:style-name="ro1">
          <table:table-cell office:value-type="float" office:value="-1.75362969971597" calcext:value-type="float">
            <text:p>-1.75362969971597</text:p>
          </table:table-cell>
          <table:table-cell/>
          <table:table-cell office:value-type="float" office:value="0.73589412026971" calcext:value-type="float">
            <text:p>0.73589412026971</text:p>
          </table:table-cell>
        </table:table-row>
        <table:table-row table:style-name="ro1">
          <table:table-cell office:value-type="float" office:value="-1.5281198630482" calcext:value-type="float">
            <text:p>-1.5281198630482</text:p>
          </table:table-cell>
          <table:table-cell/>
          <table:table-cell office:value-type="float" office:value="0.663891674085053" calcext:value-type="float">
            <text:p>0.663891674085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3891674085053" calcext:value-type="float">
            <text:p>0.663891674085053</text:p>
          </table:table-cell>
        </table:table-row>
        <table:table-row table:style-name="ro1">
          <table:table-cell office:value-type="float" office:value="-1.52434411796033" calcext:value-type="float">
            <text:p>-1.52434411796033</text:p>
          </table:table-cell>
          <table:table-cell/>
          <table:table-cell office:value-type="float" office:value="0.591966283922597" calcext:value-type="float">
            <text:p>0.591966283922597</text:p>
          </table:table-cell>
        </table:table-row>
        <table:table-row table:style-name="ro1">
          <table:table-cell office:value-type="float" office:value="-1.54593438687325" calcext:value-type="float">
            <text:p>-1.54593438687325</text:p>
          </table:table-cell>
          <table:table-cell/>
          <table:table-cell office:value-type="float" office:value="0.519600276027225" calcext:value-type="float">
            <text:p>0.519600276027225</text:p>
          </table:table-cell>
        </table:table-row>
        <table:table-row table:style-name="ro1">
          <table:table-cell office:value-type="float" office:value="-1.54114958623052" calcext:value-type="float">
            <text:p>-1.54114958623052</text:p>
          </table:table-cell>
          <table:table-cell/>
          <table:table-cell office:value-type="float" office:value="0.522423308885341" calcext:value-type="float">
            <text:p>0.522423308885341</text:p>
          </table:table-cell>
        </table:table-row>
        <table:table-row table:style-name="ro1">
          <table:table-cell office:value-type="float" office:value="-1.57315190048516" calcext:value-type="float">
            <text:p>-1.57315190048516</text:p>
          </table:table-cell>
          <table:table-cell/>
          <table:table-cell office:value-type="float" office:value="0.449501841528501" calcext:value-type="float">
            <text:p>0.449501841528501</text:p>
          </table:table-cell>
        </table:table-row>
        <table:table-row table:style-name="ro1">
          <table:table-cell office:value-type="float" office:value="-1.53674024811983" calcext:value-type="float">
            <text:p>-1.53674024811983</text:p>
          </table:table-cell>
          <table:table-cell/>
          <table:table-cell office:value-type="float" office:value="0.377323469117892" calcext:value-type="float">
            <text:p>0.377323469117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77323469117892" calcext:value-type="float">
            <text:p>0.377323469117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52150768004571" calcext:value-type="float">
            <text:p>0.45215076800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26900939033105" calcext:value-type="float">
            <text:p>0.526900939033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00959018635385" calcext:value-type="float">
            <text:p>0.600959018635385</text:p>
          </table:table-cell>
        </table:table-row>
        <table:table-row table:style-name="ro1">
          <table:table-cell office:value-type="float" office:value="-1.67266237800121" calcext:value-type="float">
            <text:p>-1.67266237800121</text:p>
          </table:table-cell>
          <table:table-cell/>
          <table:table-cell office:value-type="float" office:value="0.607639378268013" calcext:value-type="float">
            <text:p>0.607639378268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07639378268013" calcext:value-type="float">
            <text:p>0.607639378268013</text:p>
          </table:table-cell>
        </table:table-row>
        <table:table-row table:style-name="ro1">
          <table:table-cell office:value-type="float" office:value="-1.55970682187676" calcext:value-type="float">
            <text:p>-1.55970682187676</text:p>
          </table:table-cell>
          <table:table-cell/>
          <table:table-cell office:value-type="float" office:value="0.534992300270528" calcext:value-type="float">
            <text:p>0.534992300270528</text:p>
          </table:table-cell>
        </table:table-row>
        <table:table-row table:style-name="ro1">
          <table:table-cell office:value-type="float" office:value="-1.53305250206292" calcext:value-type="float">
            <text:p>-1.53305250206292</text:p>
          </table:table-cell>
          <table:table-cell/>
          <table:table-cell office:value-type="float" office:value="0.46288918798353" calcext:value-type="float">
            <text:p>0.46288918798353</text:p>
          </table:table-cell>
        </table:table-row>
        <table:table-row table:style-name="ro1">
          <table:table-cell office:value-type="float" office:value="-1.57871930584311" calcext:value-type="float">
            <text:p>-1.57871930584311</text:p>
          </table:table-cell>
          <table:table-cell/>
          <table:table-cell office:value-type="float" office:value="0.389854100109181" calcext:value-type="float">
            <text:p>0.389854100109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89854100109181" calcext:value-type="float">
            <text:p>0.389854100109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89854100109181" calcext:value-type="float">
            <text:p>0.38985410010918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0.308221447047956" calcext:value-type="float">
            <text:p>0.30822144704795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0.226588793986732" calcext:value-type="float">
            <text:p>0.226588793986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6588793986732" calcext:value-type="float">
            <text:p>0.226588793986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01272947783069" calcext:value-type="float">
            <text:p>0.301272947783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01272947783069" calcext:value-type="float">
            <text:p>0.301272947783069</text:p>
          </table:table-cell>
        </table:table-row>
        <table:table-row table:style-name="ro1">
          <table:table-cell office:value-type="float" office:value="-1.75723414002359" calcext:value-type="float">
            <text:p>-1.75723414002359</text:p>
          </table:table-cell>
          <table:table-cell/>
          <table:table-cell office:value-type="float" office:value="0.224594700027485" calcext:value-type="float">
            <text:p>0.224594700027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4594700027485" calcext:value-type="float">
            <text:p>0.224594700027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97129833679479" calcext:value-type="float">
            <text:p>0.297129833679479</text:p>
          </table:table-cell>
        </table:table-row>
        <table:table-row table:style-name="ro1">
          <table:table-cell office:value-type="float" office:value="-1.50834120085239" calcext:value-type="float">
            <text:p>-1.50834120085239</text:p>
          </table:table-cell>
          <table:table-cell/>
          <table:table-cell office:value-type="float" office:value="0.225531033662083" calcext:value-type="float">
            <text:p>0.225531033662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5531033662083" calcext:value-type="float">
            <text:p>0.225531033662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5531033662083" calcext:value-type="float">
            <text:p>0.225531033662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5531033662083" calcext:value-type="float">
            <text:p>0.225531033662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5531033662083" calcext:value-type="float">
            <text:p>0.225531033662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5531033662083" calcext:value-type="float">
            <text:p>0.225531033662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5531033662083" calcext:value-type="float">
            <text:p>0.225531033662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98159051189191" calcext:value-type="float">
            <text:p>0.298159051189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74193409436698" calcext:value-type="float">
            <text:p>0.374193409436698</text:p>
          </table:table-cell>
        </table:table-row>
        <table:table-row table:style-name="ro1">
          <table:table-cell office:value-type="float" office:value="-1.713815418154" calcext:value-type="float">
            <text:p>-1.713815418154</text:p>
          </table:table-cell>
          <table:table-cell/>
          <table:table-cell office:value-type="float" office:value="0.2984012580458" calcext:value-type="float">
            <text:p>0.2984012580458</text:p>
          </table:table-cell>
        </table:table-row>
        <table:table-row table:style-name="ro1">
          <table:table-cell office:value-type="float" office:value="-1.64513041451871" calcext:value-type="float">
            <text:p>-1.64513041451871</text:p>
          </table:table-cell>
          <table:table-cell/>
          <table:table-cell office:value-type="float" office:value="0.224010841422969" calcext:value-type="float">
            <text:p>0.224010841422969</text:p>
          </table:table-cell>
        </table:table-row>
        <table:table-row table:style-name="ro1">
          <table:table-cell office:value-type="float" office:value="-1.49133274815082" calcext:value-type="float">
            <text:p>-1.49133274815082</text:p>
          </table:table-cell>
          <table:table-cell/>
          <table:table-cell office:value-type="float" office:value="0.224573388697541" calcext:value-type="float">
            <text:p>0.224573388697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02649707588067" calcext:value-type="float">
            <text:p>0.30264970758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02649707588067" calcext:value-type="float">
            <text:p>0.302649707588067</text:p>
          </table:table-cell>
        </table:table-row>
        <table:table-row table:style-name="ro1">
          <table:table-cell office:value-type="float" office:value="-1.57288438343108" calcext:value-type="float">
            <text:p>-1.57288438343108</text:p>
          </table:table-cell>
          <table:table-cell/>
          <table:table-cell office:value-type="float" office:value="0.302369738970423" calcext:value-type="float">
            <text:p>0.302369738970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74492390634089" calcext:value-type="float">
            <text:p>0.374492390634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7748350089788" calcext:value-type="float">
            <text:p>0.447748350089788</text:p>
          </table:table-cell>
        </table:table-row>
        <table:table-row table:style-name="ro1">
          <table:table-cell office:value-type="float" office:value="-1.49650709117055" calcext:value-type="float">
            <text:p>-1.49650709117055</text:p>
          </table:table-cell>
          <table:table-cell/>
          <table:table-cell office:value-type="float" office:value="0.448301654472947" calcext:value-type="float">
            <text:p>0.448301654472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19745791703706" calcext:value-type="float">
            <text:p>0.519745791703706</text:p>
          </table:table-cell>
        </table:table-row>
        <table:table-row table:style-name="ro1">
          <table:table-cell office:value-type="float" office:value="-1.52017765717506" calcext:value-type="float">
            <text:p>-1.52017765717506</text:p>
          </table:table-cell>
          <table:table-cell/>
          <table:table-cell office:value-type="float" office:value="0.447905431353194" calcext:value-type="float">
            <text:p>0.447905431353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7905431353194" calcext:value-type="float">
            <text:p>0.447905431353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7905431353194" calcext:value-type="float">
            <text:p>0.447905431353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245101191025" calcext:value-type="float">
            <text:p>0.5245101191025</text:p>
          </table:table-cell>
        </table:table-row>
        <table:table-row table:style-name="ro1">
          <table:table-cell office:value-type="float" office:value="-1.71477871421278" calcext:value-type="float">
            <text:p>-1.71477871421278</text:p>
          </table:table-cell>
          <table:table-cell/>
          <table:table-cell office:value-type="float" office:value="0.520700754793019" calcext:value-type="float">
            <text:p>0.520700754793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20700754793019" calcext:value-type="float">
            <text:p>0.520700754793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92626144955475" calcext:value-type="float">
            <text:p>0.592626144955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4992152850847" calcext:value-type="float">
            <text:p>0.664992152850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37260511753511" calcext:value-type="float">
            <text:p>0.737260511753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018197911035" calcext:value-type="float">
            <text:p>0.81018197911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2360351520959" calcext:value-type="float">
            <text:p>0.882360351520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2360351520959" calcext:value-type="float">
            <text:p>0.882360351520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2360351520959" calcext:value-type="float">
            <text:p>0.882360351520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2360351520959" calcext:value-type="float">
            <text:p>0.882360351520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2360351520959" calcext:value-type="float">
            <text:p>0.882360351520959</text:p>
          </table:table-cell>
        </table:table-row>
        <table:table-row table:style-name="ro1">
          <table:table-cell office:value-type="float" office:value="-1.59236032896042" calcext:value-type="float">
            <text:p>-1.59236032896042</text:p>
          </table:table-cell>
          <table:table-cell/>
          <table:table-cell office:value-type="float" office:value="0.883999168848322" calcext:value-type="float">
            <text:p>0.883999168848322</text:p>
          </table:table-cell>
        </table:table-row>
        <table:table-row table:style-name="ro1">
          <table:table-cell office:value-type="float" office:value="-1.57803760668337" calcext:value-type="float">
            <text:p>-1.57803760668337</text:p>
          </table:table-cell>
          <table:table-cell/>
          <table:table-cell office:value-type="float" office:value="0.810977993201723" calcext:value-type="float">
            <text:p>0.810977993201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3625071199208" calcext:value-type="float">
            <text:p>0.883625071199208</text:p>
          </table:table-cell>
        </table:table-row>
        <table:table-row table:style-name="ro1">
          <table:table-cell office:value-type="float" office:value="-1.61242997461855" calcext:value-type="float">
            <text:p>-1.61242997461855</text:p>
          </table:table-cell>
          <table:table-cell/>
          <table:table-cell office:value-type="float" office:value="0.882005122779705" calcext:value-type="float">
            <text:p>0.882005122779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55040210654054" calcext:value-type="float">
            <text:p>0.955040210654054</text:p>
          </table:table-cell>
        </table:table-row>
        <table:table-row table:style-name="ro1">
          <table:table-cell office:value-type="float" office:value="-1.57867471966743" calcext:value-type="float">
            <text:p>-1.57867471966743</text:p>
          </table:table-cell>
          <table:table-cell/>
          <table:table-cell office:value-type="float" office:value="0.882006032701658" calcext:value-type="float">
            <text:p>0.88200603270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2006032701658" calcext:value-type="float">
            <text:p>0.88200603270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3638685762882" calcext:value-type="float">
            <text:p>0.963638685762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527133882411" calcext:value-type="float">
            <text:p>1.04527133882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527133882411" calcext:value-type="float">
            <text:p>1.04527133882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527133882411" calcext:value-type="float">
            <text:p>1.04527133882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527133882411" calcext:value-type="float">
            <text:p>1.04527133882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2194958657969" calcext:value-type="float">
            <text:p>1.12194958657969</text:p>
          </table:table-cell>
        </table:table-row>
        <table:table-row table:style-name="ro1">
          <table:table-cell office:value-type="float" office:value="-1.66547813711465" calcext:value-type="float">
            <text:p>-1.66547813711465</text:p>
          </table:table-cell>
          <table:table-cell/>
          <table:table-cell office:value-type="float" office:value="1.04714391031204" calcext:value-type="float">
            <text:p>1.04714391031204</text:p>
          </table:table-cell>
        </table:table-row>
        <table:table-row table:style-name="ro1">
          <table:table-cell office:value-type="float" office:value="-1.49997659963071" calcext:value-type="float">
            <text:p>-1.49997659963071</text:p>
          </table:table-cell>
          <table:table-cell/>
          <table:table-cell office:value-type="float" office:value="0.97571581644203" calcext:value-type="float">
            <text:p>0.97571581644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731461645943" calcext:value-type="float">
            <text:p>1.047314616459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731461645943" calcext:value-type="float">
            <text:p>1.04731461645943</text:p>
          </table:table-cell>
        </table:table-row>
        <table:table-row table:style-name="ro1">
          <table:table-cell office:value-type="float" office:value="-1.55501236690581" calcext:value-type="float">
            <text:p>-1.55501236690581</text:p>
          </table:table-cell>
          <table:table-cell/>
          <table:table-cell office:value-type="float" office:value="0.97476334366543" calcext:value-type="float">
            <text:p>0.97476334366543</text:p>
          </table:table-cell>
        </table:table-row>
        <table:table-row table:style-name="ro1">
          <table:table-cell office:value-type="float" office:value="-1.63523228351772" calcext:value-type="float">
            <text:p>-1.63523228351772</text:p>
          </table:table-cell>
          <table:table-cell/>
          <table:table-cell office:value-type="float" office:value="0.900574929716088" calcext:value-type="float">
            <text:p>0.900574929716088</text:p>
          </table:table-cell>
        </table:table-row>
        <table:table-row table:style-name="ro1">
          <table:table-cell office:value-type="float" office:value="-1.5565247769177" calcext:value-type="float">
            <text:p>-1.5565247769177</text:p>
          </table:table-cell>
          <table:table-cell/>
          <table:table-cell office:value-type="float" office:value="0.827992791411645" calcext:value-type="float">
            <text:p>0.827992791411645</text:p>
          </table:table-cell>
        </table:table-row>
        <table:table-row table:style-name="ro1">
          <table:table-cell office:value-type="float" office:value="-1.51731006208658" calcext:value-type="float">
            <text:p>-1.51731006208658</text:p>
          </table:table-cell>
          <table:table-cell/>
          <table:table-cell office:value-type="float" office:value="0.756210953409879" calcext:value-type="float">
            <text:p>0.756210953409879</text:p>
          </table:table-cell>
        </table:table-row>
        <table:table-row table:style-name="ro1">
          <table:table-cell office:value-type="float" office:value="-1.50155706222653" calcext:value-type="float">
            <text:p>-1.50155706222653</text:p>
          </table:table-cell>
          <table:table-cell/>
          <table:table-cell office:value-type="float" office:value="0.684750605201174" calcext:value-type="float">
            <text:p>0.684750605201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84750605201174" calcext:value-type="float">
            <text:p>0.684750605201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84750605201174" calcext:value-type="float">
            <text:p>0.684750605201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60542756592072" calcext:value-type="float">
            <text:p>0.760542756592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34933173214903" calcext:value-type="float">
            <text:p>0.834933173214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6184861952675" calcext:value-type="float">
            <text:p>0.906184861952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6184861952675" calcext:value-type="float">
            <text:p>0.906184861952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6184861952675" calcext:value-type="float">
            <text:p>0.906184861952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79100869777799" calcext:value-type="float">
            <text:p>0.979100869777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79100869777799" calcext:value-type="float">
            <text:p>0.979100869777799</text:p>
          </table:table-cell>
        </table:table-row>
        <table:table-row table:style-name="ro1">
          <table:table-cell office:value-type="float" office:value="-1.54187117828429" calcext:value-type="float">
            <text:p>-1.54187117828429</text:p>
          </table:table-cell>
          <table:table-cell/>
          <table:table-cell office:value-type="float" office:value="0.906817784506691" calcext:value-type="float">
            <text:p>0.906817784506691</text:p>
          </table:table-cell>
        </table:table-row>
        <table:table-row table:style-name="ro1">
          <table:table-cell office:value-type="float" office:value="-1.59273579149246" calcext:value-type="float">
            <text:p>-1.59273579149246</text:p>
          </table:table-cell>
          <table:table-cell/>
          <table:table-cell office:value-type="float" office:value="0.904853933479713" calcext:value-type="float">
            <text:p>0.904853933479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4853933479713" calcext:value-type="float">
            <text:p>0.904853933479713</text:p>
          </table:table-cell>
        </table:table-row>
        <table:table-row table:style-name="ro1">
          <table:table-cell office:value-type="float" office:value="-1.54484202556908" calcext:value-type="float">
            <text:p>-1.54484202556908</text:p>
          </table:table-cell>
          <table:table-cell/>
          <table:table-cell office:value-type="float" office:value="0.904350579022692" calcext:value-type="float">
            <text:p>0.904350579022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4350579022692" calcext:value-type="float">
            <text:p>0.904350579022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4350579022692" calcext:value-type="float">
            <text:p>0.904350579022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4350579022692" calcext:value-type="float">
            <text:p>0.904350579022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8016238951683" calcext:value-type="float">
            <text:p>0.98016238951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8016238951683" calcext:value-type="float">
            <text:p>0.98016238951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8016238951683" calcext:value-type="float">
            <text:p>0.98016238951683</text:p>
          </table:table-cell>
        </table:table-row>
        <table:table-row table:style-name="ro1">
          <table:table-cell office:value-type="float" office:value="-1.49433292844594" calcext:value-type="float">
            <text:p>-1.49433292844594</text:p>
          </table:table-cell>
          <table:table-cell/>
          <table:table-cell office:value-type="float" office:value="0.908849472609771" calcext:value-type="float">
            <text:p>0.908849472609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8849472609771" calcext:value-type="float">
            <text:p>0.908849472609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8849472609771" calcext:value-type="float">
            <text:p>0.908849472609771</text:p>
          </table:table-cell>
        </table:table-row>
        <table:table-row table:style-name="ro1">
          <table:table-cell office:value-type="float" office:value="-1.51438966757953" calcext:value-type="float">
            <text:p>-1.51438966757953</text:p>
          </table:table-cell>
          <table:table-cell/>
          <table:table-cell office:value-type="float" office:value="0.837127234495903" calcext:value-type="float">
            <text:p>0.837127234495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37127234495903" calcext:value-type="float">
            <text:p>0.837127234495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37127234495903" calcext:value-type="float">
            <text:p>0.837127234495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37127234495903" calcext:value-type="float">
            <text:p>0.837127234495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37127234495903" calcext:value-type="float">
            <text:p>0.83712723449590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0.828808057535911" calcext:value-type="float">
            <text:p>0.828808057535911</text:p>
          </table:table-cell>
        </table:table-row>
        <table:table-row table:style-name="ro1">
          <table:table-cell office:value-type="float" office:value="-1.54384470321834" calcext:value-type="float">
            <text:p>-1.54384470321834</text:p>
          </table:table-cell>
          <table:table-cell/>
          <table:table-cell office:value-type="float" office:value="0.82950587189234" calcext:value-type="float">
            <text:p>0.82950587189234</text:p>
          </table:table-cell>
        </table:table-row>
        <table:table-row table:style-name="ro1">
          <table:table-cell office:value-type="float" office:value="-1.61553106046915" calcext:value-type="float">
            <text:p>-1.61553106046915</text:p>
          </table:table-cell>
          <table:table-cell/>
          <table:table-cell office:value-type="float" office:value="0.7557195237195" calcext:value-type="float">
            <text:p>0.7557195237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29442584426002" calcext:value-type="float">
            <text:p>0.829442584426002</text:p>
          </table:table-cell>
        </table:table-row>
        <table:table-row table:style-name="ro1">
          <table:table-cell office:value-type="float" office:value="-1.57155031812191" calcext:value-type="float">
            <text:p>-1.57155031812191</text:p>
          </table:table-cell>
          <table:table-cell/>
          <table:table-cell office:value-type="float" office:value="0.756553802423514" calcext:value-type="float">
            <text:p>0.756553802423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29587980375911" calcext:value-type="float">
            <text:p>0.829587980375911</text:p>
          </table:table-cell>
        </table:table-row>
        <table:table-row table:style-name="ro1">
          <table:table-cell office:value-type="float" office:value="-1.49969852269292" calcext:value-type="float">
            <text:p>-1.49969852269292</text:p>
          </table:table-cell>
          <table:table-cell/>
          <table:table-cell office:value-type="float" office:value="0.758165561545443" calcext:value-type="float">
            <text:p>0.758165561545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8165561545443" calcext:value-type="float">
            <text:p>0.758165561545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8165561545443" calcext:value-type="float">
            <text:p>0.758165561545443</text:p>
          </table:table-cell>
        </table:table-row>
        <table:table-row table:style-name="ro1">
          <table:table-cell office:value-type="float" office:value="-1.51724435614347" calcext:value-type="float">
            <text:p>-1.51724435614347</text:p>
          </table:table-cell>
          <table:table-cell/>
          <table:table-cell office:value-type="float" office:value="0.68638506448129" calcext:value-type="float">
            <text:p>0.68638506448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8638506448129" calcext:value-type="float">
            <text:p>0.68638506448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8638506448129" calcext:value-type="float">
            <text:p>0.68638506448129</text:p>
          </table:table-cell>
        </table:table-row>
        <table:table-row table:style-name="ro1">
          <table:table-cell office:value-type="float" office:value="-1.60861433663666" calcext:value-type="float">
            <text:p>-1.60861433663666</text:p>
          </table:table-cell>
          <table:table-cell/>
          <table:table-cell office:value-type="float" office:value="0.612739873937685" calcext:value-type="float">
            <text:p>0.612739873937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87545550205331" calcext:value-type="float">
            <text:p>0.6875455502053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8973644075345" calcext:value-type="float">
            <text:p>0.758973644075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8973644075345" calcext:value-type="float">
            <text:p>0.758973644075345</text:p>
          </table:table-cell>
        </table:table-row>
        <table:table-row table:style-name="ro1">
          <table:table-cell office:value-type="float" office:value="-1.49413111733496" calcext:value-type="float">
            <text:p>-1.49413111733496</text:p>
          </table:table-cell>
          <table:table-cell/>
          <table:table-cell office:value-type="float" office:value="0.687664845762387" calcext:value-type="float">
            <text:p>0.687664845762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60216118556383" calcext:value-type="float">
            <text:p>0.760216118556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34404532505724" calcext:value-type="float">
            <text:p>0.834404532505724</text:p>
          </table:table-cell>
        </table:table-row>
        <table:table-row table:style-name="ro1">
          <table:table-cell office:value-type="float" office:value="-1.67066421333849" calcext:value-type="float">
            <text:p>-1.67066421333849</text:p>
          </table:table-cell>
          <table:table-cell/>
          <table:table-cell office:value-type="float" office:value="0.832075156252238" calcext:value-type="float">
            <text:p>0.832075156252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3856994254006" calcext:value-type="float">
            <text:p>0.903856994254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7531734246271" calcext:value-type="float">
            <text:p>0.97531734246271</text:p>
          </table:table-cell>
        </table:table-row>
        <table:table-row table:style-name="ro1">
          <table:table-cell office:value-type="float" office:value="-1.57774662322104" calcext:value-type="float">
            <text:p>-1.57774662322104</text:p>
          </table:table-cell>
          <table:table-cell/>
          <table:table-cell office:value-type="float" office:value="0.902302105254118" calcext:value-type="float">
            <text:p>0.902302105254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2302105254118" calcext:value-type="float">
            <text:p>0.902302105254118</text:p>
          </table:table-cell>
        </table:table-row>
        <table:table-row table:style-name="ro1">
          <table:table-cell office:value-type="float" office:value="-1.5814848220557" calcext:value-type="float">
            <text:p>-1.5814848220557</text:p>
          </table:table-cell>
          <table:table-cell/>
          <table:table-cell office:value-type="float" office:value="0.829210578273389" calcext:value-type="float">
            <text:p>0.829210578273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29210578273389" calcext:value-type="float">
            <text:p>0.829210578273389</text:p>
          </table:table-cell>
        </table:table-row>
        <table:table-row table:style-name="ro1">
          <table:table-cell office:value-type="float" office:value="-1.57155618472397" calcext:value-type="float">
            <text:p>-1.57155618472397</text:p>
          </table:table-cell>
          <table:table-cell/>
          <table:table-cell office:value-type="float" office:value="0.756321676544328" calcext:value-type="float">
            <text:p>0.756321676544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6321676544328" calcext:value-type="float">
            <text:p>0.756321676544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6321676544328" calcext:value-type="float">
            <text:p>0.756321676544328</text:p>
          </table:table-cell>
        </table:table-row>
        <table:table-row table:style-name="ro1">
          <table:table-cell office:value-type="float" office:value="-1.77528450125158" calcext:value-type="float">
            <text:p>-1.77528450125158</text:p>
          </table:table-cell>
          <table:table-cell/>
          <table:table-cell office:value-type="float" office:value="0.679275054069806" calcext:value-type="float">
            <text:p>0.679275054069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79275054069806" calcext:value-type="float">
            <text:p>0.679275054069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1558139340914" calcext:value-type="float">
            <text:p>0.751558139340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24879277942801" calcext:value-type="float">
            <text:p>0.824879277942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24879277942801" calcext:value-type="float">
            <text:p>0.824879277942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7222992750333" calcext:value-type="float">
            <text:p>0.897222992750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7222992750333" calcext:value-type="float">
            <text:p>0.897222992750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7222992750333" calcext:value-type="float">
            <text:p>0.897222992750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7222992750333" calcext:value-type="float">
            <text:p>0.897222992750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7222992750333" calcext:value-type="float">
            <text:p>0.897222992750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7222992750333" calcext:value-type="float">
            <text:p>0.897222992750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7222992750333" calcext:value-type="float">
            <text:p>0.897222992750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8535909657393" calcext:value-type="float">
            <text:p>0.968535909657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8535909657393" calcext:value-type="float">
            <text:p>0.968535909657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8535909657393" calcext:value-type="float">
            <text:p>0.968535909657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025814777126" calcext:value-type="float">
            <text:p>1.04025814777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025814777126" calcext:value-type="float">
            <text:p>1.04025814777126</text:p>
          </table:table-cell>
        </table:table-row>
        <table:table-row table:style-name="ro1">
          <table:table-cell office:value-type="float" office:value="-1.54275116859377" calcext:value-type="float">
            <text:p>-1.54275116859377</text:p>
          </table:table-cell>
          <table:table-cell/>
          <table:table-cell office:value-type="float" office:value="0.967957103514245" calcext:value-type="float">
            <text:p>0.967957103514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7957103514245" calcext:value-type="float">
            <text:p>0.967957103514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7957103514245" calcext:value-type="float">
            <text:p>0.967957103514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958975657547" calcext:value-type="float">
            <text:p>1.04958975657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2191311786564" calcext:value-type="float">
            <text:p>1.12191311786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569946603848" calcext:value-type="float">
            <text:p>1.19569946603848</text:p>
          </table:table-cell>
        </table:table-row>
        <table:table-row table:style-name="ro1">
          <table:table-cell office:value-type="float" office:value="-1.57800592703223" calcext:value-type="float">
            <text:p>-1.57800592703223</text:p>
          </table:table-cell>
          <table:table-cell/>
          <table:table-cell office:value-type="float" office:value="1.12267893691537" calcext:value-type="float">
            <text:p>1.12267893691537</text:p>
          </table:table-cell>
        </table:table-row>
        <table:table-row table:style-name="ro1">
          <table:table-cell office:value-type="float" office:value="-1.54427296516895" calcext:value-type="float">
            <text:p>-1.54427296516895</text:p>
          </table:table-cell>
          <table:table-cell/>
          <table:table-cell office:value-type="float" office:value="1.12323561758788" calcext:value-type="float">
            <text:p>1.12323561758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2323561758788" calcext:value-type="float">
            <text:p>1.12323561758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465803641835" calcext:value-type="float">
            <text:p>1.19465803641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465803641835" calcext:value-type="float">
            <text:p>1.19465803641835</text:p>
          </table:table-cell>
        </table:table-row>
        <table:table-row table:style-name="ro1">
          <table:table-cell office:value-type="float" office:value="-1.71267964399457" calcext:value-type="float">
            <text:p>-1.71267964399457</text:p>
          </table:table-cell>
          <table:table-cell/>
          <table:table-cell office:value-type="float" office:value="1.11888906409193" calcext:value-type="float">
            <text:p>1.11888906409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066956115608" calcext:value-type="float">
            <text:p>1.19066956115608</text:p>
          </table:table-cell>
        </table:table-row>
        <table:table-row table:style-name="ro1">
          <table:table-cell office:value-type="float" office:value="-1.51311192165017" calcext:value-type="float">
            <text:p>-1.51311192165017</text:p>
          </table:table-cell>
          <table:table-cell/>
          <table:table-cell office:value-type="float" office:value="1.11897339948975" calcext:value-type="float">
            <text:p>1.11897339948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897339948975" calcext:value-type="float">
            <text:p>1.11897339948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261859003336" calcext:value-type="float">
            <text:p>1.19261859003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261859003336" calcext:value-type="float">
            <text:p>1.19261859003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261859003336" calcext:value-type="float">
            <text:p>1.19261859003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261859003336" calcext:value-type="float">
            <text:p>1.19261859003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392738834632" calcext:value-type="float">
            <text:p>1.26392738834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392738834632" calcext:value-type="float">
            <text:p>1.26392738834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392738834632" calcext:value-type="float">
            <text:p>1.26392738834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883890290425" calcext:value-type="float">
            <text:p>1.33883890290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883890290425" calcext:value-type="float">
            <text:p>1.33883890290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883890290425" calcext:value-type="float">
            <text:p>1.33883890290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185414011284" calcext:value-type="float">
            <text:p>1.41185414011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185414011284" calcext:value-type="float">
            <text:p>1.411854140112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1.40331301403234" calcext:value-type="float">
            <text:p>1.40331301403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331301403234" calcext:value-type="float">
            <text:p>1.40331301403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62019157614" calcext:value-type="float">
            <text:p>1.4762019157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62019157614" calcext:value-type="float">
            <text:p>1.4762019157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62019157614" calcext:value-type="float">
            <text:p>1.4762019157614</text:p>
          </table:table-cell>
        </table:table-row>
        <table:table-row table:style-name="ro1">
          <table:table-cell office:value-type="float" office:value="-1.63807523887754" calcext:value-type="float">
            <text:p>-1.63807523887754</text:p>
          </table:table-cell>
          <table:table-cell/>
          <table:table-cell office:value-type="float" office:value="1.47900210478944" calcext:value-type="float">
            <text:p>1.47900210478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900210478944" calcext:value-type="float">
            <text:p>1.47900210478944</text:p>
          </table:table-cell>
        </table:table-row>
        <table:table-row table:style-name="ro1">
          <table:table-cell office:value-type="float" office:value="-1.6185535338521" calcext:value-type="float">
            <text:p>-1.6185535338521</text:p>
          </table:table-cell>
          <table:table-cell/>
          <table:table-cell office:value-type="float" office:value="1.40515407348634" calcext:value-type="float">
            <text:p>1.40515407348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515407348634" calcext:value-type="float">
            <text:p>1.40515407348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515407348634" calcext:value-type="float">
            <text:p>1.40515407348634</text:p>
          </table:table-cell>
        </table:table-row>
        <table:table-row table:style-name="ro1">
          <table:table-cell office:value-type="float" office:value="-1.52993146976531" calcext:value-type="float">
            <text:p>-1.52993146976531</text:p>
          </table:table-cell>
          <table:table-cell/>
          <table:table-cell office:value-type="float" office:value="1.33311465573603" calcext:value-type="float">
            <text:p>1.33311465573603</text:p>
          </table:table-cell>
        </table:table-row>
        <table:table-row table:style-name="ro1">
          <table:table-cell office:value-type="float" office:value="-1.71115550077856" calcext:value-type="float">
            <text:p>-1.71115550077856</text:p>
          </table:table-cell>
          <table:table-cell/>
          <table:table-cell office:value-type="float" office:value="1.2573767883732" calcext:value-type="float">
            <text:p>1.2573767883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73767883732" calcext:value-type="float">
            <text:p>1.2573767883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73767883732" calcext:value-type="float">
            <text:p>1.2573767883732</text:p>
          </table:table-cell>
        </table:table-row>
        <table:table-row table:style-name="ro1">
          <table:table-cell office:value-type="float" office:value="-1.56400704118908" calcext:value-type="float">
            <text:p>-1.56400704118908</text:p>
          </table:table-cell>
          <table:table-cell/>
          <table:table-cell office:value-type="float" office:value="1.18464195079791" calcext:value-type="float">
            <text:p>1.18464195079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464195079791" calcext:value-type="float">
            <text:p>1.18464195079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464195079791" calcext:value-type="float">
            <text:p>1.18464195079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464195079791" calcext:value-type="float">
            <text:p>1.18464195079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464195079791" calcext:value-type="float">
            <text:p>1.18464195079791</text:p>
          </table:table-cell>
        </table:table-row>
        <table:table-row table:style-name="ro1">
          <table:table-cell office:value-type="float" office:value="-1.52544234586656" calcext:value-type="float">
            <text:p>-1.52544234586656</text:p>
          </table:table-cell>
          <table:table-cell/>
          <table:table-cell office:value-type="float" office:value="1.11269414782104" calcext:value-type="float">
            <text:p>1.11269414782104</text:p>
          </table:table-cell>
        </table:table-row>
        <table:table-row table:style-name="ro1">
          <table:table-cell office:value-type="float" office:value="-1.68455398038328" calcext:value-type="float">
            <text:p>-1.68455398038328</text:p>
          </table:table-cell>
          <table:table-cell/>
          <table:table-cell office:value-type="float" office:value="1.03749916862955" calcext:value-type="float">
            <text:p>1.0374991686295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0.955866515568324" calcext:value-type="float">
            <text:p>0.955866515568324</text:p>
          </table:table-cell>
        </table:table-row>
        <table:table-row table:style-name="ro1">
          <table:table-cell office:value-type="float" office:value="-1.49966566972136" calcext:value-type="float">
            <text:p>-1.49966566972136</text:p>
          </table:table-cell>
          <table:table-cell/>
          <table:table-cell office:value-type="float" office:value="0.95674581146368" calcext:value-type="float">
            <text:p>0.95674581146368</text:p>
          </table:table-cell>
        </table:table-row>
        <table:table-row table:style-name="ro1">
          <table:table-cell office:value-type="float" office:value="-1.61444808572829" calcext:value-type="float">
            <text:p>-1.61444808572829</text:p>
          </table:table-cell>
          <table:table-cell/>
          <table:table-cell office:value-type="float" office:value="0.882981564816164" calcext:value-type="float">
            <text:p>0.882981564816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2981564816164" calcext:value-type="float">
            <text:p>0.882981564816164</text:p>
          </table:table-cell>
        </table:table-row>
        <table:table-row table:style-name="ro1">
          <table:table-cell office:value-type="float" office:value="-1.58518664795756" calcext:value-type="float">
            <text:p>-1.58518664795756</text:p>
          </table:table-cell>
          <table:table-cell/>
          <table:table-cell office:value-type="float" office:value="0.80981449036805" calcext:value-type="float">
            <text:p>0.80981449036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0981449036805" calcext:value-type="float">
            <text:p>0.80981449036805</text:p>
          </table:table-cell>
        </table:table-row>
        <table:table-row table:style-name="ro1">
          <table:table-cell office:value-type="float" office:value="-1.94243220727444" calcext:value-type="float">
            <text:p>-1.94243220727444</text:p>
          </table:table-cell>
          <table:table-cell/>
          <table:table-cell office:value-type="float" office:value="0.729356690219592" calcext:value-type="float">
            <text:p>0.729356690219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02377219342699" calcext:value-type="float">
            <text:p>0.802377219342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74709320672677" calcext:value-type="float">
            <text:p>0.874709320672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74709320672677" calcext:value-type="float">
            <text:p>0.874709320672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74709320672677" calcext:value-type="float">
            <text:p>0.874709320672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74709320672678" calcext:value-type="float">
            <text:p>0.874709320672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50478292999097" calcext:value-type="float">
            <text:p>0.950478292999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50478292999097" calcext:value-type="float">
            <text:p>0.950478292999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217445466543" calcext:value-type="float">
            <text:p>1.0221744546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380710772665" calcext:value-type="float">
            <text:p>1.1038071077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380710772665" calcext:value-type="float">
            <text:p>1.1038071077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380710772665" calcext:value-type="float">
            <text:p>1.1038071077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380710772665" calcext:value-type="float">
            <text:p>1.1038071077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380710772665" calcext:value-type="float">
            <text:p>1.10380710772665</text:p>
          </table:table-cell>
        </table:table-row>
        <table:table-row table:style-name="ro1">
          <table:table-cell office:value-type="float" office:value="-1.85919333724082" calcext:value-type="float">
            <text:p>-1.85919333724082</text:p>
          </table:table-cell>
          <table:table-cell/>
          <table:table-cell office:value-type="float" office:value="1.09929449347434" calcext:value-type="float">
            <text:p>1.09929449347434</text:p>
          </table:table-cell>
        </table:table-row>
        <table:table-row table:style-name="ro1">
          <table:table-cell office:value-type="float" office:value="-1.82466838409901" calcext:value-type="float">
            <text:p>-1.82466838409901</text:p>
          </table:table-cell>
          <table:table-cell/>
          <table:table-cell office:value-type="float" office:value="1.02124003665599" calcext:value-type="float">
            <text:p>1.02124003665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950880679591" calcext:value-type="float">
            <text:p>1.0950880679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950880679591" calcext:value-type="float">
            <text:p>1.0950880679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950880679591" calcext:value-type="float">
            <text:p>1.0950880679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6712748570941" calcext:value-type="float">
            <text:p>1.16712748570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4286535307224" calcext:value-type="float">
            <text:p>1.24286535307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4286535307224" calcext:value-type="float">
            <text:p>1.24286535307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4286535307224" calcext:value-type="float">
            <text:p>1.24286535307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1560019064752" calcext:value-type="float">
            <text:p>1.3156001906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1560019064752" calcext:value-type="float">
            <text:p>1.3156001906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1560019064752" calcext:value-type="float">
            <text:p>1.3156001906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1560019064752" calcext:value-type="float">
            <text:p>1.3156001906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1560019064752" calcext:value-type="float">
            <text:p>1.3156001906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754799362439" calcext:value-type="float">
            <text:p>1.38754799362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6274297281589" calcext:value-type="float">
            <text:p>1.46274297281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4437562587711" calcext:value-type="float">
            <text:p>1.54437562587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1579737423877" calcext:value-type="float">
            <text:p>1.61579737423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8956162088629" calcext:value-type="float">
            <text:p>1.68956162088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8956162088629" calcext:value-type="float">
            <text:p>1.68956162088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627286953344" calcext:value-type="float">
            <text:p>1.7627286953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627286953344" calcext:value-type="float">
            <text:p>1.7627286953344</text:p>
          </table:table-cell>
        </table:table-row>
        <table:table-row table:style-name="ro1">
          <table:table-cell office:value-type="float" office:value="-1.53118926924765" calcext:value-type="float">
            <text:p>-1.53118926924765</text:p>
          </table:table-cell>
          <table:table-cell/>
          <table:table-cell office:value-type="float" office:value="1.77112140835536" calcext:value-type="float">
            <text:p>1.77112140835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7112140835536" calcext:value-type="float">
            <text:p>1.77112140835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7112140835536" calcext:value-type="float">
            <text:p>1.77112140835536</text:p>
          </table:table-cell>
        </table:table-row>
        <table:table-row table:style-name="ro1">
          <table:table-cell office:value-type="float" office:value="-1.631488218081" calcext:value-type="float">
            <text:p>-1.631488218081</text:p>
          </table:table-cell>
          <table:table-cell/>
          <table:table-cell office:value-type="float" office:value="1.69700940390473" calcext:value-type="float">
            <text:p>1.69700940390473</text:p>
          </table:table-cell>
        </table:table-row>
        <table:table-row table:style-name="ro1">
          <table:table-cell office:value-type="float" office:value="-1.59968771493733" calcext:value-type="float">
            <text:p>-1.59968771493733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354638931417" calcext:value-type="float">
            <text:p>1.62354638931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230543701296" calcext:value-type="float">
            <text:p>1.70230543701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35989383131" calcext:value-type="float">
            <text:p>1.78035989383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35989383131" calcext:value-type="float">
            <text:p>1.78035989383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35989383131" calcext:value-type="float">
            <text:p>1.78035989383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35989383131" calcext:value-type="float">
            <text:p>1.78035989383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35989383131" calcext:value-type="float">
            <text:p>1.78035989383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35989383131" calcext:value-type="float">
            <text:p>1.78035989383131</text:p>
          </table:table-cell>
        </table:table-row>
        <table:table-row table:style-name="ro1">
          <table:table-cell office:value-type="float" office:value="-1.55012548738718" calcext:value-type="float">
            <text:p>-1.55012548738718</text:p>
          </table:table-cell>
          <table:table-cell/>
          <table:table-cell office:value-type="float" office:value="1.70790835327238" calcext:value-type="float">
            <text:p>1.70790835327238</text:p>
          </table:table-cell>
        </table:table-row>
        <table:table-row table:style-name="ro1">
          <table:table-cell office:value-type="float" office:value="-1.65623002562225" calcext:value-type="float">
            <text:p>-1.65623002562225</text:p>
          </table:table-cell>
          <table:table-cell/>
          <table:table-cell office:value-type="float" office:value="1.63329141397397" calcext:value-type="float">
            <text:p>1.63329141397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9141397397" calcext:value-type="float">
            <text:p>1.63329141397397</text:p>
          </table:table-cell>
        </table:table-row>
        <table:table-row table:style-name="ro1">
          <table:table-cell office:value-type="float" office:value="-1.50672319200337" calcext:value-type="float">
            <text:p>-1.50672319200337</text:p>
          </table:table-cell>
          <table:table-cell/>
          <table:table-cell office:value-type="float" office:value="1.56172563454533" calcext:value-type="float">
            <text:p>1.56172563454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6172563454533" calcext:value-type="float">
            <text:p>1.56172563454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6172563454533" calcext:value-type="float">
            <text:p>1.56172563454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6172563454533" calcext:value-type="float">
            <text:p>1.56172563454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6172563454533" calcext:value-type="float">
            <text:p>1.56172563454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6172563454533" calcext:value-type="float">
            <text:p>1.56172563454533</text:p>
          </table:table-cell>
        </table:table-row>
        <table:table-row table:style-name="ro1">
          <table:table-cell office:value-type="float" office:value="-1.63394045774341" calcext:value-type="float">
            <text:p>-1.63394045774341</text:p>
          </table:table-cell>
          <table:table-cell/>
          <table:table-cell office:value-type="float" office:value="1.4875635843873" calcext:value-type="float">
            <text:p>1.4875635843873</text:p>
          </table:table-cell>
        </table:table-row>
        <table:table-row table:style-name="ro1">
          <table:table-cell office:value-type="float" office:value="-1.63345587641299" calcext:value-type="float">
            <text:p>-1.63345587641299</text:p>
          </table:table-cell>
          <table:table-cell/>
          <table:table-cell office:value-type="float" office:value="1.41341142364418" calcext:value-type="float">
            <text:p>1.41341142364418</text:p>
          </table:table-cell>
        </table:table-row>
        <table:table-row table:style-name="ro1">
          <table:table-cell office:value-type="float" office:value="-1.61635707803965" calcext:value-type="float">
            <text:p>-1.61635707803965</text:p>
          </table:table-cell>
          <table:table-cell/>
          <table:table-cell office:value-type="float" office:value="1.3396082179699" calcext:value-type="float">
            <text:p>1.3396082179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96082179699" calcext:value-type="float">
            <text:p>1.3396082179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96082179699" calcext:value-type="float">
            <text:p>1.3396082179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96082179699" calcext:value-type="float">
            <text:p>1.3396082179699</text:p>
          </table:table-cell>
        </table:table-row>
        <table:table-row table:style-name="ro1">
          <table:table-cell office:value-type="float" office:value="-1.53229336375594" calcext:value-type="float">
            <text:p>-1.53229336375594</text:p>
          </table:table-cell>
          <table:table-cell/>
          <table:table-cell office:value-type="float" office:value="1.33958568542892" calcext:value-type="float">
            <text:p>1.33958568542892</text:p>
          </table:table-cell>
        </table:table-row>
        <table:table-row table:style-name="ro1">
          <table:table-cell office:value-type="float" office:value="-1.82315480076671" calcext:value-type="float">
            <text:p>-1.82315480076671</text:p>
          </table:table-cell>
          <table:table-cell/>
          <table:table-cell office:value-type="float" office:value="1.26156211806633" calcext:value-type="float">
            <text:p>1.26156211806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156211806633" calcext:value-type="float">
            <text:p>1.26156211806633</text:p>
          </table:table-cell>
        </table:table-row>
        <table:table-row table:style-name="ro1">
          <table:table-cell office:value-type="float" office:value="-1.57391807871461" calcext:value-type="float">
            <text:p>-1.57391807871461</text:p>
          </table:table-cell>
          <table:table-cell/>
          <table:table-cell office:value-type="float" office:value="1.26273701886973" calcext:value-type="float">
            <text:p>1.26273701886973</text:p>
          </table:table-cell>
        </table:table-row>
        <table:table-row table:style-name="ro1">
          <table:table-cell office:value-type="float" office:value="-1.69696419038773" calcext:value-type="float">
            <text:p>-1.69696419038773</text:p>
          </table:table-cell>
          <table:table-cell/>
          <table:table-cell office:value-type="float" office:value="1.26075178467686" calcext:value-type="float">
            <text:p>1.26075178467686</text:p>
          </table:table-cell>
        </table:table-row>
        <table:table-row table:style-name="ro1">
          <table:table-cell office:value-type="float" office:value="-1.52673065167964" calcext:value-type="float">
            <text:p>-1.52673065167964</text:p>
          </table:table-cell>
          <table:table-cell/>
          <table:table-cell office:value-type="float" office:value="1.18877768974462" calcext:value-type="float">
            <text:p>1.1887776897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77768974462" calcext:value-type="float">
            <text:p>1.1887776897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77768974462" calcext:value-type="float">
            <text:p>1.1887776897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77768974462" calcext:value-type="float">
            <text:p>1.1887776897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77768974462" calcext:value-type="float">
            <text:p>1.1887776897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77768974462" calcext:value-type="float">
            <text:p>1.18877768974462</text:p>
          </table:table-cell>
        </table:table-row>
        <table:table-row table:style-name="ro1">
          <table:table-cell office:value-type="float" office:value="-1.70955391841531" calcext:value-type="float">
            <text:p>-1.70955391841531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07250773615" calcext:value-type="float">
            <text:p>1.11307250773615</text:p>
          </table:table-cell>
        </table:table-row>
        <table:table-row table:style-name="ro1">
          <table:table-cell office:value-type="float" office:value="-1.58587656036019" calcext:value-type="float">
            <text:p>-1.58587656036019</text:p>
          </table:table-cell>
          <table:table-cell/>
          <table:table-cell office:value-type="float" office:value="1.112342894002" calcext:value-type="float">
            <text:p>1.112342894002</text:p>
          </table:table-cell>
        </table:table-row>
        <table:table-row table:style-name="ro1">
          <table:table-cell office:value-type="float" office:value="-1.59807909265161" calcext:value-type="float">
            <text:p>-1.59807909265161</text:p>
          </table:table-cell>
          <table:table-cell/>
          <table:table-cell office:value-type="float" office:value="1.1135296477361" calcext:value-type="float">
            <text:p>1.1135296477361</text:p>
          </table:table-cell>
        </table:table-row>
        <table:table-row table:style-name="ro1">
          <table:table-cell office:value-type="float" office:value="-1.51393324593902" calcext:value-type="float">
            <text:p>-1.51393324593902</text:p>
          </table:table-cell>
          <table:table-cell/>
          <table:table-cell office:value-type="float" office:value="1.04181672434959" calcext:value-type="float">
            <text:p>1.04181672434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38250377823" calcext:value-type="float">
            <text:p>1.11338250377823</text:p>
          </table:table-cell>
        </table:table-row>
        <table:table-row table:style-name="ro1">
          <table:table-cell office:value-type="float" office:value="-1.63090273119509" calcext:value-type="float">
            <text:p>-1.63090273119509</text:p>
          </table:table-cell>
          <table:table-cell/>
          <table:table-cell office:value-type="float" office:value="1.03928244803955" calcext:value-type="float">
            <text:p>1.03928244803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928244803955" calcext:value-type="float">
            <text:p>1.03928244803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928244803955" calcext:value-type="float">
            <text:p>1.03928244803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928244803955" calcext:value-type="float">
            <text:p>1.03928244803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928244803955" calcext:value-type="float">
            <text:p>1.03928244803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344449819758" calcext:value-type="float">
            <text:p>1.11344449819758</text:p>
          </table:table-cell>
        </table:table-row>
        <table:table-row table:style-name="ro1">
          <table:table-cell office:value-type="float" office:value="-1.58355925254524" calcext:value-type="float">
            <text:p>-1.58355925254524</text:p>
          </table:table-cell>
          <table:table-cell/>
          <table:table-cell office:value-type="float" office:value="1.11446279664386" calcext:value-type="float">
            <text:p>1.11446279664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26600231814" calcext:value-type="float">
            <text:p>1.18826600231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26600231814" calcext:value-type="float">
            <text:p>1.18826600231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26600231814" calcext:value-type="float">
            <text:p>1.18826600231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826600231814" calcext:value-type="float">
            <text:p>1.18826600231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35362198663" calcext:value-type="float">
            <text:p>1.26035362198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837718934922" calcext:value-type="float">
            <text:p>1.33837718934922</text:p>
          </table:table-cell>
        </table:table-row>
        <table:table-row table:style-name="ro1">
          <table:table-cell office:value-type="float" office:value="-1.75958195416927" calcext:value-type="float">
            <text:p>-1.75958195416927</text:p>
          </table:table-cell>
          <table:table-cell/>
          <table:table-cell office:value-type="float" office:value="1.26165102701923" calcext:value-type="float">
            <text:p>1.26165102701923</text:p>
          </table:table-cell>
        </table:table-row>
        <table:table-row table:style-name="ro1">
          <table:table-cell office:value-type="float" office:value="-1.59613138076663" calcext:value-type="float">
            <text:p>-1.59613138076663</text:p>
          </table:table-cell>
          <table:table-cell/>
          <table:table-cell office:value-type="float" office:value="1.26119769432429" calcext:value-type="float">
            <text:p>1.26119769432429</text:p>
          </table:table-cell>
        </table:table-row>
        <table:table-row table:style-name="ro1">
          <table:table-cell office:value-type="float" office:value="-1.65928652529717" calcext:value-type="float">
            <text:p>-1.65928652529717</text:p>
          </table:table-cell>
          <table:table-cell/>
          <table:table-cell office:value-type="float" office:value="1.26196662626492" calcext:value-type="float">
            <text:p>1.26196662626492</text:p>
          </table:table-cell>
        </table:table-row>
        <table:table-row table:style-name="ro1">
          <table:table-cell office:value-type="float" office:value="-1.57904079563618" calcext:value-type="float">
            <text:p>-1.57904079563618</text:p>
          </table:table-cell>
          <table:table-cell/>
          <table:table-cell office:value-type="float" office:value="1.26089907230662" calcext:value-type="float">
            <text:p>1.26089907230662</text:p>
          </table:table-cell>
        </table:table-row>
        <table:table-row table:style-name="ro1">
          <table:table-cell office:value-type="float" office:value="-1.73221542886496" calcext:value-type="float">
            <text:p>-1.73221542886496</text:p>
          </table:table-cell>
          <table:table-cell/>
          <table:table-cell office:value-type="float" office:value="1.18473141049305" calcext:value-type="float">
            <text:p>1.18473141049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473141049305" calcext:value-type="float">
            <text:p>1.18473141049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473141049305" calcext:value-type="float">
            <text:p>1.18473141049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473141049305" calcext:value-type="float">
            <text:p>1.18473141049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473141049305" calcext:value-type="float">
            <text:p>1.18473141049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043659250152" calcext:value-type="float">
            <text:p>1.26043659250152</text:p>
          </table:table-cell>
        </table:table-row>
        <table:table-row table:style-name="ro1">
          <table:table-cell office:value-type="float" office:value="-1.677842587623" calcext:value-type="float">
            <text:p>-1.677842587623</text:p>
          </table:table-cell>
          <table:table-cell/>
          <table:table-cell office:value-type="float" office:value="1.18537858050922" calcext:value-type="float">
            <text:p>1.18537858050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537858050922" calcext:value-type="float">
            <text:p>1.18537858050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537858050922" calcext:value-type="float">
            <text:p>1.18537858050922</text:p>
          </table:table-cell>
        </table:table-row>
        <table:table-row table:style-name="ro1">
          <table:table-cell office:value-type="float" office:value="-1.60869294910431" calcext:value-type="float">
            <text:p>-1.60869294910431</text:p>
          </table:table-cell>
          <table:table-cell/>
          <table:table-cell office:value-type="float" office:value="1.11173178562954" calcext:value-type="float">
            <text:p>1.11173178562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173178562954" calcext:value-type="float">
            <text:p>1.11173178562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173178562954" calcext:value-type="float">
            <text:p>1.11173178562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173178562954" calcext:value-type="float">
            <text:p>1.11173178562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173178562954" calcext:value-type="float">
            <text:p>1.11173178562954</text:p>
          </table:table-cell>
        </table:table-row>
        <table:table-row table:style-name="ro1">
          <table:table-cell office:value-type="float" office:value="-1.54054884617925" calcext:value-type="float">
            <text:p>-1.54054884617925</text:p>
          </table:table-cell>
          <table:table-cell/>
          <table:table-cell office:value-type="float" office:value="1.03947568672792" calcext:value-type="float">
            <text:p>1.03947568672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947568672792" calcext:value-type="float">
            <text:p>1.03947568672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947568672792" calcext:value-type="float">
            <text:p>1.03947568672792</text:p>
          </table:table-cell>
        </table:table-row>
        <table:table-row table:style-name="ro1">
          <table:table-cell office:value-type="float" office:value="-1.74715179771781" calcext:value-type="float">
            <text:p>-1.74715179771781</text:p>
          </table:table-cell>
          <table:table-cell/>
          <table:table-cell office:value-type="float" office:value="0.96300320106021" calcext:value-type="float">
            <text:p>0.96300320106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300320106021" calcext:value-type="float">
            <text:p>0.96300320106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618435535328" calcext:value-type="float">
            <text:p>1.03618435535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961454091759" calcext:value-type="float">
            <text:p>1.10961454091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13274643041" calcext:value-type="float">
            <text:p>1.1813274643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13274643041" calcext:value-type="float">
            <text:p>1.1813274643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542752004278" calcext:value-type="float">
            <text:p>1.25542752004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542752004278" calcext:value-type="float">
            <text:p>1.25542752004278</text:p>
          </table:table-cell>
        </table:table-row>
        <table:table-row table:style-name="ro1">
          <table:table-cell office:value-type="float" office:value="-1.50314104478359" calcext:value-type="float">
            <text:p>-1.50314104478359</text:p>
          </table:table-cell>
          <table:table-cell/>
          <table:table-cell office:value-type="float" office:value="1.18393484565944" calcext:value-type="float">
            <text:p>1.18393484565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393484565944" calcext:value-type="float">
            <text:p>1.18393484565944</text:p>
          </table:table-cell>
        </table:table-row>
        <table:table-row table:style-name="ro1">
          <table:table-cell office:value-type="float" office:value="-1.49612810867727" calcext:value-type="float">
            <text:p>-1.49612810867727</text:p>
          </table:table-cell>
          <table:table-cell/>
          <table:table-cell office:value-type="float" office:value="1.11258529242113" calcext:value-type="float">
            <text:p>1.11258529242113</text:p>
          </table:table-cell>
        </table:table-row>
        <table:table-row table:style-name="ro1">
          <table:table-cell office:value-type="float" office:value="-1.72699297970831" calcext:value-type="float">
            <text:p>-1.72699297970831</text:p>
          </table:table-cell>
          <table:table-cell/>
          <table:table-cell office:value-type="float" office:value="1.03652421120259" calcext:value-type="float">
            <text:p>1.03652421120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965807349943" calcext:value-type="float">
            <text:p>1.10965807349943</text:p>
          </table:table-cell>
        </table:table-row>
        <table:table-row table:style-name="ro1">
          <table:table-cell office:value-type="float" office:value="-1.6006603975594" calcext:value-type="float">
            <text:p>-1.6006603975594</text:p>
          </table:table-cell>
          <table:table-cell/>
          <table:table-cell office:value-type="float" office:value="1.03617520824312" calcext:value-type="float">
            <text:p>1.03617520824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617520824312" calcext:value-type="float">
            <text:p>1.03617520824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617520824312" calcext:value-type="float">
            <text:p>1.03617520824312</text:p>
          </table:table-cell>
        </table:table-row>
        <table:table-row table:style-name="ro1">
          <table:table-cell office:value-type="float" office:value="-1.55577502517402" calcext:value-type="float">
            <text:p>-1.55577502517402</text:p>
          </table:table-cell>
          <table:table-cell/>
          <table:table-cell office:value-type="float" office:value="0.96360837099467" calcext:value-type="float">
            <text:p>0.96360837099467</text:p>
          </table:table-cell>
        </table:table-row>
        <table:table-row table:style-name="ro1">
          <table:table-cell office:value-type="float" office:value="-1.55699058512151" calcext:value-type="float">
            <text:p>-1.55699058512151</text:p>
          </table:table-cell>
          <table:table-cell/>
          <table:table-cell office:value-type="float" office:value="0.891016726400354" calcext:value-type="float">
            <text:p>0.891016726400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1016726400353" calcext:value-type="float">
            <text:p>0.891016726400353</text:p>
          </table:table-cell>
        </table:table-row>
        <table:table-row table:style-name="ro1">
          <table:table-cell office:value-type="float" office:value="-1.54739517078698" calcext:value-type="float">
            <text:p>-1.54739517078698</text:p>
          </table:table-cell>
          <table:table-cell/>
          <table:table-cell office:value-type="float" office:value="0.89534706891836" calcext:value-type="float">
            <text:p>0.89534706891836</text:p>
          </table:table-cell>
        </table:table-row>
        <table:table-row table:style-name="ro1">
          <table:table-cell office:value-type="float" office:value="-1.5601562035948" calcext:value-type="float">
            <text:p>-1.5601562035948</text:p>
          </table:table-cell>
          <table:table-cell/>
          <table:table-cell office:value-type="float" office:value="0.896081256207581" calcext:value-type="float">
            <text:p>0.896081256207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7076057305038" calcext:value-type="float">
            <text:p>0.97076057305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4380222194091" calcext:value-type="float">
            <text:p>1.04380222194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996988375448" calcext:value-type="float">
            <text:p>1.11996988375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996988375448" calcext:value-type="float">
            <text:p>1.11996988375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996988375448" calcext:value-type="float">
            <text:p>1.11996988375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996988375448" calcext:value-type="float">
            <text:p>1.11996988375448</text:p>
          </table:table-cell>
        </table:table-row>
        <table:table-row table:style-name="ro1">
          <table:table-cell office:value-type="float" office:value="-1.65606576076448" calcext:value-type="float">
            <text:p>-1.65606576076448</text:p>
          </table:table-cell>
          <table:table-cell/>
          <table:table-cell office:value-type="float" office:value="1.04535629680011" calcext:value-type="float">
            <text:p>1.04535629680011</text:p>
          </table:table-cell>
        </table:table-row>
        <table:table-row table:style-name="ro1">
          <table:table-cell office:value-type="float" office:value="-1.57203020617068" calcext:value-type="float">
            <text:p>-1.57203020617068</text:p>
          </table:table-cell>
          <table:table-cell/>
          <table:table-cell office:value-type="float" office:value="0.972457721163971" calcext:value-type="float">
            <text:p>0.972457721163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72457721163971" calcext:value-type="float">
            <text:p>0.972457721163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72457721163971" calcext:value-type="float">
            <text:p>0.972457721163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72457721163971" calcext:value-type="float">
            <text:p>0.972457721163971</text:p>
          </table:table-cell>
        </table:table-row>
        <table:table-row table:style-name="ro1">
          <table:table-cell office:value-type="float" office:value="-1.64439239597917" calcext:value-type="float">
            <text:p>-1.64439239597917</text:p>
          </table:table-cell>
          <table:table-cell/>
          <table:table-cell office:value-type="float" office:value="0.898082366143988" calcext:value-type="float">
            <text:p>0.898082366143988</text:p>
          </table:table-cell>
        </table:table-row>
        <table:table-row table:style-name="ro1">
          <table:table-cell office:value-type="float" office:value="-1.60655867927373" calcext:value-type="float">
            <text:p>-1.60655867927373</text:p>
          </table:table-cell>
          <table:table-cell/>
          <table:table-cell office:value-type="float" office:value="0.824479127791463" calcext:value-type="float">
            <text:p>0.824479127791463</text:p>
          </table:table-cell>
        </table:table-row>
        <table:table-row table:style-name="ro1">
          <table:table-cell office:value-type="float" office:value="-1.57367168142796" calcext:value-type="float">
            <text:p>-1.57367168142796</text:p>
          </table:table-cell>
          <table:table-cell/>
          <table:table-cell office:value-type="float" office:value="0.75154705266028" calcext:value-type="float">
            <text:p>0.75154705266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154705266028" calcext:value-type="float">
            <text:p>0.75154705266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154705266028" calcext:value-type="float">
            <text:p>0.75154705266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1547052660281" calcext:value-type="float">
            <text:p>0.751547052660281</text:p>
          </table:table-cell>
        </table:table-row>
        <table:table-row table:style-name="ro1">
          <table:table-cell office:value-type="float" office:value="-1.49462743186951" calcext:value-type="float">
            <text:p>-1.49462743186951</text:p>
          </table:table-cell>
          <table:table-cell/>
          <table:table-cell office:value-type="float" office:value="0.755286137471576" calcext:value-type="float">
            <text:p>0.755286137471576</text:p>
          </table:table-cell>
        </table:table-row>
        <table:table-row table:style-name="ro1">
          <table:table-cell office:value-type="float" office:value="-1.62303092454672" calcext:value-type="float">
            <text:p>-1.62303092454672</text:p>
          </table:table-cell>
          <table:table-cell/>
          <table:table-cell office:value-type="float" office:value="0.681346730848174" calcext:value-type="float">
            <text:p>0.681346730848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81346730848174" calcext:value-type="float">
            <text:p>0.681346730848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4993525727854" calcext:value-type="float">
            <text:p>0.754993525727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4993525727853" calcext:value-type="float">
            <text:p>0.7549935257278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54993525727853" calcext:value-type="float">
            <text:p>0.754993525727853</text:p>
          </table:table-cell>
        </table:table-row>
        <table:table-row table:style-name="ro1">
          <table:table-cell office:value-type="float" office:value="-1.63123243423104" calcext:value-type="float">
            <text:p>-1.63123243423104</text:p>
          </table:table-cell>
          <table:table-cell/>
          <table:table-cell office:value-type="float" office:value="0.680886741355791" calcext:value-type="float">
            <text:p>0.680886741355791</text:p>
          </table:table-cell>
        </table:table-row>
        <table:table-row table:style-name="ro1">
          <table:table-cell office:value-type="float" office:value="-1.54566686981916" calcext:value-type="float">
            <text:p>-1.54566686981916</text:p>
          </table:table-cell>
          <table:table-cell/>
          <table:table-cell office:value-type="float" office:value="0.608526192992135" calcext:value-type="float">
            <text:p>0.608526192992135</text:p>
          </table:table-cell>
        </table:table-row>
        <table:table-row table:style-name="ro1">
          <table:table-cell office:value-type="float" office:value="-1.62265898197591" calcext:value-type="float">
            <text:p>-1.62265898197591</text:p>
          </table:table-cell>
          <table:table-cell/>
          <table:table-cell office:value-type="float" office:value="0.60685047593506" calcext:value-type="float">
            <text:p>0.60685047593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0685047593506" calcext:value-type="float">
            <text:p>0.60685047593506</text:p>
          </table:table-cell>
        </table:table-row>
        <table:table-row table:style-name="ro1">
          <table:table-cell office:value-type="float" office:value="-1.61552284722626" calcext:value-type="float">
            <text:p>-1.61552284722626</text:p>
          </table:table-cell>
          <table:table-cell/>
          <table:table-cell office:value-type="float" office:value="0.533064295379422" calcext:value-type="float">
            <text:p>0.533064295379422</text:p>
          </table:table-cell>
        </table:table-row>
        <table:table-row table:style-name="ro1">
          <table:table-cell office:value-type="float" office:value="-1.53440768713951" calcext:value-type="float">
            <text:p>-1.53440768713951</text:p>
          </table:table-cell>
          <table:table-cell/>
          <table:table-cell office:value-type="float" office:value="0.537406011921836" calcext:value-type="float">
            <text:p>0.537406011921836</text:p>
          </table:table-cell>
        </table:table-row>
        <table:table-row table:style-name="ro1">
          <table:table-cell office:value-type="float" office:value="-1.69516431687474" calcext:value-type="float">
            <text:p>-1.69516431687474</text:p>
          </table:table-cell>
          <table:table-cell/>
          <table:table-cell office:value-type="float" office:value="0.461994495250923" calcext:value-type="float">
            <text:p>0.461994495250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61994495250923" calcext:value-type="float">
            <text:p>0.461994495250923</text:p>
          </table:table-cell>
        </table:table-row>
        <table:table-row table:style-name="ro1">
          <table:table-cell office:value-type="float" office:value="-1.54944144158661" calcext:value-type="float">
            <text:p>-1.54944144158661</text:p>
          </table:table-cell>
          <table:table-cell/>
          <table:table-cell office:value-type="float" office:value="0.38955691481038" calcext:value-type="float">
            <text:p>0.38955691481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8955691481038" calcext:value-type="float">
            <text:p>0.38955691481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8955691481038" calcext:value-type="float">
            <text:p>0.38955691481038</text:p>
          </table:table-cell>
        </table:table-row>
        <table:table-row table:style-name="ro1">
          <table:table-cell office:value-type="float" office:value="-1.93131968964636" calcext:value-type="float">
            <text:p>-1.93131968964636</text:p>
          </table:table-cell>
          <table:table-cell/>
          <table:table-cell office:value-type="float" office:value="0.309325900735965" calcext:value-type="float">
            <text:p>0.309325900735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09325900735964" calcext:value-type="float">
            <text:p>0.309325900735964</text:p>
          </table:table-cell>
        </table:table-row>
        <table:table-row table:style-name="ro1">
          <table:table-cell office:value-type="float" office:value="-1.56797873078585" calcext:value-type="float">
            <text:p>-1.56797873078585</text:p>
          </table:table-cell>
          <table:table-cell/>
          <table:table-cell office:value-type="float" office:value="0.308002682654286" calcext:value-type="float">
            <text:p>0.30800268265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08002682654286" calcext:value-type="float">
            <text:p>0.30800268265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79352235892597" calcext:value-type="float">
            <text:p>0.379352235892597</text:p>
          </table:table-cell>
        </table:table-row>
        <table:table-row table:style-name="ro1">
          <table:table-cell office:value-type="float" office:value="-1.59937561170757" calcext:value-type="float">
            <text:p>-1.59937561170757</text:p>
          </table:table-cell>
          <table:table-cell/>
          <table:table-cell office:value-type="float" office:value="0.381956671974245" calcext:value-type="float">
            <text:p>0.381956671974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81956671974245" calcext:value-type="float">
            <text:p>0.381956671974245</text:p>
          </table:table-cell>
        </table:table-row>
        <table:table-row table:style-name="ro1">
          <table:table-cell office:value-type="float" office:value="-1.81043718081415" calcext:value-type="float">
            <text:p>-1.81043718081415</text:p>
          </table:table-cell>
          <table:table-cell/>
          <table:table-cell office:value-type="float" office:value="0.377675513132312" calcext:value-type="float">
            <text:p>0.377675513132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77675513132312" calcext:value-type="float">
            <text:p>0.377675513132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77675513132312" calcext:value-type="float">
            <text:p>0.377675513132312</text:p>
          </table:table-cell>
        </table:table-row>
        <table:table-row table:style-name="ro1">
          <table:table-cell office:value-type="float" office:value="-1.67728408710659" calcext:value-type="float">
            <text:p>-1.67728408710659</text:p>
          </table:table-cell>
          <table:table-cell/>
          <table:table-cell office:value-type="float" office:value="0.375195736358178" calcext:value-type="float">
            <text:p>0.375195736358178</text:p>
          </table:table-cell>
        </table:table-row>
        <table:table-row table:style-name="ro1">
          <table:table-cell office:value-type="float" office:value="-1.55188781464696" calcext:value-type="float">
            <text:p>-1.55188781464696</text:p>
          </table:table-cell>
          <table:table-cell/>
          <table:table-cell office:value-type="float" office:value="0.375299874531128" calcext:value-type="float">
            <text:p>0.375299874531128</text:p>
          </table:table-cell>
        </table:table-row>
        <table:table-row table:style-name="ro1">
          <table:table-cell office:value-type="float" office:value="-1.62250527700186" calcext:value-type="float">
            <text:p>-1.62250527700186</text:p>
          </table:table-cell>
          <table:table-cell/>
          <table:table-cell office:value-type="float" office:value="0.301371195408641" calcext:value-type="float">
            <text:p>0.301371195408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7376701522062" calcext:value-type="float">
            <text:p>0.37376701522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6423264273575" calcext:value-type="float">
            <text:p>0.446423264273575</text:p>
          </table:table-cell>
        </table:table-row>
        <table:table-row table:style-name="ro1">
          <table:table-cell office:value-type="float" office:value="-1.78154768561423" calcext:value-type="float">
            <text:p>-1.78154768561423</text:p>
          </table:table-cell>
          <table:table-cell/>
          <table:table-cell office:value-type="float" office:value="0.36924882171002" calcext:value-type="float">
            <text:p>0.36924882171002</text:p>
          </table:table-cell>
        </table:table-row>
        <table:table-row table:style-name="ro1">
          <table:table-cell office:value-type="float" office:value="-1.74402607213855" calcext:value-type="float">
            <text:p>-1.74402607213855</text:p>
          </table:table-cell>
          <table:table-cell/>
          <table:table-cell office:value-type="float" office:value="0.292840126360253" calcext:value-type="float">
            <text:p>0.2928401263602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92840126360253" calcext:value-type="float">
            <text:p>0.292840126360253</text:p>
          </table:table-cell>
        </table:table-row>
        <table:table-row table:style-name="ro1">
          <table:table-cell office:value-type="float" office:value="-1.52957360703945" calcext:value-type="float">
            <text:p>-1.52957360703945</text:p>
          </table:table-cell>
          <table:table-cell/>
          <table:table-cell office:value-type="float" office:value="0.220808011930877" calcext:value-type="float">
            <text:p>0.220808011930877</text:p>
          </table:table-cell>
        </table:table-row>
        <table:table-row table:style-name="ro1">
          <table:table-cell office:value-type="float" office:value="-1.58387487573624" calcext:value-type="float">
            <text:p>-1.58387487573624</text:p>
          </table:table-cell>
          <table:table-cell/>
          <table:table-cell office:value-type="float" office:value="0.147667708344423" calcext:value-type="float">
            <text:p>0.147667708344423</text:p>
          </table:table-cell>
        </table:table-row>
        <table:table-row table:style-name="ro1">
          <table:table-cell office:value-type="float" office:value="-1.59651270990074" calcext:value-type="float">
            <text:p>-1.59651270990074</text:p>
          </table:table-cell>
          <table:table-cell/>
          <table:table-cell office:value-type="float" office:value="0.07426948977502" calcext:value-type="float">
            <text:p>0.07426948977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48883076729397" calcext:value-type="float">
            <text:p>0.148883076729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1781652365534" calcext:value-type="float">
            <text:p>0.221781652365534</text:p>
          </table:table-cell>
        </table:table-row>
        <table:table-row table:style-name="ro1">
          <table:table-cell office:value-type="float" office:value="-1.65354781515896" calcext:value-type="float">
            <text:p>-1.65354781515896</text:p>
          </table:table-cell>
          <table:table-cell/>
          <table:table-cell office:value-type="float" office:value="0.147219452056167" calcext:value-type="float">
            <text:p>0.147219452056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47219452056167" calcext:value-type="float">
            <text:p>0.147219452056167</text:p>
          </table:table-cell>
        </table:table-row>
        <table:table-row table:style-name="ro1">
          <table:table-cell office:value-type="float" office:value="-1.52701459521949" calcext:value-type="float">
            <text:p>-1.52701459521949</text:p>
          </table:table-cell>
          <table:table-cell/>
          <table:table-cell office:value-type="float" office:value="0.07523956235781" calcext:value-type="float">
            <text:p>0.07523956235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49614917377793" calcext:value-type="float">
            <text:p>0.149614917377793</text:p>
          </table:table-cell>
        </table:table-row>
        <table:table-row table:style-name="ro1">
          <table:table-cell office:value-type="float" office:value="-1.60212470143437" calcext:value-type="float">
            <text:p>-1.60212470143437</text:p>
          </table:table-cell>
          <table:table-cell/>
          <table:table-cell office:value-type="float" office:value="0.149705406721453" calcext:value-type="float">
            <text:p>0.149705406721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22637481852636" calcext:value-type="float">
            <text:p>0.222637481852636</text:p>
          </table:table-cell>
        </table:table-row>
        <table:table-row table:style-name="ro1">
          <table:table-cell office:value-type="float" office:value="-1.82626175321937" calcext:value-type="float">
            <text:p>-1.82626175321937</text:p>
          </table:table-cell>
          <table:table-cell/>
          <table:table-cell office:value-type="float" office:value="0.144550507297139" calcext:value-type="float">
            <text:p>0.144550507297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44550507297139" calcext:value-type="float">
            <text:p>0.144550507297139</text:p>
          </table:table-cell>
        </table:table-row>
        <table:table-row table:style-name="ro1">
          <table:table-cell office:value-type="float" office:value="-1.57161485074461" calcext:value-type="float">
            <text:p>-1.57161485074461</text:p>
          </table:table-cell>
          <table:table-cell/>
          <table:table-cell office:value-type="float" office:value="0.071660408302351" calcext:value-type="float">
            <text:p>0.071660408302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42979335483361" calcext:value-type="float">
            <text:p>0.142979335483361</text:p>
          </table:table-cell>
        </table:table-row>
        <table:table-row table:style-name="ro1">
          <table:table-cell office:value-type="float" office:value="-1.67684761191309" calcext:value-type="float">
            <text:p>-1.67684761191309</text:p>
          </table:table-cell>
          <table:table-cell/>
          <table:table-cell office:value-type="float" office:value="0.14188103574119" calcext:value-type="float">
            <text:p>0.14188103574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4188103574119" calcext:value-type="float">
            <text:p>0.14188103574119</text:p>
          </table:table-cell>
        </table:table-row>
        <table:table-row table:style-name="ro1">
          <table:table-cell office:value-type="float" office:value="-1.4968180210799" calcext:value-type="float">
            <text:p>-1.4968180210799</text:p>
          </table:table-cell>
          <table:table-cell/>
          <table:table-cell office:value-type="float" office:value="0.070517402657927" calcext:value-type="float">
            <text:p>0.070517402657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70517402657927" calcext:value-type="float">
            <text:p>0.070517402657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70517402657927" calcext:value-type="float">
            <text:p>0.070517402657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44624187029989" calcext:value-type="float">
            <text:p>0.144624187029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16984735393646" calcext:value-type="float">
            <text:p>0.216984735393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90916551352338" calcext:value-type="float">
            <text:p>0.290916551352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90916551352338" calcext:value-type="float">
            <text:p>0.290916551352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64702731907976" calcext:value-type="float">
            <text:p>0.364702731907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36833501033272" calcext:value-type="float">
            <text:p>0.43683350103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12245017704185" calcext:value-type="float">
            <text:p>0.512245017704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12245017704185" calcext:value-type="float">
            <text:p>0.512245017704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4682598144728" calcext:value-type="float">
            <text:p>0.58468259814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4682598144728" calcext:value-type="float">
            <text:p>0.58468259814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4682598144728" calcext:value-type="float">
            <text:p>0.58468259814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4913612219144" calcext:value-type="float">
            <text:p>0.664913612219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4913612219144" calcext:value-type="float">
            <text:p>0.664913612219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37729504684161" calcext:value-type="float">
            <text:p>0.737729504684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37729504684161" calcext:value-type="float">
            <text:p>0.737729504684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37729504684161" calcext:value-type="float">
            <text:p>0.737729504684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118614982105" calcext:value-type="float">
            <text:p>0.81118614982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118614982105" calcext:value-type="float">
            <text:p>0.81118614982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8950173919298" calcext:value-type="float">
            <text:p>0.888950173919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8950173919298" calcext:value-type="float">
            <text:p>0.888950173919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88950173919298" calcext:value-type="float">
            <text:p>0.888950173919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3996787941881" calcext:value-type="float">
            <text:p>0.963996787941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648429436325" calcext:value-type="float">
            <text:p>1.03648429436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041297348573" calcext:value-type="float">
            <text:p>1.11041297348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041297348573" calcext:value-type="float">
            <text:p>1.11041297348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1041297348573" calcext:value-type="float">
            <text:p>1.11041297348573</text:p>
          </table:table-cell>
        </table:table-row>
        <table:table-row table:style-name="ro1">
          <table:table-cell office:value-type="float" office:value="-1.59459785098731" calcext:value-type="float">
            <text:p>-1.59459785098731</text:p>
          </table:table-cell>
          <table:table-cell/>
          <table:table-cell office:value-type="float" office:value="1.11422827623322" calcext:value-type="float">
            <text:p>1.11422827623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063697158299" calcext:value-type="float">
            <text:p>1.19063697158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063697158299" calcext:value-type="float">
            <text:p>1.19063697158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266908601237" calcext:value-type="float">
            <text:p>1.26266908601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580938959882" calcext:value-type="float">
            <text:p>1.33580938959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920760816822" calcext:value-type="float">
            <text:p>1.40920760816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920760816822" calcext:value-type="float">
            <text:p>1.40920760816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920760816822" calcext:value-type="float">
            <text:p>1.40920760816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76980847759" calcext:value-type="float">
            <text:p>1.48376980847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76980847759" calcext:value-type="float">
            <text:p>1.48376980847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574969817595" calcext:value-type="float">
            <text:p>1.55574969817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574969817595" calcext:value-type="float">
            <text:p>1.55574969817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26244718481" calcext:value-type="float">
            <text:p>1.62926244718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26244718481" calcext:value-type="float">
            <text:p>1.62926244718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34942174031" calcext:value-type="float">
            <text:p>1.70734942174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34942174031" calcext:value-type="float">
            <text:p>1.70734942174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395207351" calcext:value-type="float">
            <text:p>1.7802395207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395207351" calcext:value-type="float">
            <text:p>1.7802395207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527722710067" calcext:value-type="float">
            <text:p>1.85527722710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527722710067" calcext:value-type="float">
            <text:p>1.85527722710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664086018393" calcext:value-type="float">
            <text:p>1.92664086018393</text:p>
          </table:table-cell>
        </table:table-row>
        <table:table-row table:style-name="ro1">
          <table:table-cell office:value-type="float" office:value="-1.52360257945955" calcext:value-type="float">
            <text:p>-1.52360257945955</text:p>
          </table:table-cell>
          <table:table-cell/>
          <table:table-cell office:value-type="float" office:value="1.85473060346027" calcext:value-type="float">
            <text:p>1.85473060346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473060346027" calcext:value-type="float">
            <text:p>1.85473060346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473060346027" calcext:value-type="float">
            <text:p>1.85473060346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473060346027" calcext:value-type="float">
            <text:p>1.85473060346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473060346027" calcext:value-type="float">
            <text:p>1.85473060346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473060346027" calcext:value-type="float">
            <text:p>1.85473060346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473060346027" calcext:value-type="float">
            <text:p>1.85473060346027</text:p>
          </table:table-cell>
        </table:table-row>
        <table:table-row table:style-name="ro1">
          <table:table-cell office:value-type="float" office:value="-1.54617022427619" calcext:value-type="float">
            <text:p>-1.54617022427619</text:p>
          </table:table-cell>
          <table:table-cell/>
          <table:table-cell office:value-type="float" office:value="1.78235978255667" calcext:value-type="float">
            <text:p>1.78235978255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235978255667" calcext:value-type="float">
            <text:p>1.78235978255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235978255667" calcext:value-type="float">
            <text:p>1.78235978255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235978255667" calcext:value-type="float">
            <text:p>1.78235978255667</text:p>
          </table:table-cell>
        </table:table-row>
        <table:table-row table:style-name="ro1">
          <table:table-cell office:value-type="float" office:value="-1.50833650757074" calcext:value-type="float">
            <text:p>-1.50833650757074</text:p>
          </table:table-cell>
          <table:table-cell/>
          <table:table-cell office:value-type="float" office:value="1.71076107832054" calcext:value-type="float">
            <text:p>1.71076107832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76107832054" calcext:value-type="float">
            <text:p>1.71076107832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76107832054" calcext:value-type="float">
            <text:p>1.71076107832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76107832054" calcext:value-type="float">
            <text:p>1.71076107832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76107832054" calcext:value-type="float">
            <text:p>1.71076107832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76107832054" calcext:value-type="float">
            <text:p>1.71076107832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76107832054" calcext:value-type="float">
            <text:p>1.71076107832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76107832054" calcext:value-type="float">
            <text:p>1.71076107832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41202181366" calcext:value-type="float">
            <text:p>1.7841202181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41202181366" calcext:value-type="float">
            <text:p>1.7841202181366</text:p>
          </table:table-cell>
        </table:table-row>
        <table:table-row table:style-name="ro1">
          <table:table-cell office:value-type="float" office:value="-1.86290572302639" calcext:value-type="float">
            <text:p>-1.86290572302639</text:p>
          </table:table-cell>
          <table:table-cell/>
          <table:table-cell office:value-type="float" office:value="1.70528540746259" calcext:value-type="float">
            <text:p>1.70528540746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528540746259" calcext:value-type="float">
            <text:p>1.70528540746259</text:p>
          </table:table-cell>
        </table:table-row>
        <table:table-row table:style-name="ro1">
          <table:table-cell office:value-type="float" office:value="-1.60886425388455" calcext:value-type="float">
            <text:p>-1.60886425388455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163511656699" calcext:value-type="float">
            <text:p>1.63163511656699</text:p>
          </table:table-cell>
        </table:table-row>
        <table:table-row table:style-name="ro1">
          <table:table-cell office:value-type="float" office:value="-1.60739760336876" calcext:value-type="float">
            <text:p>-1.60739760336876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01475731457" calcext:value-type="float">
            <text:p>1.55801475731457</text:p>
          </table:table-cell>
        </table:table-row>
        <table:table-row table:style-name="ro1">
          <table:table-cell office:value-type="float" office:value="-1.67258376553357" calcext:value-type="float">
            <text:p>-1.67258376553357</text:p>
          </table:table-cell>
          <table:table-cell/>
          <table:table-cell office:value-type="float" office:value="1.48306406822205" calcext:value-type="float">
            <text:p>1.48306406822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06406822205" calcext:value-type="float">
            <text:p>1.48306406822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497432494571" calcext:value-type="float">
            <text:p>1.5549743249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497432494571" calcext:value-type="float">
            <text:p>1.5549743249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497432494571" calcext:value-type="float">
            <text:p>1.5549743249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497432494571" calcext:value-type="float">
            <text:p>1.5549743249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497432494571" calcext:value-type="float">
            <text:p>1.5549743249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497432494571" calcext:value-type="float">
            <text:p>1.5549743249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497432494571" calcext:value-type="float">
            <text:p>1.5549743249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34514584931" calcext:value-type="float">
            <text:p>1.62734514584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34514584931" calcext:value-type="float">
            <text:p>1.62734514584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34514584931" calcext:value-type="float">
            <text:p>1.62734514584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34514584931" calcext:value-type="float">
            <text:p>1.62734514584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9894385008544" calcext:value-type="float">
            <text:p>1.69894385008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9894385008544" calcext:value-type="float">
            <text:p>1.69894385008544</text:p>
          </table:table-cell>
        </table:table-row>
        <table:table-row table:style-name="ro1">
          <table:table-cell office:value-type="float" office:value="-1.49826472514868" calcext:value-type="float">
            <text:p>-1.49826472514868</text:p>
          </table:table-cell>
          <table:table-cell/>
          <table:table-cell office:value-type="float" office:value="1.62755069242935" calcext:value-type="float">
            <text:p>1.6275506924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55069242935" calcext:value-type="float">
            <text:p>1.6275506924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55069242935" calcext:value-type="float">
            <text:p>1.6275506924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55069242935" calcext:value-type="float">
            <text:p>1.6275506924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55069242935" calcext:value-type="float">
            <text:p>1.6275506924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55069242935" calcext:value-type="float">
            <text:p>1.6275506924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55069242935" calcext:value-type="float">
            <text:p>1.6275506924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755069242935" calcext:value-type="float">
            <text:p>1.6275506924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638550310336" calcext:value-type="float">
            <text:p>1.70638550310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638550310336" calcext:value-type="float">
            <text:p>1.70638550310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03579399896" calcext:value-type="float">
            <text:p>1.78003579399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03579399896" calcext:value-type="float">
            <text:p>1.78003579399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03579399896" calcext:value-type="float">
            <text:p>1.78003579399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03579399896" calcext:value-type="float">
            <text:p>1.78003579399896</text:p>
          </table:table-cell>
        </table:table-row>
        <table:table-row table:style-name="ro1">
          <table:table-cell office:value-type="float" office:value="-1.56716092645824" calcext:value-type="float">
            <text:p>-1.56716092645824</text:p>
          </table:table-cell>
          <table:table-cell/>
          <table:table-cell office:value-type="float" office:value="1.70723659141818" calcext:value-type="float">
            <text:p>1.70723659141818</text:p>
          </table:table-cell>
        </table:table-row>
        <table:table-row table:style-name="ro1">
          <table:table-cell office:value-type="float" office:value="-1.62487538423538" calcext:value-type="float">
            <text:p>-1.62487538423538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325954276031" calcext:value-type="float">
            <text:p>1.6332595427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687990201274" calcext:value-type="float">
            <text:p>1.70687990201274</text:p>
          </table:table-cell>
        </table:table-row>
        <table:table-row table:style-name="ro1">
          <table:table-cell office:value-type="float" office:value="-1.48909757276475" calcext:value-type="float">
            <text:p>-1.48909757276475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567382909917" calcext:value-type="float">
            <text:p>1.6356738290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62451819169" calcext:value-type="float">
            <text:p>1.71062451819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1062451819169" calcext:value-type="float">
            <text:p>1.71062451819169</text:p>
          </table:table-cell>
        </table:table-row>
        <table:table-row table:style-name="ro1">
          <table:table-cell office:value-type="float" office:value="-1.62511004831791" calcext:value-type="float">
            <text:p>-1.62511004831791</text:p>
          </table:table-cell>
          <table:table-cell/>
          <table:table-cell office:value-type="float" office:value="1.63664268047092" calcext:value-type="float">
            <text:p>1.63664268047092</text:p>
          </table:table-cell>
        </table:table-row>
        <table:table-row table:style-name="ro1">
          <table:table-cell office:value-type="float" office:value="-1.82634505896866" calcext:value-type="float">
            <text:p>-1.82634505896866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55400579809" calcext:value-type="float">
            <text:p>1.5585540057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94716345418" calcext:value-type="float">
            <text:p>1.62994716345418</text:p>
          </table:table-cell>
        </table:table-row>
        <table:table-row table:style-name="ro1">
          <table:table-cell office:value-type="float" office:value="-1.64769763958156" calcext:value-type="float">
            <text:p>-1.64769763958156</text:p>
          </table:table-cell>
          <table:table-cell/>
          <table:table-cell office:value-type="float" office:value="1.55550435448313" calcext:value-type="float">
            <text:p>1.55550435448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550435448313" calcext:value-type="float">
            <text:p>1.55550435448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550435448313" calcext:value-type="float">
            <text:p>1.55550435448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550435448313" calcext:value-type="float">
            <text:p>1.55550435448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550435448313" calcext:value-type="float">
            <text:p>1.55550435448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830355706391" calcext:value-type="float">
            <text:p>1.62830355706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228060572178" calcext:value-type="float">
            <text:p>1.70228060572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228060572178" calcext:value-type="float">
            <text:p>1.70228060572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228060572178" calcext:value-type="float">
            <text:p>1.70228060572178</text:p>
          </table:table-cell>
        </table:table-row>
        <table:table-row table:style-name="ro1">
          <table:table-cell office:value-type="float" office:value="-1.58822554782629" calcext:value-type="float">
            <text:p>-1.58822554782629</text:p>
          </table:table-cell>
          <table:table-cell/>
          <table:table-cell office:value-type="float" office:value="1.629051512909" calcext:value-type="float">
            <text:p>1.629051512909</text:p>
          </table:table-cell>
        </table:table-row>
        <table:table-row table:style-name="ro1">
          <table:table-cell office:value-type="float" office:value="-1.66725337089896" calcext:value-type="float">
            <text:p>-1.66725337089896</text:p>
          </table:table-cell>
          <table:table-cell/>
          <table:table-cell office:value-type="float" office:value="1.55420960738045" calcext:value-type="float">
            <text:p>1.55420960738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420960738045" calcext:value-type="float">
            <text:p>1.55420960738045</text:p>
          </table:table-cell>
        </table:table-row>
        <table:table-row table:style-name="ro1">
          <table:table-cell office:value-type="float" office:value="-1.71369221951067" calcext:value-type="float">
            <text:p>-1.71369221951067</text:p>
          </table:table-cell>
          <table:table-cell/>
          <table:table-cell office:value-type="float" office:value="1.47841997024758" calcext:value-type="float">
            <text:p>1.47841997024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41997024758" calcext:value-type="float">
            <text:p>1.47841997024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41997024758" calcext:value-type="float">
            <text:p>1.47841997024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41997024758" calcext:value-type="float">
            <text:p>1.47841997024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4962604316114" calcext:value-type="float">
            <text:p>1.54962604316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4962604316114" calcext:value-type="float">
            <text:p>1.54962604316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4962604316114" calcext:value-type="float">
            <text:p>1.54962604316114</text:p>
          </table:table-cell>
        </table:table-row>
        <table:table-row table:style-name="ro1">
          <table:table-cell office:value-type="float" office:value="-1.73654263454676" calcext:value-type="float">
            <text:p>-1.73654263454676</text:p>
          </table:table-cell>
          <table:table-cell/>
          <table:table-cell office:value-type="float" office:value="1.47337007102753" calcext:value-type="float">
            <text:p>1.47337007102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337007102753" calcext:value-type="float">
            <text:p>1.47337007102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337007102753" calcext:value-type="float">
            <text:p>1.47337007102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337007102753" calcext:value-type="float">
            <text:p>1.47337007102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337007102753" calcext:value-type="float">
            <text:p>1.47337007102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337007102753" calcext:value-type="float">
            <text:p>1.47337007102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337007102753" calcext:value-type="float">
            <text:p>1.47337007102753</text:p>
          </table:table-cell>
        </table:table-row>
        <table:table-row table:style-name="ro1">
          <table:table-cell office:value-type="float" office:value="-1.5921632111311" calcext:value-type="float">
            <text:p>-1.5921632111311</text:p>
          </table:table-cell>
          <table:table-cell/>
          <table:table-cell office:value-type="float" office:value="1.40006061773914" calcext:value-type="float">
            <text:p>1.40006061773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404245545992" calcext:value-type="float">
            <text:p>1.47404245545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213113013275" calcext:value-type="float">
            <text:p>1.5521311301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213113013275" calcext:value-type="float">
            <text:p>1.5521311301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213113013275" calcext:value-type="float">
            <text:p>1.5521311301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213113013275" calcext:value-type="float">
            <text:p>1.55213113013275</text:p>
          </table:table-cell>
        </table:table-row>
        <table:table-row table:style-name="ro1">
          <table:table-cell office:value-type="float" office:value="-1.60733893734813" calcext:value-type="float">
            <text:p>-1.60733893734813</text:p>
          </table:table-cell>
          <table:table-cell/>
          <table:table-cell office:value-type="float" office:value="1.47851196814605" calcext:value-type="float">
            <text:p>1.47851196814605</text:p>
          </table:table-cell>
        </table:table-row>
        <table:table-row table:style-name="ro1">
          <table:table-cell office:value-type="float" office:value="-1.64239540463686" calcext:value-type="float">
            <text:p>-1.64239540463686</text:p>
          </table:table-cell>
          <table:table-cell/>
          <table:table-cell office:value-type="float" office:value="1.40417736805142" calcext:value-type="float">
            <text:p>1.40417736805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417736805142" calcext:value-type="float">
            <text:p>1.40417736805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417736805142" calcext:value-type="float">
            <text:p>1.40417736805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417736805142" calcext:value-type="float">
            <text:p>1.40417736805142</text:p>
          </table:table-cell>
        </table:table-row>
        <table:table-row table:style-name="ro1">
          <table:table-cell office:value-type="float" office:value="-1.56489289810061" calcext:value-type="float">
            <text:p>-1.56489289810061</text:p>
          </table:table-cell>
          <table:table-cell/>
          <table:table-cell office:value-type="float" office:value="1.33142445176365" calcext:value-type="float">
            <text:p>1.33142445176365</text:p>
          </table:table-cell>
        </table:table-row>
        <table:table-row table:style-name="ro1">
          <table:table-cell office:value-type="float" office:value="-1.56744838995934" calcext:value-type="float">
            <text:p>-1.56744838995934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861938258081" calcext:value-type="float">
            <text:p>1.25861938258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306219155186" calcext:value-type="float">
            <text:p>1.33306219155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306219155186" calcext:value-type="float">
            <text:p>1.33306219155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306219155186" calcext:value-type="float">
            <text:p>1.33306219155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306219155186" calcext:value-type="float">
            <text:p>1.33306219155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306219155186" calcext:value-type="float">
            <text:p>1.33306219155186</text:p>
          </table:table-cell>
        </table:table-row>
        <table:table-row table:style-name="ro1">
          <table:table-cell office:value-type="float" office:value="-1.75425273285508" calcext:value-type="float">
            <text:p>-1.75425273285508</text:p>
          </table:table-cell>
          <table:table-cell/>
          <table:table-cell office:value-type="float" office:value="1.25644478884053" calcext:value-type="float">
            <text:p>1.25644478884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644478884053" calcext:value-type="float">
            <text:p>1.25644478884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644478884053" calcext:value-type="float">
            <text:p>1.25644478884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644478884053" calcext:value-type="float">
            <text:p>1.25644478884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2967388165332" calcext:value-type="float">
            <text:p>1.32967388165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451578718187" calcext:value-type="float">
            <text:p>1.40451578718187</text:p>
          </table:table-cell>
        </table:table-row>
        <table:table-row table:style-name="ro1">
          <table:table-cell office:value-type="float" office:value="-1.52885905490816" calcext:value-type="float">
            <text:p>-1.52885905490816</text:p>
          </table:table-cell>
          <table:table-cell/>
          <table:table-cell office:value-type="float" office:value="1.33249825544905" calcext:value-type="float">
            <text:p>1.33249825544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28789258192" calcext:value-type="float">
            <text:p>1.40828789258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28789258192" calcext:value-type="float">
            <text:p>1.40828789258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28789258192" calcext:value-type="float">
            <text:p>1.40828789258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28789258192" calcext:value-type="float">
            <text:p>1.40828789258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28789258192" calcext:value-type="float">
            <text:p>1.40828789258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28789258192" calcext:value-type="float">
            <text:p>1.40828789258192</text:p>
          </table:table-cell>
        </table:table-row>
        <table:table-row table:style-name="ro1">
          <table:table-cell office:value-type="float" office:value="-1.74704150559902" calcext:value-type="float">
            <text:p>-1.74704150559902</text:p>
          </table:table-cell>
          <table:table-cell/>
          <table:table-cell office:value-type="float" office:value="1.33181765777377" calcext:value-type="float">
            <text:p>1.33181765777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07362990738" calcext:value-type="float">
            <text:p>1.40807362990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07362990738" calcext:value-type="float">
            <text:p>1.40807362990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07362990738" calcext:value-type="float">
            <text:p>1.40807362990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07362990738" calcext:value-type="float">
            <text:p>1.40807362990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07362990738" calcext:value-type="float">
            <text:p>1.40807362990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07362990738" calcext:value-type="float">
            <text:p>1.40807362990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807362990738" calcext:value-type="float">
            <text:p>1.40807362990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38308319577" calcext:value-type="float">
            <text:p>1.48138308319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38308319577" calcext:value-type="float">
            <text:p>1.48138308319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38308319577" calcext:value-type="float">
            <text:p>1.48138308319577</text:p>
          </table:table-cell>
        </table:table-row>
        <table:table-row table:style-name="ro1">
          <table:table-cell office:value-type="float" office:value="-1.58478537237644" calcext:value-type="float">
            <text:p>-1.58478537237644</text:p>
          </table:table-cell>
          <table:table-cell/>
          <table:table-cell office:value-type="float" office:value="1.40822419804523" calcext:value-type="float">
            <text:p>1.40822419804523</text:p>
          </table:table-cell>
        </table:table-row>
        <table:table-row table:style-name="ro1">
          <table:table-cell office:value-type="float" office:value="-1.82260686013401" calcext:value-type="float">
            <text:p>-1.82260686013401</text:p>
          </table:table-cell>
          <table:table-cell/>
          <table:table-cell office:value-type="float" office:value="1.33021181314454" calcext:value-type="float">
            <text:p>1.33021181314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021181314454" calcext:value-type="float">
            <text:p>1.33021181314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383097513123" calcext:value-type="float">
            <text:p>1.40383097513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16557522586" calcext:value-type="float">
            <text:p>1.47816557522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16557522586" calcext:value-type="float">
            <text:p>1.47816557522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16557522586" calcext:value-type="float">
            <text:p>1.47816557522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16557522586" calcext:value-type="float">
            <text:p>1.47816557522586</text:p>
          </table:table-cell>
        </table:table-row>
        <table:table-row table:style-name="ro1">
          <table:table-cell office:value-type="float" office:value="-1.60222443366945" calcext:value-type="float">
            <text:p>-1.60222443366945</text:p>
          </table:table-cell>
          <table:table-cell/>
          <table:table-cell office:value-type="float" office:value="1.47740370715303" calcext:value-type="float">
            <text:p>1.47740370715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020877633587" calcext:value-type="float">
            <text:p>1.55020877633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020877633587" calcext:value-type="float">
            <text:p>1.55020877633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020877633587" calcext:value-type="float">
            <text:p>1.55020877633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020877633587" calcext:value-type="float">
            <text:p>1.55020877633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020877633587" calcext:value-type="float">
            <text:p>1.55020877633587</text:p>
          </table:table-cell>
        </table:table-row>
        <table:table-row table:style-name="ro1">
          <table:table-cell office:value-type="float" office:value="-1.52102831447422" calcext:value-type="float">
            <text:p>-1.52102831447422</text:p>
          </table:table-cell>
          <table:table-cell/>
          <table:table-cell office:value-type="float" office:value="1.47835105563232" calcext:value-type="float">
            <text:p>1.4783510556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35105563232" calcext:value-type="float">
            <text:p>1.4783510556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35105563232" calcext:value-type="float">
            <text:p>1.4783510556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35105563232" calcext:value-type="float">
            <text:p>1.4783510556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35105563232" calcext:value-type="float">
            <text:p>1.4783510556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35105563232" calcext:value-type="float">
            <text:p>1.4783510556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35105563232" calcext:value-type="float">
            <text:p>1.4783510556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835105563232" calcext:value-type="float">
            <text:p>1.47835105563232</text:p>
          </table:table-cell>
        </table:table-row>
        <table:table-row table:style-name="ro1">
          <table:table-cell office:value-type="float" office:value="-1.52641854844987" calcext:value-type="float">
            <text:p>-1.52641854844987</text:p>
          </table:table-cell>
          <table:table-cell/>
          <table:table-cell office:value-type="float" office:value="1.40638333015375" calcext:value-type="float">
            <text:p>1.40638333015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638333015375" calcext:value-type="float">
            <text:p>1.40638333015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638333015375" calcext:value-type="float">
            <text:p>1.40638333015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00073286508" calcext:value-type="float">
            <text:p>1.48300073286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00073286508" calcext:value-type="float">
            <text:p>1.48300073286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00073286508" calcext:value-type="float">
            <text:p>1.48300073286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00073286508" calcext:value-type="float">
            <text:p>1.48300073286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00073286508" calcext:value-type="float">
            <text:p>1.48300073286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300073286508" calcext:value-type="float">
            <text:p>1.48300073286508</text:p>
          </table:table-cell>
        </table:table-row>
        <table:table-row table:style-name="ro1">
          <table:table-cell office:value-type="float" office:value="-1.60720752546191" calcext:value-type="float">
            <text:p>-1.60720752546191</text:p>
          </table:table-cell>
          <table:table-cell/>
          <table:table-cell office:value-type="float" office:value="1.48140178448643" calcext:value-type="float">
            <text:p>1.48140178448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40178448643" calcext:value-type="float">
            <text:p>1.48140178448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40178448643" calcext:value-type="float">
            <text:p>1.48140178448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40178448643" calcext:value-type="float">
            <text:p>1.48140178448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40178448643" calcext:value-type="float">
            <text:p>1.48140178448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40178448643" calcext:value-type="float">
            <text:p>1.48140178448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140178448643" calcext:value-type="float">
            <text:p>1.48140178448643</text:p>
          </table:table-cell>
        </table:table-row>
        <table:table-row table:style-name="ro1">
          <table:table-cell office:value-type="float" office:value="-1.55797030766606" calcext:value-type="float">
            <text:p>-1.55797030766606</text:p>
          </table:table-cell>
          <table:table-cell/>
          <table:table-cell office:value-type="float" office:value="1.48526038036261" calcext:value-type="float">
            <text:p>1.48526038036261</text:p>
          </table:table-cell>
        </table:table-row>
        <table:table-row table:style-name="ro1">
          <table:table-cell office:value-type="float" office:value="-1.62822521401346" calcext:value-type="float">
            <text:p>-1.62822521401346</text:p>
          </table:table-cell>
          <table:table-cell/>
          <table:table-cell office:value-type="float" office:value="1.41121496783173" calcext:value-type="float">
            <text:p>1.41121496783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121496783173" calcext:value-type="float">
            <text:p>1.41121496783173</text:p>
          </table:table-cell>
        </table:table-row>
        <table:table-row table:style-name="ro1">
          <table:table-cell office:value-type="float" office:value="-1.53286359747648" calcext:value-type="float">
            <text:p>-1.53286359747648</text:p>
          </table:table-cell>
          <table:table-cell/>
          <table:table-cell office:value-type="float" office:value="1.33911571074037" calcext:value-type="float">
            <text:p>1.33911571074037</text:p>
          </table:table-cell>
        </table:table-row>
        <table:table-row table:style-name="ro1">
          <table:table-cell office:value-type="float" office:value="-1.59288480318487" calcext:value-type="float">
            <text:p>-1.59288480318487</text:p>
          </table:table-cell>
          <table:table-cell/>
          <table:table-cell office:value-type="float" office:value="1.26579153108354" calcext:value-type="float">
            <text:p>1.26579153108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579153108354" calcext:value-type="float">
            <text:p>1.26579153108354</text:p>
          </table:table-cell>
        </table:table-row>
        <table:table-row table:style-name="ro1">
          <table:table-cell office:value-type="float" office:value="-1.54692584262192" calcext:value-type="float">
            <text:p>-1.54692584262192</text:p>
          </table:table-cell>
          <table:table-cell/>
          <table:table-cell office:value-type="float" office:value="1.19340528939737" calcext:value-type="float">
            <text:p>1.1934052893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340528939737" calcext:value-type="float">
            <text:p>1.1934052893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340528939737" calcext:value-type="float">
            <text:p>1.1934052893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340528939737" calcext:value-type="float">
            <text:p>1.1934052893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9340528939737" calcext:value-type="float">
            <text:p>1.1934052893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6656417454791" calcext:value-type="float">
            <text:p>1.26656417454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457655944861" calcext:value-type="float">
            <text:p>1.3445765594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457655944861" calcext:value-type="float">
            <text:p>1.3445765594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457655944861" calcext:value-type="float">
            <text:p>1.3445765594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457655944861" calcext:value-type="float">
            <text:p>1.3445765594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457655944861" calcext:value-type="float">
            <text:p>1.3445765594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457655944861" calcext:value-type="float">
            <text:p>1.3445765594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457655944861" calcext:value-type="float">
            <text:p>1.3445765594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809134380921" calcext:value-type="float">
            <text:p>1.41809134380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809134380921" calcext:value-type="float">
            <text:p>1.41809134380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809134380921" calcext:value-type="float">
            <text:p>1.41809134380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809134380921" calcext:value-type="float">
            <text:p>1.41809134380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809134380921" calcext:value-type="float">
            <text:p>1.41809134380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809134380921" calcext:value-type="float">
            <text:p>1.41809134380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994906451276" calcext:value-type="float">
            <text:p>1.48994906451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994906451276" calcext:value-type="float">
            <text:p>1.48994906451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994906451276" calcext:value-type="float">
            <text:p>1.48994906451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994906451276" calcext:value-type="float">
            <text:p>1.48994906451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994906451276" calcext:value-type="float">
            <text:p>1.48994906451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994906451276" calcext:value-type="float">
            <text:p>1.48994906451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994906451276" calcext:value-type="float">
            <text:p>1.48994906451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994906451276" calcext:value-type="float">
            <text:p>1.48994906451276</text:p>
          </table:table-cell>
        </table:table-row>
        <table:table-row table:style-name="ro1">
          <table:table-cell office:value-type="float" office:value="-1.5951070720464" calcext:value-type="float">
            <text:p>-1.5951070720464</text:p>
          </table:table-cell>
          <table:table-cell/>
          <table:table-cell office:value-type="float" office:value="1.48854725790875" calcext:value-type="float">
            <text:p>1.48854725790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854725790875" calcext:value-type="float">
            <text:p>1.48854725790875</text:p>
          </table:table-cell>
        </table:table-row>
        <table:table-row table:style-name="ro1">
          <table:table-cell office:value-type="float" office:value="-1.54414272660315" calcext:value-type="float">
            <text:p>-1.54414272660315</text:p>
          </table:table-cell>
          <table:table-cell/>
          <table:table-cell office:value-type="float" office:value="1.41621781450869" calcext:value-type="float">
            <text:p>1.41621781450869</text:p>
          </table:table-cell>
        </table:table-row>
        <table:table-row table:style-name="ro1">
          <table:table-cell office:value-type="float" office:value="-1.62867576905191" calcext:value-type="float">
            <text:p>-1.62867576905191</text:p>
          </table:table-cell>
          <table:table-cell/>
          <table:table-cell office:value-type="float" office:value="1.34216320697702" calcext:value-type="float">
            <text:p>1.34216320697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216320697702" calcext:value-type="float">
            <text:p>1.34216320697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216320697702" calcext:value-type="float">
            <text:p>1.34216320697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216320697702" calcext:value-type="float">
            <text:p>1.34216320697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216320697702" calcext:value-type="float">
            <text:p>1.34216320697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4216320697702" calcext:value-type="float">
            <text:p>1.34216320697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577968708848" calcext:value-type="float">
            <text:p>1.4157796870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577968708848" calcext:value-type="float">
            <text:p>1.4157796870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577968708848" calcext:value-type="float">
            <text:p>1.4157796870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577968708848" calcext:value-type="float">
            <text:p>1.4157796870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577968708848" calcext:value-type="float">
            <text:p>1.4157796870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577968708848" calcext:value-type="float">
            <text:p>1.4157796870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577968708848" calcext:value-type="float">
            <text:p>1.4157796870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839132602045" calcext:value-type="float">
            <text:p>1.48839132602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6243673855133" calcext:value-type="float">
            <text:p>1.56243673855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6243673855133" calcext:value-type="float">
            <text:p>1.56243673855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453599564269" calcext:value-type="float">
            <text:p>1.63453599564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86017529952" calcext:value-type="float">
            <text:p>1.70786017529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86017529952" calcext:value-type="float">
            <text:p>1.70786017529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024641698568" calcext:value-type="float">
            <text:p>1.78024641698568</text:p>
          </table:table-cell>
        </table:table-row>
        <table:table-row table:style-name="ro1">
          <table:table-cell office:value-type="float" office:value="-1.54339766814113" calcext:value-type="float">
            <text:p>-1.54339766814113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793217886036" calcext:value-type="float">
            <text:p>1.70793217886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130171094294" calcext:value-type="float">
            <text:p>1.78130171094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8130171094294" calcext:value-type="float">
            <text:p>1.78130171094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3631154343" calcext:value-type="float">
            <text:p>1.853631154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2768576187467" calcext:value-type="float">
            <text:p>1.92768576187467</text:p>
          </table:table-cell>
        </table:table-row>
        <table:table-row table:style-name="ro1">
          <table:table-cell office:value-type="float" office:value="-1.51321165388524" calcext:value-type="float">
            <text:p>-1.51321165388524</text:p>
          </table:table-cell>
          <table:table-cell/>
          <table:table-cell office:value-type="float" office:value="1.8559875648566" calcext:value-type="float">
            <text:p>1.8559875648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8559875648566" calcext:value-type="float">
            <text:p>1.8559875648566</text:p>
          </table:table-cell>
        </table:table-row>
        <table:table-row table:style-name="ro1">
          <table:table-cell office:value-type="float" office:value="-1.75698539609611" calcext:value-type="float">
            <text:p>-1.75698539609611</text:p>
          </table:table-cell>
          <table:table-cell/>
          <table:table-cell office:value-type="float" office:value="1.7793143935077" calcext:value-type="float">
            <text:p>1.7793143935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793143935077" calcext:value-type="float">
            <text:p>1.7793143935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793143935077" calcext:value-type="float">
            <text:p>1.7793143935077</text:p>
          </table:table-cell>
        </table:table-row>
        <table:table-row table:style-name="ro1">
          <table:table-cell office:value-type="float" office:value="-1.62170741912126" calcext:value-type="float">
            <text:p>-1.62170741912126</text:p>
          </table:table-cell>
          <table:table-cell/>
          <table:table-cell office:value-type="float" office:value="1.70540199719911" calcext:value-type="float">
            <text:p>1.70540199719911</text:p>
          </table:table-cell>
        </table:table-row>
        <table:table-row table:style-name="ro1">
          <table:table-cell office:value-type="float" office:value="-1.55539604268074" calcext:value-type="float">
            <text:p>-1.55539604268074</text:p>
          </table:table-cell>
          <table:table-cell/>
          <table:table-cell office:value-type="float" office:value="1.63284289428726" calcext:value-type="float">
            <text:p>1.63284289428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3284289428726" calcext:value-type="float">
            <text:p>1.63284289428726</text:p>
          </table:table-cell>
        </table:table-row>
        <table:table-row table:style-name="ro1">
          <table:table-cell office:value-type="float" office:value="-1.63040993662178" calcext:value-type="float">
            <text:p>-1.63040993662178</text:p>
          </table:table-cell>
          <table:table-cell/>
          <table:table-cell office:value-type="float" office:value="1.55875289558069" calcext:value-type="float">
            <text:p>1.55875289558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75289558069" calcext:value-type="float">
            <text:p>1.55875289558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75289558069" calcext:value-type="float">
            <text:p>1.55875289558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75289558069" calcext:value-type="float">
            <text:p>1.55875289558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75289558069" calcext:value-type="float">
            <text:p>1.55875289558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75289558069" calcext:value-type="float">
            <text:p>1.55875289558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875289558069" calcext:value-type="float">
            <text:p>1.55875289558069</text:p>
          </table:table-cell>
        </table:table-row>
        <table:table-row table:style-name="ro1">
          <table:table-cell office:value-type="float" office:value="-1.55743644687831" calcext:value-type="float">
            <text:p>-1.55743644687831</text:p>
          </table:table-cell>
          <table:table-cell/>
          <table:table-cell office:value-type="float" office:value="1.48615215176685" calcext:value-type="float">
            <text:p>1.48615215176685</text:p>
          </table:table-cell>
        </table:table-row>
        <table:table-row table:style-name="ro1">
          <table:table-cell office:value-type="float" office:value="-1.52083471660614" calcext:value-type="float">
            <text:p>-1.52083471660614</text:p>
          </table:table-cell>
          <table:table-cell/>
          <table:table-cell office:value-type="float" office:value="1.41429838204019" calcext:value-type="float">
            <text:p>1.41429838204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429838204019" calcext:value-type="float">
            <text:p>1.4142983820401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1.33266572897897" calcext:value-type="float">
            <text:p>1.33266572897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66572897897" calcext:value-type="float">
            <text:p>1.33266572897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66572897897" calcext:value-type="float">
            <text:p>1.33266572897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66572897897" calcext:value-type="float">
            <text:p>1.33266572897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66572897897" calcext:value-type="float">
            <text:p>1.33266572897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66572897897" calcext:value-type="float">
            <text:p>1.33266572897897</text:p>
          </table:table-cell>
        </table:table-row>
        <table:table-row table:style-name="ro1">
          <table:table-cell office:value-type="float" office:value="-1.56867568311095" calcext:value-type="float">
            <text:p>-1.56867568311095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983561299711" calcext:value-type="float">
            <text:p>1.25983561299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214985112244" calcext:value-type="float">
            <text:p>1.3321498511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38480481405" calcext:value-type="float">
            <text:p>1.4038480481405</text:p>
          </table:table-cell>
        </table:table-row>
        <table:table-row table:style-name="ro1">
          <table:table-cell office:value-type="float" office:value="-1.86926629298329" calcext:value-type="float">
            <text:p>-1.86926629298329</text:p>
          </table:table-cell>
          <table:table-cell/>
          <table:table-cell office:value-type="float" office:value="1.32488342991636" calcext:value-type="float">
            <text:p>1.32488342991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155660126526" calcext:value-type="float">
            <text:p>1.40155660126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155660126526" calcext:value-type="float">
            <text:p>1.40155660126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0155660126526" calcext:value-type="float">
            <text:p>1.40155660126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7546899757385" calcext:value-type="float">
            <text:p>1.47546899757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480281004857" calcext:value-type="float">
            <text:p>1.5480281004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480281004857" calcext:value-type="float">
            <text:p>1.548028100485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1.54048544613105" calcext:value-type="float">
            <text:p>1.54048544613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4048544613105" calcext:value-type="float">
            <text:p>1.5404854461310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1.45885279306982" calcext:value-type="float">
            <text:p>1.45885279306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5885279306982" calcext:value-type="float">
            <text:p>1.45885279306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5885279306982" calcext:value-type="float">
            <text:p>1.45885279306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5885279306982" calcext:value-type="float">
            <text:p>1.45885279306982</text:p>
          </table:table-cell>
        </table:table-row>
        <table:table-row table:style-name="ro1">
          <table:table-cell office:value-type="float" office:value="-1.71309499942064" calcext:value-type="float">
            <text:p>-1.71309499942064</text:p>
          </table:table-cell>
          <table:table-cell/>
          <table:table-cell office:value-type="float" office:value="1.38307534410205" calcext:value-type="float">
            <text:p>1.38307534410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556760879159" calcext:value-type="float">
            <text:p>1.4556760879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2752985764255" calcext:value-type="float">
            <text:p>1.52752985764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2752985764255" calcext:value-type="float">
            <text:p>1.52752985764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0916251070378" calcext:value-type="float">
            <text:p>1.60916251070378</text:p>
          </table:table-cell>
        </table:table-row>
        <table:table-row table:style-name="ro1">
          <table:table-cell office:value-type="float" office:value="-1.51578709219098" calcext:value-type="float">
            <text:p>-1.51578709219098</text:p>
          </table:table-cell>
          <table:table-cell/>
          <table:table-cell office:value-type="float" office:value="1.53741175372029" calcext:value-type="float">
            <text:p>1.53741175372029</text:p>
          </table:table-cell>
        </table:table-row>
        <table:table-row table:style-name="ro1">
          <table:table-cell office:value-type="float" office:value="-1.5378513825506" calcext:value-type="float">
            <text:p>-1.5378513825506</text:p>
          </table:table-cell>
          <table:table-cell/>
          <table:table-cell office:value-type="float" office:value="1.46521070509681" calcext:value-type="float">
            <text:p>1.4652107050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6521070509681" calcext:value-type="float">
            <text:p>1.46521070509681</text:p>
          </table:table-cell>
        </table:table-row>
        <table:table-row table:style-name="ro1">
          <table:table-cell office:value-type="float" office:value="-1.53424576892257" calcext:value-type="float">
            <text:p>-1.53424576892257</text:p>
          </table:table-cell>
          <table:table-cell/>
          <table:table-cell office:value-type="float" office:value="1.39308324042492" calcext:value-type="float">
            <text:p>1.39308324042492</text:p>
          </table:table-cell>
        </table:table-row>
        <table:table-row table:style-name="ro1">
          <table:table-cell office:value-type="float" office:value="-1.80971558876037" calcext:value-type="float">
            <text:p>-1.80971558876037</text:p>
          </table:table-cell>
          <table:table-cell/>
          <table:table-cell office:value-type="float" office:value="1.31533394269511" calcext:value-type="float">
            <text:p>1.31533394269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8816405867697" calcext:value-type="float">
            <text:p>1.38816405867697</text:p>
          </table:table-cell>
        </table:table-row>
        <table:table-row table:style-name="ro1">
          <table:table-cell office:value-type="float" office:value="-1.52325175665617" calcext:value-type="float">
            <text:p>-1.52325175665617</text:p>
          </table:table-cell>
          <table:table-cell/>
          <table:table-cell office:value-type="float" office:value="1.31626096160235" calcext:value-type="float">
            <text:p>1.31626096160235</text:p>
          </table:table-cell>
        </table:table-row>
        <table:table-row table:style-name="ro1">
          <table:table-cell office:value-type="float" office:value="-1.50146202327311" calcext:value-type="float">
            <text:p>-1.50146202327311</text:p>
          </table:table-cell>
          <table:table-cell/>
          <table:table-cell office:value-type="float" office:value="1.24480255296413" calcext:value-type="float">
            <text:p>1.24480255296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4480255296413" calcext:value-type="float">
            <text:p>1.24480255296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4480255296413" calcext:value-type="float">
            <text:p>1.24480255296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4480255296413" calcext:value-type="float">
            <text:p>1.24480255296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4480255296413" calcext:value-type="float">
            <text:p>1.24480255296413</text:p>
          </table:table-cell>
        </table:table-row>
        <table:table-row table:style-name="ro1">
          <table:table-cell office:value-type="float" office:value="-1.6513877322793" calcext:value-type="float">
            <text:p>-1.6513877322793</text:p>
          </table:table-cell>
          <table:table-cell/>
          <table:table-cell office:value-type="float" office:value="1.17028443597884" calcext:value-type="float">
            <text:p>1.17028443597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028443597884" calcext:value-type="float">
            <text:p>1.17028443597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028443597884" calcext:value-type="float">
            <text:p>1.17028443597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028443597884" calcext:value-type="float">
            <text:p>1.17028443597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028443597884" calcext:value-type="float">
            <text:p>1.17028443597884</text:p>
          </table:table-cell>
        </table:table-row>
        <table:table-row table:style-name="ro1">
          <table:table-cell office:value-type="float" office:value="-1.68696515383124" calcext:value-type="float">
            <text:p>-1.68696515383124</text:p>
          </table:table-cell>
          <table:table-cell/>
          <table:table-cell office:value-type="float" office:value="1.09504024916595" calcext:value-type="float">
            <text:p>1.09504024916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9504024916595" calcext:value-type="float">
            <text:p>1.09504024916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9504024916595" calcext:value-type="float">
            <text:p>1.09504024916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9504024916595" calcext:value-type="float">
            <text:p>1.09504024916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9504024916595" calcext:value-type="float">
            <text:p>1.09504024916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9504024916595" calcext:value-type="float">
            <text:p>1.09504024916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40048673901" calcext:value-type="float">
            <text:p>1.1740048673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40048673901" calcext:value-type="float">
            <text:p>1.1740048673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40048673901" calcext:value-type="float">
            <text:p>1.1740048673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40048673901" calcext:value-type="float">
            <text:p>1.1740048673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40048673901" calcext:value-type="float">
            <text:p>1.1740048673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40048673901" calcext:value-type="float">
            <text:p>1.1740048673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740048673901" calcext:value-type="float">
            <text:p>1.1740048673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563752045133" calcext:value-type="float">
            <text:p>1.25563752045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563752045133" calcext:value-type="float">
            <text:p>1.25563752045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727017351255" calcext:value-type="float">
            <text:p>1.33727017351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727017351255" calcext:value-type="float">
            <text:p>1.33727017351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727017351255" calcext:value-type="float">
            <text:p>1.33727017351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33727017351255" calcext:value-type="float">
            <text:p>1.33727017351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304762248032" calcext:value-type="float">
            <text:p>1.41304762248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304762248032" calcext:value-type="float">
            <text:p>1.41304762248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304762248032" calcext:value-type="float">
            <text:p>1.41304762248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304762248032" calcext:value-type="float">
            <text:p>1.41304762248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1304762248032" calcext:value-type="float">
            <text:p>1.41304762248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8479837946381" calcext:value-type="float">
            <text:p>1.48479837946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699942808729" calcext:value-type="float">
            <text:p>1.55699942808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5699942808729" calcext:value-type="float">
            <text:p>1.55699942808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62912689275918" calcext:value-type="float">
            <text:p>1.62912689275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687619048898" calcext:value-type="float">
            <text:p>1.70687619048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70687619048898" calcext:value-type="float">
            <text:p>1.7068761904889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1.62524353742776" calcext:value-type="float">
            <text:p>1.6252435374277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1.54361088436653" calcext:value-type="float">
            <text:p>1.54361088436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4361088436653" calcext:value-type="float">
            <text:p>1.5436108843665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1.46197823130531" calcext:value-type="float">
            <text:p>1.46197823130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6197823130531" calcext:value-type="float">
            <text:p>1.46197823130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6197823130531" calcext:value-type="float">
            <text:p>1.46197823130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6197823130531" calcext:value-type="float">
            <text:p>1.46197823130531</text:p>
          </table:table-cell>
        </table:table-row>
        <table:table-row table:style-name="ro1">
          <table:table-cell office:value-type="float" office:value="-1.49933362004459" calcext:value-type="float">
            <text:p>-1.49933362004459</text:p>
          </table:table-cell>
          <table:table-cell/>
          <table:table-cell office:value-type="float" office:value="1.39056325946767" calcext:value-type="float">
            <text:p>1.39056325946767</text:p>
          </table:table-cell>
        </table:table-row>
        <table:table-row table:style-name="ro1">
          <table:table-cell office:value-type="float" office:value="-1.55292502989173" calcext:value-type="float">
            <text:p>-1.55292502989173</text:p>
          </table:table-cell>
          <table:table-cell/>
          <table:table-cell office:value-type="float" office:value="1.38995768246286" calcext:value-type="float">
            <text:p>1.38995768246286</text:p>
          </table:table-cell>
        </table:table-row>
        <table:table-row table:style-name="ro1">
          <table:table-cell office:value-type="float" office:value="-1.58273675493598" calcext:value-type="float">
            <text:p>-1.58273675493598</text:p>
          </table:table-cell>
          <table:table-cell/>
          <table:table-cell office:value-type="float" office:value="1.38829901446974" calcext:value-type="float">
            <text:p>1.38829901446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10T14:46:26.102956290</dc:date>
    <meta:editing-duration>PT3S</meta:editing-duration>
    <meta:editing-cycles>1</meta:editing-cycles>
    <meta:document-statistic meta:table-count="1" meta:cell-count="240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94cm" svg:height="9cm" xlink:href=".." xlink:type="simple" chart:class="chart:line" chart:style-name="ch1">
        <chart:legend chart:legend-position="end" svg:x="16.862cm" svg:y="4.201cm" style:legend-expansion="high" chart:style-name="ch2"/>
        <chart:plot-area chart:style-name="ch3" table:cell-range-address="rewardlist_10_06_2021fullplots.A2:rewardlist_10_06_2021fullplots.A1202" chart:data-source-has-labels="row" svg:x="0.395cm" svg:y="0.18cm" svg:width="16.072cm" svg:height="8.64cm">
          <chartooo:coordinate-region svg:x="1.228cm" svg:y="0.379cm" svg:width="15.2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6_2021fullplots.A3:rewardlist_10_06_2021fullplots.A1202" chart:label-cell-address="rewardlist_10_06_2021fullplots.A2:rewardlist_10_06_2021fullplots.A2" chart:class="chart:line"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6_2021fullplots.A2:rewardlist_10_06_2021fullplot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3514897776842">
                <text:p>-1.63514897776842</text:p>
                <draw:g>
                  <svg:desc>rewardlist_10_06_2021fullplots.A3:rewardlist_10_06_2021fullplots.A1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911920817792">
                <text:p>-1.84911920817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7064284569919">
                <text:p>-1.77064284569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8041919924915">
                <text:p>-1.68041919924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8850924349427">
                <text:p>-1.68850924349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1098864140809">
                <text:p>-1.81098864140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6328612671196">
                <text:p>-1.7632861267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5494406645">
                <text:p>-1.65494406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3739588635862">
                <text:p>-1.63739588635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2836224462986">
                <text:p>-1.72836224462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3225414843857">
                <text:p>-1.73225414843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6598568910956">
                <text:p>-1.86598568910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1908455225527">
                <text:p>-1.81908455225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9951474109292">
                <text:p>-1.79951474109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8042926338911">
                <text:p>-1.88042926338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0413317810893">
                <text:p>-1.70413317810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3759535082877">
                <text:p>-1.63759535082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78045532431007">
                <text:p>-1.78045532431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4717668531835">
                <text:p>-1.64717668531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2424129546881">
                <text:p>-1.82424129546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8789065576494">
                <text:p>-1.78789065576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0963228301108">
                <text:p>-1.80963228301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3660809261799">
                <text:p>-1.83660809261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95024886786342">
                <text:p>-1.95024886786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053347902894">
                <text:p>-1.87053347902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769926079005">
                <text:p>-1.8769926079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4539181709886">
                <text:p>-1.74539181709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90023139199316">
                <text:p>-1.90023139199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3997200224102">
                <text:p>-1.83997200224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73747307763398">
                <text:p>-1.73747307763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6192834712267">
                <text:p>-1.86192834712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9328274063766">
                <text:p>-1.93282740637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5319229907393">
                <text:p>-1.653192299073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9113278793693">
                <text:p>-1.69113278793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91967565787137">
                <text:p>-1.91967565787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67389553775489">
                <text:p>-1.67389553775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4374027770162">
                <text:p>-1.54374027770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0496438470483">
                <text:p>-1.50496438470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4516468868256">
                <text:p>-1.54516468868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76372377522588">
                <text:p>-1.76372377522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7606994835138">
                <text:p>-1.57606994835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8397578129172">
                <text:p>-1.58397578129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62355539877117">
                <text:p>-1.62355539877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4960218648315">
                <text:p>-1.549602186483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70964895736873">
                <text:p>-1.70964895736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4578772182167">
                <text:p>-1.54578772182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79488364542425">
                <text:p>-1.79488364542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51384055362642">
                <text:p>-1.51384055362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58833466662466">
                <text:p>-1.58833466662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82802056051791">
                <text:p>-1.82802056051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65049835540652">
                <text:p>-1.65049835540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55680637381673">
                <text:p>-1.556806373816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70144392772317">
                <text:p>-1.70144392772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90171681563556">
                <text:p>-1.90171681563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2612589592338">
                <text:p>-1.726125895923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63079243907631">
                <text:p>-1.63079243907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58589298684597">
                <text:p>-1.585892986845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4860294719637">
                <text:p>-1.848602947196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0620643527806">
                <text:p>-1.70620643527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87201420938969">
                <text:p>-1.87201420938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8493413619697">
                <text:p>-1.68493413619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4767769313455">
                <text:p>-1.64767769313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7582707102597">
                <text:p>-1.575827071025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4403101329208">
                <text:p>-1.64403101329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3634996212721">
                <text:p>-1.83634996212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80618624095917">
                <text:p>-1.80618624095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67596762160361">
                <text:p>-1.67596762160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53721544288695">
                <text:p>-1.537215442886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58285408697724">
                <text:p>-1.582854086977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1969727338255">
                <text:p>-1.71969727338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56829200733602">
                <text:p>-1.56829200733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68105983219445">
                <text:p>-1.681059832194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3099097809791">
                <text:p>-1.53099097809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525000004071">
                <text:p>-1.5250000040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77008434518278">
                <text:p>-1.77008434518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82614324785769">
                <text:p>-1.826143247857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5180269608587">
                <text:p>-1.5180269608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6420063905716">
                <text:p>-1.564200639057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64160224003792">
                <text:p>-1.641602240037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52974373849928">
                <text:p>-1.52974373849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70922186873853">
                <text:p>-1.709221868738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51062682901621">
                <text:p>-1.510626829016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55550281483829">
                <text:p>-1.555502814838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529694007635">
                <text:p>-1.58529694007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51300045621097">
                <text:p>-1.513000456210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50368546545506">
                <text:p>-1.50368546545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59100749052465">
                <text:p>-1.591007490524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63093323752582">
                <text:p>-1.630933237525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53491221491695">
                <text:p>-1.53491221491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64319678247869">
                <text:p>-1.643196782478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60097132746875">
                <text:p>-1.6009713274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59199073303044">
                <text:p>-1.59199073303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383988600075">
                <text:p>-1.593839886000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55671133486331">
                <text:p>-1.556711334863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53519029185474">
                <text:p>-1.53519029185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2834137273431">
                <text:p>-1.628341372734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49115323012769">
                <text:p>-1.491153230127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61429203411341">
                <text:p>-1.61429203411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51415383017659">
                <text:p>-1.514153830176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51857842145264">
                <text:p>-1.518578421452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67947819627821">
                <text:p>-1.679478196278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66653764544725">
                <text:p>-1.666537645447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66275838039815">
                <text:p>-1.66275838039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62884590051174">
                <text:p>-1.628845900511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65952353602052">
                <text:p>-1.659523536020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55422154894769">
                <text:p>-1.554221548947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5877285882831">
                <text:p>-1.558772858828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72568355412781">
                <text:p>-1.725683554127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51889756460488">
                <text:p>-1.518897564604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82573962563574">
                <text:p>-1.825739625635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55916592116654">
                <text:p>-1.55916592116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53400993151963">
                <text:p>-1.53400993151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58954201332927">
                <text:p>-1.58954201332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52361900594532">
                <text:p>-1.523619005945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50076272430718">
                <text:p>-1.500762724307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75362969971597">
                <text:p>-1.753629699715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281198630482">
                <text:p>-1.52811986304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52434411796033">
                <text:p>-1.524344117960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54593438687325">
                <text:p>-1.54593438687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54114958623052">
                <text:p>-1.541149586230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57315190048516">
                <text:p>-1.573151900485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53674024811983">
                <text:p>-1.536740248119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67266237800121">
                <text:p>-1.672662378001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55970682187676">
                <text:p>-1.559706821876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53305250206292">
                <text:p>-1.533052502062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57871930584311">
                <text:p>-1.578719305843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75723414002359">
                <text:p>-1.757234140023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50834120085239">
                <text:p>-1.508341200852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713815418154">
                <text:p>-1.7138154181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64513041451871">
                <text:p>-1.645130414518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49133274815082">
                <text:p>-1.491332748150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57288438343108">
                <text:p>-1.57288438343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49650709117055">
                <text:p>-1.496507091170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52017765717506">
                <text:p>-1.520177657175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71477871421278">
                <text:p>-1.714778714212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59236032896042">
                <text:p>-1.592360328960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7803760668337">
                <text:p>-1.578037606683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1242997461855">
                <text:p>-1.61242997461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57867471966743">
                <text:p>-1.578674719667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66547813711465">
                <text:p>-1.665478137114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49997659963071">
                <text:p>-1.499976599630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55501236690581">
                <text:p>-1.555012366905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63523228351772">
                <text:p>-1.63523228351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5565247769177">
                <text:p>-1.55652477691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51731006208658">
                <text:p>-1.517310062086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50155706222653">
                <text:p>-1.501557062226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187117828429">
                <text:p>-1.54187117828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9273579149246">
                <text:p>-1.592735791492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54484202556908">
                <text:p>-1.544842025569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49433292844594">
                <text:p>-1.494332928445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1438966757953">
                <text:p>-1.514389667579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54384470321834">
                <text:p>-1.543844703218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61553106046915">
                <text:p>-1.615531060469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57155031812191">
                <text:p>-1.571550318121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49969852269292">
                <text:p>-1.499698522692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51724435614347">
                <text:p>-1.517244356143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60861433663666">
                <text:p>-1.608614336636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49413111733496">
                <text:p>-1.494131117334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7066421333849">
                <text:p>-1.670664213338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57774662322104">
                <text:p>-1.577746623221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5814848220557">
                <text:p>-1.58148482205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7155618472397">
                <text:p>-1.571556184723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77528450125158">
                <text:p>-1.775284501251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54275116859377">
                <text:p>-1.542751168593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57800592703223">
                <text:p>-1.578005927032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54427296516895">
                <text:p>-1.544272965168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71267964399457">
                <text:p>-1.712679643994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1311192165017">
                <text:p>-1.513111921650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63807523887754">
                <text:p>-1.638075238877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6185535338521">
                <text:p>-1.61855353385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52993146976531">
                <text:p>-1.529931469765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71115550077856">
                <text:p>-1.711155500778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6400704118908">
                <text:p>-1.564007041189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52544234586656">
                <text:p>-1.525442345866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68455398038328">
                <text:p>-1.684553980383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49966566972136">
                <text:p>-1.499665669721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61444808572829">
                <text:p>-1.614448085728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8518664795756">
                <text:p>-1.585186647957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94243220727444">
                <text:p>-1.942432207274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85919333724082">
                <text:p>-1.859193337240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82466838409901">
                <text:p>-1.824668384099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53118926924765">
                <text:p>-1.531189269247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631488218081">
                <text:p>-1.6314882180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59968771493733">
                <text:p>-1.599687714937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55012548738718">
                <text:p>-1.550125487387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65623002562225">
                <text:p>-1.656230025622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50672319200337">
                <text:p>-1.506723192003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63394045774341">
                <text:p>-1.633940457743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63345587641299">
                <text:p>-1.633455876412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61635707803965">
                <text:p>-1.616357078039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53229336375594">
                <text:p>-1.532293363755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82315480076671">
                <text:p>-1.823154800766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57391807871461">
                <text:p>-1.573918078714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69696419038773">
                <text:p>-1.696964190387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52673065167964">
                <text:p>-1.526730651679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70955391841531">
                <text:p>-1.709553918415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58587656036019">
                <text:p>-1.585876560360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59807909265161">
                <text:p>-1.598079092651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51393324593902">
                <text:p>-1.513933245939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63090273119509">
                <text:p>-1.630902731195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58355925254524">
                <text:p>-1.583559252545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75958195416927">
                <text:p>-1.759581954169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59613138076663">
                <text:p>-1.596131380766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65928652529717">
                <text:p>-1.659286525297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.57904079563618">
                <text:p>-1.579040795636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73221542886496">
                <text:p>-1.732215428864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677842587623">
                <text:p>-1.6778425876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60869294910431">
                <text:p>-1.608692949104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54054884617925">
                <text:p>-1.540548846179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.74715179771781">
                <text:p>-1.747151797717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50314104478359">
                <text:p>-1.503141044783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49612810867727">
                <text:p>-1.496128108677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72699297970831">
                <text:p>-1.726992979708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6006603975594">
                <text:p>-1.60066039755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.55577502517402">
                <text:p>-1.555775025174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.55699058512151">
                <text:p>-1.556990585121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54739517078698">
                <text:p>-1.547395170786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5601562035948">
                <text:p>-1.56015620359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65606576076448">
                <text:p>-1.656065760764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.57203020617068">
                <text:p>-1.572030206170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.64439239597917">
                <text:p>-1.644392395979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.60655867927373">
                <text:p>-1.606558679273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57367168142796">
                <text:p>-1.573671681427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.49462743186951">
                <text:p>-1.494627431869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.62303092454672">
                <text:p>-1.623030924546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.63123243423104">
                <text:p>-1.631232434231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54566686981916">
                <text:p>-1.545666869819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.62265898197591">
                <text:p>-1.622658981975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.61552284722626">
                <text:p>-1.615522847226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.53440768713951">
                <text:p>-1.534407687139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.69516431687474">
                <text:p>-1.695164316874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.54944144158661">
                <text:p>-1.549441441586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.93131968964636">
                <text:p>-1.9313196896463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56797873078585">
                <text:p>-1.567978730785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59937561170757">
                <text:p>-1.599375611707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81043718081415">
                <text:p>-1.810437180814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67728408710659">
                <text:p>-1.677284087106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55188781464696">
                <text:p>-1.55188781464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62250527700186">
                <text:p>-1.622505277001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.78154768561423">
                <text:p>-1.781547685614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.74402607213855">
                <text:p>-1.744026072138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.52957360703945">
                <text:p>-1.529573607039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58387487573624">
                <text:p>-1.583874875736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59651270990074">
                <text:p>-1.596512709900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65354781515896">
                <text:p>-1.653547815158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52701459521949">
                <text:p>-1.52701459521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60212470143437">
                <text:p>-1.602124701434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.82626175321937">
                <text:p>-1.826261753219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57161485074461">
                <text:p>-1.571614850744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67684761191309">
                <text:p>-1.676847611913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.4968180210799">
                <text:p>-1.49681802107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.59459785098731">
                <text:p>-1.594597850987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.52360257945955">
                <text:p>-1.523602579459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.54617022427619">
                <text:p>-1.546170224276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50833650757074">
                <text:p>-1.508336507570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86290572302639">
                <text:p>-1.862905723026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.60886425388455">
                <text:p>-1.608864253884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.60739760336876">
                <text:p>-1.607397603368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.67258376553357">
                <text:p>-1.672583765533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49826472514868">
                <text:p>-1.498264725148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.56716092645824">
                <text:p>-1.567160926458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.62487538423538">
                <text:p>-1.6248753842353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48909757276475">
                <text:p>-1.489097572764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62511004831791">
                <text:p>-1.625110048317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82634505896866">
                <text:p>-1.826345058968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64769763958156">
                <text:p>-1.647697639581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58822554782629">
                <text:p>-1.588225547826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66725337089896">
                <text:p>-1.667253370898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71369221951067">
                <text:p>-1.713692219510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73654263454676">
                <text:p>-1.7365426345467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5921632111311">
                <text:p>-1.59216321113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.60733893734813">
                <text:p>-1.607338937348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.64239540463686">
                <text:p>-1.642395404636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.56489289810061">
                <text:p>-1.564892898100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.56744838995934">
                <text:p>-1.567448389959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.75425273285508">
                <text:p>-1.754252732855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.52885905490816">
                <text:p>-1.528859054908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.74704150559902">
                <text:p>-1.7470415055990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.58478537237644">
                <text:p>-1.584785372376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.82260686013401">
                <text:p>-1.822606860134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.60222443366945">
                <text:p>-1.6022244336694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.52102831447422">
                <text:p>-1.521028314474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.52641854844987">
                <text:p>-1.526418548449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60720752546191">
                <text:p>-1.607207525461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.55797030766606">
                <text:p>-1.557970307666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.62822521401346">
                <text:p>-1.628225214013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.53286359747648">
                <text:p>-1.532863597476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.59288480318487">
                <text:p>-1.592884803184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.54692584262192">
                <text:p>-1.546925842621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.5951070720464">
                <text:p>-1.595107072046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.54414272660315">
                <text:p>-1.544142726603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.62867576905191">
                <text:p>-1.628675769051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.54339766814113">
                <text:p>-1.543397668141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.51321165388524">
                <text:p>-1.513211653885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.75698539609611">
                <text:p>-1.756985396096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.62170741912126">
                <text:p>-1.6217074191212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.55539604268074">
                <text:p>-1.5553960426807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.63040993662178">
                <text:p>-1.6304099366217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.55743644687831">
                <text:p>-1.5574364468783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.52083471660614">
                <text:p>-1.5208347166061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.56867568311095">
                <text:p>-1.568675683110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.86926629298329">
                <text:p>-1.8692662929832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.71309499942064">
                <text:p>-1.713094999420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1.51578709219098">
                <text:p>-1.5157870921909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.5378513825506">
                <text:p>-1.537851382550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.53424576892257">
                <text:p>-1.5342457689225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1.80971558876037">
                <text:p>-1.8097155887603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.52325175665617">
                <text:p>-1.523251756656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.50146202327311">
                <text:p>-1.5014620232731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.6513877322793">
                <text:p>-1.651387732279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1.68696515383124">
                <text:p>-1.6869651538312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.49933362004459">
                <text:p>-1.4993336200445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.55292502989173">
                <text:p>-1.5529250298917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.58273675493598">
                <text:p>-1.58273675493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63cm" svg:height="9.006cm" xlink:href=".." xlink:type="simple" chart:class="chart:line" chart:style-name="ch1">
        <chart:title svg:x="2.367cm" svg:y="0.434cm" chart:style-name="ch2">
          <text:p>10-6-2021 End-of-Episode Rewards (50 ep rolling avg), 
Peg in Hole w/ Large Chamfer</text:p>
        </chart:title>
        <chart:plot-area chart:style-name="ch3" table:cell-range-address="rewardlist_10_06_2021fullplots.C3:rewardlist_10_06_2021fullplots.C1202" svg:x="1.346cm" svg:y="1.778cm" svg:width="15.082cm" svg:height="6.067cm">
          <chartooo:coordinate-region svg:x="2.179cm" svg:y="1.977cm" svg:width="14.249cm" svg:height="5.669cm"/>
          <chart:axis chart:dimension="x" chart:name="primary-x" chart:style-name="ch4">
            <chart:title svg:x="8.234cm" svg:y="8.025cm" chart:style-name="ch5">
              <text:p>Episode</text:p>
            </chart:title>
          </chart:axis>
          <chart:axis chart:dimension="y" chart:name="primary-y" chart:style-name="ch4">
            <chart:title svg:x="0.451cm" svg:y="5.516cm" chart:style-name="ch6">
              <text:p>Rewards</text:p>
            </chart:title>
            <chart:grid chart:style-name="ch7" chart:class="major"/>
          </chart:axis>
          <chart:series chart:style-name="ch8" chart:values-cell-range-address="rewardlist_10_06_2021fullplots.C3:rewardlist_10_06_2021fullplots.C1202" chart:class="chart:line">
            <chart:data-point chart:repeated="1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3514897776842">
                <text:p>-1.63514897776842</text:p>
                <draw:g>
                  <svg:desc>rewardlist_10_06_2021fullplots.C3:rewardlist_10_06_2021fullplots.C1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213409297317">
                <text:p>-1.74213409297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5163701054851">
                <text:p>-1.7516370105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3383255772367">
                <text:p>-1.73383255772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2476789487779">
                <text:p>-1.72476789487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3913801929951">
                <text:p>-1.73913801929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4258774892986">
                <text:p>-1.74258774892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3163228861988">
                <text:p>-1.73163228861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2116157725751">
                <text:p>-1.72116157725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2188164399475">
                <text:p>-1.72188164399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2282459894419">
                <text:p>-1.72282459894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347546897913">
                <text:p>-1.7347546897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4124160228853">
                <text:p>-1.741241602288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4540396934599">
                <text:p>-1.74540396934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75440565561553">
                <text:p>-1.75440565561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5126362577137">
                <text:p>-1.75126362577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53060105954952">
                <text:p>-1.53060105954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3654518684281">
                <text:p>-1.53654518684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4938256249898">
                <text:p>-1.54938256249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5427226863995">
                <text:p>-1.55427226863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6712793658418">
                <text:p>-1.56712793658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57716260563785">
                <text:p>-1.577162605637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8726998291495">
                <text:p>-1.58726998291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9765907081924">
                <text:p>-1.59765907081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1176266270101">
                <text:p>-1.61176266270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62171538640593">
                <text:p>-1.62171538640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63117009831314">
                <text:p>-1.63117009831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3524944541263">
                <text:p>-1.63524944541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443867539154">
                <text:p>-1.6443867539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2290719545156">
                <text:p>-1.52290719545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53313509244477">
                <text:p>-1.53313509244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3952065448193">
                <text:p>-1.53952065448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4929058456195">
                <text:p>-1.54929058456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6057107932121">
                <text:p>-1.56057107932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56321739988557">
                <text:p>-1.563217399885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6677060510922">
                <text:p>-1.56677060510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5763085795082">
                <text:p>-1.5763085795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7887665735679">
                <text:p>-1.578876657356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7797572454512">
                <text:p>-1.57797572454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8852633143149">
                <text:p>-1.48852633143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8892725956011">
                <text:p>-1.48892725956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0585756290392">
                <text:p>-1.40585756290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40909726350342">
                <text:p>-1.409097263503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1715695695166">
                <text:p>-1.41715695695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4122013568607">
                <text:p>-1.3412201356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6858491534506">
                <text:p>-1.26858491534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7512715008988">
                <text:p>-1.27512715008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0689533446301">
                <text:p>-1.20689533446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1459085378604">
                <text:p>-1.21459085378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1435425013304">
                <text:p>-1.21435425013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0824165785355">
                <text:p>-1.20824165785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0699688462232">
                <text:p>-1.20699688462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0424930345033">
                <text:p>-1.20424930345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20642020961217">
                <text:p>-1.20642020961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20035596292274">
                <text:p>-1.20035596292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19678552496178">
                <text:p>-1.19678552496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003176983101">
                <text:p>-1.20031769831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0058509563761">
                <text:p>-1.20058509563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124496070237">
                <text:p>-1.124496070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12091550340798">
                <text:p>-1.12091550340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11755750827765">
                <text:p>-1.11755750827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1192438809997">
                <text:p>-1.1192438809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1774614946562">
                <text:p>-1.11774614946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11265152039802">
                <text:p>-1.11265152039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1102384552702">
                <text:p>-1.11023845527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18878137255992">
                <text:p>-1.18878137255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19018159877317">
                <text:p>-1.190181598773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19205014744827">
                <text:p>-1.19205014744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11761797019687">
                <text:p>-1.11761797019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1477496694643">
                <text:p>-1.114774966946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11191347791315">
                <text:p>-1.11191347791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03416588030068">
                <text:p>-1.03416588030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02884381863554">
                <text:p>-1.02884381863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225944746647">
                <text:p>-1.02259447466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43603995500839">
                <text:p>-0.943603995500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42774553750364">
                <text:p>-0.9427745537503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44015256278126">
                <text:p>-0.944015256278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46051350319081">
                <text:p>-0.9460513503190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02107109769875">
                <text:p>-1.02107109769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01489239240581">
                <text:p>-1.014892392405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01173690280057">
                <text:p>-1.01173690280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00883422782628">
                <text:p>-1.00883422782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28572444022675">
                <text:p>-0.9285724440226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926839785007616">
                <text:p>-0.926839785007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1510544437474">
                <text:p>-0.851510544437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3149816725814">
                <text:p>-0.853149816725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53296026816417">
                <text:p>-0.8532960268164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53035837028586">
                <text:p>-0.8530358370285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4974612621872">
                <text:p>-0.924974612621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853444727219732">
                <text:p>-0.8534447272197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53444727219732">
                <text:p>-0.8534447272197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781094427450701">
                <text:p>-0.781094427450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04283738160377">
                <text:p>-0.7042837381603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4283738160377">
                <text:p>-0.7042837381603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704283738160377">
                <text:p>-0.704283738160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31302718806267">
                <text:p>-0.631302718806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31302718806267">
                <text:p>-0.6313027188062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58160355922762">
                <text:p>-0.558160355922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484210245743759">
                <text:p>-0.484210245743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93402037856348">
                <text:p>-0.4934020378563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417694916277394">
                <text:p>-0.4176949162773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45331901546339">
                <text:p>-0.345331901546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44825793378146">
                <text:p>-0.344825793378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73114761671485">
                <text:p>-0.273114761671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99883441944451">
                <text:p>-0.1998834419444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9845129441181">
                <text:p>-0.1998451294411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97141631593266">
                <text:p>-0.197141631593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69880420145453">
                <text:p>-0.269880420145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9729253496552">
                <text:p>-0.197292534965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96071276033168">
                <text:p>-0.1960712760331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88479988744672">
                <text:p>-0.188479988744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12436603113583">
                <text:p>-0.1124366031135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8338798234475">
                <text:p>-0.038338798234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4842691292994">
                <text:p>0.034842691292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687203098256">
                <text:p>0.0376872030982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3324069124339">
                <text:p>0.1133240691243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0699321785022">
                <text:p>0.120699321785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8138039849547">
                <text:p>0.0481380398495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0171452015273">
                <text:p>0.0501714520152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291996705453">
                <text:p>0.052919967054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8583817954757">
                <text:p>-0.0185838179547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8893622434322">
                <text:p>-0.018893622434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8626320888072">
                <text:p>-0.0186263208880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00258973949296">
                <text:p>-0.100258973949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4107183189903">
                <text:p>-0.0941071831899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9078086771071">
                <text:p>-0.090780867710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82637425414154">
                <text:p>-0.082637425414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7617678034488">
                <text:p>-0.0076176780344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8735541098641">
                <text:p>-0.0087355410986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438393006416">
                <text:p>0.06438393006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6952448173993">
                <text:p>0.0669524481739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6952448173992">
                <text:p>0.0669524481739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9774734037993">
                <text:p>0.1397747340379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7188788428538">
                <text:p>0.0671887884285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8821441489762">
                <text:p>0.1488214414897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3945111534547">
                <text:p>0.223945111534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3859411253795">
                <text:p>0.223859411253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5798186847081">
                <text:p>0.295798186847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95798186847081">
                <text:p>0.295798186847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0502378625407">
                <text:p>0.150502378625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0502378625407">
                <text:p>0.150502378625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0502378625407">
                <text:p>0.150502378625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0502378625407">
                <text:p>0.1505023786254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2135031686632">
                <text:p>0.232135031686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2135031686632">
                <text:p>0.232135031686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2135031686632">
                <text:p>0.2321350316866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9075528527097">
                <text:p>0.309075528527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5314466606415">
                <text:p>0.235314466606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359704150077">
                <text:p>0.163597041500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987387469271">
                <text:p>0.16987387469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1670343281663">
                <text:p>0.241670343281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440913183385">
                <text:p>0.314409131833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40913183385">
                <text:p>0.314409131833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8727544895848">
                <text:p>0.3887275448958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60763131395834">
                <text:p>0.460763131395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0763131395834">
                <text:p>0.460763131395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60763131395834">
                <text:p>0.4607631313958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60763131395834">
                <text:p>0.460763131395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61370145119514">
                <text:p>0.4613701451195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61370145119514">
                <text:p>0.4613701451195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33015590609641">
                <text:p>0.5330155906096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5576872545116">
                <text:p>0.605576872545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3918898966118">
                <text:p>0.603918898966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00862614799032">
                <text:p>0.600862614799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8308320206039">
                <text:p>0.598308320206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89961534298379">
                <text:p>0.5899615342983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64062212615232">
                <text:p>0.6640622126152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45694865676457">
                <text:p>0.7456948656764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17835931287007">
                <text:p>0.8178359312870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218688603147">
                <text:p>0.89218688603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5676096796138">
                <text:p>0.9656760967961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5676096796138">
                <text:p>0.9656760967961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3898203012329">
                <text:p>1.03898203012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3898203012329">
                <text:p>1.03898203012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232570126616">
                <text:p>1.112325701266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3764154746983">
                <text:p>1.037641547469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3764154746983">
                <text:p>1.037641547469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1022749307928">
                <text:p>1.110227493079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1022749307928">
                <text:p>1.11022749307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3769235942729">
                <text:p>1.037692359427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0983910007738">
                <text:p>1.109839100077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0983910007738">
                <text:p>1.10983910007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0983910007738">
                <text:p>1.10983910007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8388688319441">
                <text:p>1.18388688319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8388688319441">
                <text:p>1.183886883194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8388688319441">
                <text:p>1.183886883194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8388688319441">
                <text:p>1.183886883194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112588656673">
                <text:p>1.11125886566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0647253252444">
                <text:p>1.10647253252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0647253252444">
                <text:p>1.106472532524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0647253252444">
                <text:p>1.106472532524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46582965121">
                <text:p>1.03465829651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56581977621572">
                <text:p>0.9565819776215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56581977621572">
                <text:p>0.956581977621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83945938414092">
                <text:p>0.8839459384140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1823286750426">
                <text:p>0.8118232867504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12328389215409">
                <text:p>0.812328389215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12135222362986">
                <text:p>0.8121352223629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2498808019016">
                <text:p>0.8124988080190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12498808019015">
                <text:p>0.812498808019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12498808019015">
                <text:p>0.8124988080190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12498808019015">
                <text:p>0.8124988080190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3589412026971">
                <text:p>0.735894120269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63891674085053">
                <text:p>0.663891674085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63891674085053">
                <text:p>0.6638916740850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91966283922597">
                <text:p>0.5919662839225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19600276027225">
                <text:p>0.519600276027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22423308885341">
                <text:p>0.5224233088853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49501841528501">
                <text:p>0.4495018415285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77323469117892">
                <text:p>0.3773234691178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77323469117892">
                <text:p>0.3773234691178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52150768004571">
                <text:p>0.4521507680045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26900939033105">
                <text:p>0.526900939033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00959018635385">
                <text:p>0.6009590186353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07639378268013">
                <text:p>0.6076393782680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07639378268013">
                <text:p>0.6076393782680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34992300270528">
                <text:p>0.534992300270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288918798353">
                <text:p>0.462889187983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9854100109181">
                <text:p>0.3898541001091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89854100109181">
                <text:p>0.3898541001091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89854100109181">
                <text:p>0.3898541001091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08221447047956">
                <text:p>0.3082214470479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6588793986732">
                <text:p>0.2265887939867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6588793986732">
                <text:p>0.2265887939867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01272947783069">
                <text:p>0.3012729477830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01272947783069">
                <text:p>0.3012729477830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4594700027485">
                <text:p>0.2245947000274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4594700027485">
                <text:p>0.2245947000274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97129833679479">
                <text:p>0.2971298336794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98159051189191">
                <text:p>0.2981590511891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4193409436698">
                <text:p>0.3741934094366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984012580458">
                <text:p>0.29840125804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4010841422969">
                <text:p>0.2240108414229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4573388697541">
                <text:p>0.2245733886975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02649707588067">
                <text:p>0.302649707588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2649707588067">
                <text:p>0.302649707588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02369738970423">
                <text:p>0.302369738970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4492390634089">
                <text:p>0.3744923906340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47748350089788">
                <text:p>0.4477483500897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48301654472947">
                <text:p>0.4483016544729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19745791703706">
                <text:p>0.5197457917037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47905431353194">
                <text:p>0.447905431353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47905431353194">
                <text:p>0.4479054313531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47905431353194">
                <text:p>0.4479054313531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245101191025">
                <text:p>0.52451011910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20700754793019">
                <text:p>0.520700754793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20700754793019">
                <text:p>0.520700754793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2626144955475">
                <text:p>0.592626144955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64992152850847">
                <text:p>0.6649921528508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37260511753511">
                <text:p>0.7372605117535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1018197911035">
                <text:p>0.810181979110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83999168848322">
                <text:p>0.8839991688483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10977993201723">
                <text:p>0.8109779932017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83625071199208">
                <text:p>0.8836250711992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82005122779705">
                <text:p>0.8820051227797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55040210654054">
                <text:p>0.9550402106540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82006032701658">
                <text:p>0.8820060327016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82006032701658">
                <text:p>0.8820060327016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63638685762882">
                <text:p>0.9636386857628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04527133882411">
                <text:p>1.045271338824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4527133882411">
                <text:p>1.04527133882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4527133882411">
                <text:p>1.045271338824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04527133882411">
                <text:p>1.045271338824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2194958657969">
                <text:p>1.121949586579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04714391031204">
                <text:p>1.047143910312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571581644203">
                <text:p>0.97571581644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4731461645943">
                <text:p>1.047314616459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04731461645943">
                <text:p>1.047314616459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476334366543">
                <text:p>0.97476334366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00574929716088">
                <text:p>0.9005749297160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27992791411645">
                <text:p>0.8279927914116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56210953409879">
                <text:p>0.7562109534098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84750605201174">
                <text:p>0.6847506052011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84750605201174">
                <text:p>0.6847506052011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84750605201174">
                <text:p>0.6847506052011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60542756592072">
                <text:p>0.7605427565920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34933173214903">
                <text:p>0.8349331732149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06184861952675">
                <text:p>0.9061848619526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06184861952675">
                <text:p>0.9061848619526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06184861952675">
                <text:p>0.9061848619526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00869777799">
                <text:p>0.9791008697777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100869777799">
                <text:p>0.9791008697777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06817784506691">
                <text:p>0.9068177845066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04853933479713">
                <text:p>0.9048539334797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04853933479713">
                <text:p>0.9048539334797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4350579022692">
                <text:p>0.9043505790226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04350579022692">
                <text:p>0.9043505790226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04350579022692">
                <text:p>0.9043505790226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04350579022692">
                <text:p>0.9043505790226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8016238951683">
                <text:p>0.980162389516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016238951683">
                <text:p>0.980162389516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8016238951683">
                <text:p>0.980162389516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08849472609771">
                <text:p>0.9088494726097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08849472609771">
                <text:p>0.908849472609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08849472609771">
                <text:p>0.9088494726097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28808057535911">
                <text:p>0.8288080575359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2950587189234">
                <text:p>0.829505871892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557195237195">
                <text:p>0.75571952371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29442584426002">
                <text:p>0.8294425844260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6553802423514">
                <text:p>0.7565538024235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29587980375911">
                <text:p>0.8295879803759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8165561545443">
                <text:p>0.7581655615454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58165561545443">
                <text:p>0.7581655615454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58165561545443">
                <text:p>0.7581655615454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8638506448129">
                <text:p>0.686385064481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8638506448129">
                <text:p>0.686385064481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8638506448129">
                <text:p>0.686385064481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12739873937685">
                <text:p>0.6127398739376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7545550205331">
                <text:p>0.6875455502053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58973644075345">
                <text:p>0.7589736440753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58973644075345">
                <text:p>0.758973644075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87664845762387">
                <text:p>0.6876648457623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60216118556383">
                <text:p>0.7602161185563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4404532505724">
                <text:p>0.8344045325057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32075156252238">
                <text:p>0.8320751562522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03856994254006">
                <text:p>0.903856994254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531734246271">
                <text:p>0.975317342462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02302105254118">
                <text:p>0.9023021052541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02302105254118">
                <text:p>0.9023021052541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29210578273389">
                <text:p>0.8292105782733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29210578273389">
                <text:p>0.8292105782733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56321676544328">
                <text:p>0.7563216765443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56321676544328">
                <text:p>0.7563216765443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56321676544328">
                <text:p>0.7563216765443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79275054069806">
                <text:p>0.6792750540698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79275054069806">
                <text:p>0.6792750540698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51558139340914">
                <text:p>0.7515581393409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24879277942801">
                <text:p>0.8248792779428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24879277942801">
                <text:p>0.8248792779428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68535909657393">
                <text:p>0.9685359096573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68535909657393">
                <text:p>0.9685359096573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68535909657393">
                <text:p>0.9685359096573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4025814777126">
                <text:p>1.040258147771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4025814777126">
                <text:p>1.040258147771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67957103514245">
                <text:p>0.9679571035142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67957103514245">
                <text:p>0.9679571035142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67957103514245">
                <text:p>0.9679571035142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4958975657547">
                <text:p>1.049589756575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2191311786564">
                <text:p>1.121913117865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9569946603848">
                <text:p>1.195699466038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2267893691537">
                <text:p>1.122678936915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2323561758788">
                <text:p>1.12323561758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2323561758788">
                <text:p>1.123235617587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9465803641835">
                <text:p>1.194658036418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9465803641835">
                <text:p>1.194658036418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1888906409193">
                <text:p>1.118889064091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9066956115608">
                <text:p>1.190669561156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1897339948975">
                <text:p>1.118973399489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1897339948975">
                <text:p>1.118973399489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9261859003336">
                <text:p>1.192618590033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9261859003336">
                <text:p>1.192618590033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9261859003336">
                <text:p>1.192618590033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9261859003336">
                <text:p>1.192618590033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6392738834632">
                <text:p>1.263927388346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26392738834632">
                <text:p>1.263927388346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26392738834632">
                <text:p>1.263927388346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3883890290425">
                <text:p>1.338838902904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3883890290425">
                <text:p>1.338838902904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3883890290425">
                <text:p>1.338838902904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1185414011284">
                <text:p>1.411854140112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1185414011284">
                <text:p>1.411854140112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0331301403234">
                <text:p>1.403313014032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0331301403234">
                <text:p>1.403313014032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762019157614">
                <text:p>1.47620191576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762019157614">
                <text:p>1.47620191576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4762019157614">
                <text:p>1.47620191576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47900210478944">
                <text:p>1.479002104789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47900210478944">
                <text:p>1.479002104789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40515407348634">
                <text:p>1.405154073486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0515407348634">
                <text:p>1.405154073486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0515407348634">
                <text:p>1.405154073486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33311465573603">
                <text:p>1.333114655736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573767883732">
                <text:p>1.25737678837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573767883732">
                <text:p>1.25737678837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2573767883732">
                <text:p>1.25737678837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11269414782104">
                <text:p>1.112694147821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3749916862955">
                <text:p>1.037499168629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55866515568324">
                <text:p>0.9558665155683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5674581146368">
                <text:p>0.956745811463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82981564816164">
                <text:p>0.8829815648161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82981564816164">
                <text:p>0.8829815648161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0981449036805">
                <text:p>0.80981449036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0981449036805">
                <text:p>0.809814490368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29356690219592">
                <text:p>0.7293566902195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02377219342699">
                <text:p>0.8023772193426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74709320672677">
                <text:p>0.8747093206726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74709320672677">
                <text:p>0.8747093206726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74709320672677">
                <text:p>0.8747093206726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74709320672678">
                <text:p>0.8747093206726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50478292999097">
                <text:p>0.9504782929990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50478292999097">
                <text:p>0.9504782929990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9929449347434">
                <text:p>1.099294493474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2124003665599">
                <text:p>1.021240036655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950880679591">
                <text:p>1.09508806795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0950880679591">
                <text:p>1.09508806795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950880679591">
                <text:p>1.09508806795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6712748570941">
                <text:p>1.167127485709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4286535307224">
                <text:p>1.242865353072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24286535307224">
                <text:p>1.242865353072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4286535307224">
                <text:p>1.242865353072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8754799362439">
                <text:p>1.387547993624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6274297281589">
                <text:p>1.462742972815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4437562587711">
                <text:p>1.544375625877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1579737423877">
                <text:p>1.615797374238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8956162088629">
                <text:p>1.689561620886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8956162088629">
                <text:p>1.689561620886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7627286953344">
                <text:p>1.76272869533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627286953344">
                <text:p>1.76272869533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77112140835536">
                <text:p>1.771121408355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77112140835536">
                <text:p>1.771121408355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77112140835536">
                <text:p>1.771121408355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69700940390473">
                <text:p>1.697009403904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70230543701296">
                <text:p>1.702305437012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70790835327238">
                <text:p>1.707908353272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63329141397397">
                <text:p>1.633291413973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3329141397397">
                <text:p>1.633291413973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4875635843873">
                <text:p>1.48756358438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41341142364418">
                <text:p>1.413411423644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396082179699">
                <text:p>1.33960821796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3396082179699">
                <text:p>1.33960821796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3396082179699">
                <text:p>1.33960821796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3396082179699">
                <text:p>1.33960821796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33958568542892">
                <text:p>1.339585685428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6156211806633">
                <text:p>1.261562118066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6156211806633">
                <text:p>1.261562118066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6273701886973">
                <text:p>1.262737018869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6075178467686">
                <text:p>1.260751784676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112342894002">
                <text:p>1.1123428940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135296477361">
                <text:p>1.11352964773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4181672434959">
                <text:p>1.041816724349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1338250377823">
                <text:p>1.113382503778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1344449819758">
                <text:p>1.113444498197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1446279664386">
                <text:p>1.114462796643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8826600231814">
                <text:p>1.188266002318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8826600231814">
                <text:p>1.188266002318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8826600231814">
                <text:p>1.188266002318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8826600231814">
                <text:p>1.188266002318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6035362198663">
                <text:p>1.260353621986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33837718934922">
                <text:p>1.338377189349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26165102701923">
                <text:p>1.261651027019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6119769432429">
                <text:p>1.261197694324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6196662626492">
                <text:p>1.261966626264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6089907230662">
                <text:p>1.260899072306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8537858050922">
                <text:p>1.185378580509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8537858050922">
                <text:p>1.1853785805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8537858050922">
                <text:p>1.185378580509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3947568672792">
                <text:p>1.039475686727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03947568672792">
                <text:p>1.039475686727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03947568672792">
                <text:p>1.039475686727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6300320106021">
                <text:p>0.963003201060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6300320106021">
                <text:p>0.963003201060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03618435535328">
                <text:p>1.036184355353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0961454091759">
                <text:p>1.109614540917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813274643041">
                <text:p>1.18132746430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1813274643041">
                <text:p>1.18132746430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25542752004278">
                <text:p>1.255427520042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25542752004278">
                <text:p>1.255427520042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18393484565944">
                <text:p>1.183934845659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18393484565944">
                <text:p>1.183934845659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1258529242113">
                <text:p>1.112585292421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3652421120259">
                <text:p>1.036524211202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10965807349943">
                <text:p>1.109658073499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03617520824312">
                <text:p>1.036175208243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03617520824312">
                <text:p>1.036175208243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03617520824312">
                <text:p>1.036175208243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6360837099467">
                <text:p>0.963608370994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91016726400354">
                <text:p>0.8910167264003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91016726400353">
                <text:p>0.8910167264003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9534706891836">
                <text:p>0.895347068918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96081256207581">
                <text:p>0.8960812562075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7076057305038">
                <text:p>0.970760573050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4380222194091">
                <text:p>1.043802221940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11996988375448">
                <text:p>1.119969883754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11996988375448">
                <text:p>1.119969883754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11996988375448">
                <text:p>1.119969883754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1996988375448">
                <text:p>1.119969883754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04535629680011">
                <text:p>1.045356296800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72457721163971">
                <text:p>0.9724577211639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72457721163971">
                <text:p>0.9724577211639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72457721163971">
                <text:p>0.9724577211639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72457721163971">
                <text:p>0.9724577211639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898082366143988">
                <text:p>0.8980823661439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24479127791463">
                <text:p>0.8244791277914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5154705266028">
                <text:p>0.751547052660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5154705266028">
                <text:p>0.751547052660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5154705266028">
                <text:p>0.751547052660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51547052660281">
                <text:p>0.7515470526602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55286137471576">
                <text:p>0.7552861374715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81346730848174">
                <text:p>0.6813467308481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81346730848174">
                <text:p>0.68134673084817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54993525727854">
                <text:p>0.7549935257278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54993525727853">
                <text:p>0.7549935257278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54993525727853">
                <text:p>0.7549935257278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80886741355791">
                <text:p>0.6808867413557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08526192992135">
                <text:p>0.6085261929921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0685047593506">
                <text:p>0.606850475935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0685047593506">
                <text:p>0.606850475935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533064295379422">
                <text:p>0.5330642953794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537406011921836">
                <text:p>0.5374060119218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61994495250923">
                <text:p>0.4619944952509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61994495250923">
                <text:p>0.4619944952509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8955691481038">
                <text:p>0.389556914810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8955691481038">
                <text:p>0.389556914810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8955691481038">
                <text:p>0.389556914810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09325900735965">
                <text:p>0.3093259007359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09325900735964">
                <text:p>0.3093259007359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08002682654286">
                <text:p>0.3080026826542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08002682654286">
                <text:p>0.3080026826542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79352235892597">
                <text:p>0.3793522358925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81956671974245">
                <text:p>0.3819566719742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81956671974245">
                <text:p>0.3819566719742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77675513132312">
                <text:p>0.377675513132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77675513132312">
                <text:p>0.3776755131323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77675513132312">
                <text:p>0.3776755131323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75195736358178">
                <text:p>0.3751957363581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75299874531128">
                <text:p>0.3752998745311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01371195408641">
                <text:p>0.3013711954086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7376701522062">
                <text:p>0.373767015220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46423264273575">
                <text:p>0.4464232642735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6924882171002">
                <text:p>0.369248821710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92840126360253">
                <text:p>0.2928401263602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92840126360253">
                <text:p>0.2928401263602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20808011930877">
                <text:p>0.2208080119308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47667708344423">
                <text:p>0.147667708344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7426948977502">
                <text:p>0.074269489775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48883076729397">
                <text:p>0.1488830767293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21781652365534">
                <text:p>0.2217816523655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47219452056167">
                <text:p>0.1472194520561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47219452056167">
                <text:p>0.1472194520561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523956235781">
                <text:p>0.075239562357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49614917377793">
                <text:p>0.1496149173777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49705406721453">
                <text:p>0.1497054067214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22637481852636">
                <text:p>0.2226374818526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44550507297139">
                <text:p>0.1445505072971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44550507297139">
                <text:p>0.1445505072971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71660408302351">
                <text:p>0.0716604083023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42979335483361">
                <text:p>0.1429793354833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4188103574119">
                <text:p>0.141881035741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4188103574119">
                <text:p>0.141881035741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70517402657927">
                <text:p>0.0705174026579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70517402657927">
                <text:p>0.0705174026579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70517402657927">
                <text:p>0.0705174026579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44624187029989">
                <text:p>0.1446241870299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16984735393646">
                <text:p>0.2169847353936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90916551352338">
                <text:p>0.2909165513523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90916551352338">
                <text:p>0.2909165513523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64702731907976">
                <text:p>0.3647027319079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36833501033272">
                <text:p>0.4368335010332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12245017704185">
                <text:p>0.5122450177041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512245017704185">
                <text:p>0.5122450177041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584682598144728">
                <text:p>0.5846825981447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84682598144728">
                <text:p>0.5846825981447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84682598144728">
                <text:p>0.5846825981447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64913612219144">
                <text:p>0.6649136122191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64913612219144">
                <text:p>0.6649136122191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37729504684161">
                <text:p>0.7377295046841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37729504684161">
                <text:p>0.7377295046841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37729504684161">
                <text:p>0.7377295046841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1118614982105">
                <text:p>0.811186149821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1118614982105">
                <text:p>0.811186149821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88950173919298">
                <text:p>0.8889501739192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88950173919298">
                <text:p>0.8889501739192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88950173919298">
                <text:p>0.8889501739192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63996787941881">
                <text:p>0.9639967879418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3648429436325">
                <text:p>1.036484294363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11041297348573">
                <text:p>1.110412973485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1041297348573">
                <text:p>1.110412973485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1041297348573">
                <text:p>1.110412973485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1422827623322">
                <text:p>1.114228276233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9063697158299">
                <text:p>1.190636971582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9063697158299">
                <text:p>1.190636971582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6266908601237">
                <text:p>1.262669086012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33580938959882">
                <text:p>1.335809389598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40920760816822">
                <text:p>1.409207608168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40920760816822">
                <text:p>1.409207608168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40920760816822">
                <text:p>1.409207608168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48376980847759">
                <text:p>1.483769808477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48376980847759">
                <text:p>1.483769808477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5574969817595">
                <text:p>1.555749698175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55574969817595">
                <text:p>1.555749698175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62926244718481">
                <text:p>1.629262447184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62926244718481">
                <text:p>1.629262447184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70734942174031">
                <text:p>1.707349421740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70734942174031">
                <text:p>1.707349421740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7802395207351">
                <text:p>1.78023952073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7802395207351">
                <text:p>1.78023952073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85527722710067">
                <text:p>1.855277227100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85527722710067">
                <text:p>1.855277227100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78235978255667">
                <text:p>1.782359782556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78235978255667">
                <text:p>1.782359782556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78235978255667">
                <text:p>1.782359782556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78235978255667">
                <text:p>1.78235978255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71076107832054">
                <text:p>1.7107610783205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71076107832054">
                <text:p>1.710761078320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71076107832054">
                <text:p>1.710761078320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1076107832054">
                <text:p>1.710761078320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71076107832054">
                <text:p>1.710761078320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71076107832054">
                <text:p>1.7107610783205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71076107832054">
                <text:p>1.7107610783205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71076107832054">
                <text:p>1.7107610783205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7841202181366">
                <text:p>1.78412021813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7841202181366">
                <text:p>1.78412021813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70528540746259">
                <text:p>1.705285407462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70528540746259">
                <text:p>1.705285407462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48306406822205">
                <text:p>1.483064068222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48306406822205">
                <text:p>1.483064068222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62734514584931">
                <text:p>1.627345145849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62734514584931">
                <text:p>1.627345145849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62734514584931">
                <text:p>1.627345145849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62734514584931">
                <text:p>1.6273451458493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69894385008544">
                <text:p>1.698943850085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69894385008544">
                <text:p>1.6989438500854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70638550310336">
                <text:p>1.706385503103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70638550310336">
                <text:p>1.706385503103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78003579399896">
                <text:p>1.780035793998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78003579399896">
                <text:p>1.780035793998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8003579399896">
                <text:p>1.780035793998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78003579399896">
                <text:p>1.780035793998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70723659141818">
                <text:p>1.707236591418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70687990201274">
                <text:p>1.706879902012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71062451819169">
                <text:p>1.7106245181916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71062451819169">
                <text:p>1.710624518191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63664268047092">
                <text:p>1.6366426804709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62830355706391">
                <text:p>1.628303557063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70228060572178">
                <text:p>1.702280605721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70228060572178">
                <text:p>1.702280605721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70228060572178">
                <text:p>1.702280605721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629051512909">
                <text:p>1.62905151290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55420960738045">
                <text:p>1.554209607380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55420960738045">
                <text:p>1.554209607380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47841997024758">
                <text:p>1.478419970247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47841997024758">
                <text:p>1.478419970247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47841997024758">
                <text:p>1.478419970247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47841997024758">
                <text:p>1.478419970247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54962604316114">
                <text:p>1.549626043161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54962604316114">
                <text:p>1.549626043161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54962604316114">
                <text:p>1.549626043161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0006061773914">
                <text:p>1.400060617739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47404245545992">
                <text:p>1.474042455459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55213113013275">
                <text:p>1.552131130132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55213113013275">
                <text:p>1.552131130132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55213113013275">
                <text:p>1.552131130132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55213113013275">
                <text:p>1.552131130132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7851196814605">
                <text:p>1.478511968146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0417736805142">
                <text:p>1.404177368051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40417736805142">
                <text:p>1.404177368051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40417736805142">
                <text:p>1.404177368051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0417736805142">
                <text:p>1.404177368051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33142445176365">
                <text:p>1.3314244517636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25644478884053">
                <text:p>1.256444788840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25644478884053">
                <text:p>1.256444788840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25644478884053">
                <text:p>1.256444788840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25644478884053">
                <text:p>1.256444788840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32967388165332">
                <text:p>1.329673881653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0451578718187">
                <text:p>1.404515787181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33249825544905">
                <text:p>1.332498255449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33181765777377">
                <text:p>1.331817657773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48138308319577">
                <text:p>1.4813830831957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48138308319577">
                <text:p>1.481383083195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48138308319577">
                <text:p>1.481383083195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40822419804523">
                <text:p>1.408224198045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33021181314454">
                <text:p>1.330211813144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33021181314454">
                <text:p>1.330211813144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40383097513123">
                <text:p>1.403830975131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7816557522586">
                <text:p>1.478165575225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47816557522586">
                <text:p>1.478165575225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47816557522586">
                <text:p>1.478165575225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47816557522586">
                <text:p>1.478165575225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47740370715303">
                <text:p>1.477403707153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40638333015375">
                <text:p>1.406383330153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40638333015375">
                <text:p>1.406383330153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40638333015375">
                <text:p>1.406383330153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48526038036261">
                <text:p>1.485260380362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41121496783173">
                <text:p>1.411214967831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41121496783173">
                <text:p>1.4112149678317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33911571074037">
                <text:p>1.339115710740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26579153108354">
                <text:p>1.265791531083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26579153108354">
                <text:p>1.265791531083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26656417454791">
                <text:p>1.266564174547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48854725790875">
                <text:p>1.488547257908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48854725790875">
                <text:p>1.488547257908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41621781450869">
                <text:p>1.416217814508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48839132602045">
                <text:p>1.4883913260204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56243673855133">
                <text:p>1.562436738551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56243673855133">
                <text:p>1.562436738551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63453599564269">
                <text:p>1.634535995642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70786017529952">
                <text:p>1.7078601752995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70786017529952">
                <text:p>1.7078601752995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78130171094294">
                <text:p>1.781301710942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78130171094294">
                <text:p>1.7813017109429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853631154343">
                <text:p>1.8536311543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92768576187467">
                <text:p>1.927685761874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8559875648566">
                <text:p>1.855987564856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8559875648566">
                <text:p>1.85598756485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7793143935077">
                <text:p>1.779314393507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7793143935077">
                <text:p>1.779314393507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7793143935077">
                <text:p>1.779314393507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70540199719911">
                <text:p>1.705401997199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63284289428726">
                <text:p>1.6328428942872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63284289428726">
                <text:p>1.6328428942872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48615215176685">
                <text:p>1.4861521517668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41429838204019">
                <text:p>1.4142983820401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41429838204019">
                <text:p>1.4142983820401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4038480481405">
                <text:p>1.40384804814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32488342991636">
                <text:p>1.3248834299163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40155660126526">
                <text:p>1.4015566012652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40155660126526">
                <text:p>1.401556601265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40155660126526">
                <text:p>1.4015566012652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47546899757385">
                <text:p>1.4754689975738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5480281004857">
                <text:p>1.548028100485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5480281004857">
                <text:p>1.54802810048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54048544613105">
                <text:p>1.540485446131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54048544613105">
                <text:p>1.5404854461310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45885279306982">
                <text:p>1.4588527930698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45885279306982">
                <text:p>1.4588527930698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45885279306982">
                <text:p>1.4588527930698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45885279306982">
                <text:p>1.4588527930698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38307534410205">
                <text:p>1.3830753441020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4556760879159">
                <text:p>1.455676087915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52752985764255">
                <text:p>1.5275298576425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52752985764255">
                <text:p>1.527529857642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60916251070378">
                <text:p>1.6091625107037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53741175372029">
                <text:p>1.5374117537202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46521070509681">
                <text:p>1.4652107050968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46521070509681">
                <text:p>1.465210705096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9308324042492">
                <text:p>1.3930832404249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31533394269511">
                <text:p>1.315333942695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31626096160235">
                <text:p>1.316260961602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25563752045133">
                <text:p>1.255637520451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25563752045133">
                <text:p>1.2556375204513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33727017351255">
                <text:p>1.337270173512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33727017351255">
                <text:p>1.337270173512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33727017351255">
                <text:p>1.337270173512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33727017351255">
                <text:p>1.337270173512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48479837946381">
                <text:p>1.4847983794638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55699942808729">
                <text:p>1.5569994280872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55699942808729">
                <text:p>1.5569994280872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62912689275918">
                <text:p>1.629126892759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70687619048898">
                <text:p>1.7068761904889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70687619048898">
                <text:p>1.706876190488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62524353742776">
                <text:p>1.625243537427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54361088436653">
                <text:p>1.5436108843665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54361088436653">
                <text:p>1.5436108843665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46197823130531">
                <text:p>1.4619782313053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46197823130531">
                <text:p>1.4619782313053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46197823130531">
                <text:p>1.4619782313053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46197823130531">
                <text:p>1.4619782313053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39056325946767">
                <text:p>1.3905632594676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38995768246286">
                <text:p>1.3899576824628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38829901446974">
                <text:p>1.38829901446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